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Sylfaen" svg:font-family="Sylfaen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352cm"/>
    </style:style>
    <style:style style:name="co3" style:family="table-column">
      <style:table-column-properties fo:break-before="auto" style:column-width="1.251cm"/>
    </style:style>
    <style:style style:name="co4" style:family="table-column">
      <style:table-column-properties fo:break-before="auto" style:column-width="1.36cm"/>
    </style:style>
    <style:style style:name="co5" style:family="table-column">
      <style:table-column-properties fo:break-before="auto" style:column-width="1.288cm"/>
    </style:style>
    <style:style style:name="co6" style:family="table-column">
      <style:table-column-properties fo:break-before="auto" style:column-width="1.397cm"/>
    </style:style>
    <style:style style:name="co7" style:family="table-column">
      <style:table-column-properties fo:break-before="auto" style:column-width="1.688cm"/>
    </style:style>
    <style:style style:name="co8" style:family="table-column">
      <style:table-column-properties fo:break-before="auto" style:column-width="0.4cm"/>
    </style:style>
    <style:style style:name="co9" style:family="table-column">
      <style:table-column-properties fo:break-before="auto" style:column-width="1.506cm"/>
    </style:style>
    <style:style style:name="co10" style:family="table-column">
      <style:table-column-properties fo:break-before="auto" style:column-width="1.723cm"/>
    </style:style>
    <style:style style:name="co11" style:family="table-column">
      <style:table-column-properties fo:break-before="auto" style:column-width="1.868cm"/>
    </style:style>
    <style:style style:name="co12" style:family="table-column">
      <style:table-column-properties fo:break-before="auto" style:column-width="2.268cm"/>
    </style:style>
    <style:style style:name="co13" style:family="table-column">
      <style:table-column-properties fo:break-before="auto" style:column-width="1.215cm"/>
    </style:style>
    <style:style style:name="co14" style:family="table-column">
      <style:table-column-properties fo:break-before="auto" style:column-width="1.199cm"/>
    </style:style>
    <style:style style:name="co15" style:family="table-column">
      <style:table-column-properties fo:break-before="auto" style:column-width="1.796cm"/>
    </style:style>
    <style:style style:name="co16" style:family="table-column">
      <style:table-column-properties fo:break-before="auto" style:column-width="3.466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1.651cm"/>
    </style:style>
    <style:style style:name="co19" style:family="table-column">
      <style:table-column-properties fo:break-before="auto" style:column-width="1.469cm"/>
    </style:style>
    <style:style style:name="co20" style:family="table-column">
      <style:table-column-properties fo:break-before="auto" style:column-width="3.103cm"/>
    </style:style>
    <style:style style:name="co21" style:family="table-column">
      <style:table-column-properties fo:break-before="auto" style:column-width="1.614cm"/>
    </style:style>
    <style:style style:name="co23" style:family="table-column">
      <style:table-column-properties fo:break-before="auto" style:column-width="2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style:font-name="Sylfaen"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style:font-name="Sylfaen"/>
    </style:style>
    <style:style style:name="ce5" style:family="table-cell" style:parent-style-name="Default">
      <style:text-properties style:font-name="Sylfaen"/>
    </style:style>
    <style:style style:name="ce6" style:family="table-cell" style:parent-style-name="Default">
      <style:table-cell-properties fo:background-color="#ffd320"/>
      <style:text-properties style:font-name="Sylfaen"/>
    </style:style>
    <style:style style:name="ce4" style:family="table-cell" style:parent-style-name="Default">
      <style:text-properties style:font-name="Sylfaen" fo:font-weight="bold" style:font-weight-asian="bold" style:font-weight-complex="bold"/>
    </style:style>
    <style:style style:name="ce7" style:family="table-cell" style:parent-style-name="Default">
      <style:text-properties style:font-name="Sylfaen" fo:font-weight="normal" style:font-weight-asian="normal" style:font-weight-complex="normal"/>
    </style:style>
    <style:style style:name="ce8" style:family="table-cell" style:parent-style-name="Default">
      <style:table-cell-properties fo:background-color="#ffcc00"/>
      <style:text-properties style:font-name="Sylfaen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font-name="Sylfaen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Sylfaen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Sylfaen" fo:font-weight="normal" style:font-weight-asian="normal" style:font-weight-complex="normal"/>
    </style:style>
    <style:style style:name="ce13" style:family="table-cell" style:parent-style-name="Default">
      <style:table-cell-properties fo:border="none"/>
      <style:text-properties style:font-name="Sylfaen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Sylfaen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none"/>
      <style:text-properties style:font-name="Sylfaen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Sylfaen" fo:font-weight="normal" style:font-weight-asian="normal" style:font-weight-complex="normal"/>
    </style:style>
    <style:style style:name="ce17" style:family="table-cell" style:parent-style-name="Default">
      <style:text-properties style:font-name="Sylfaen" style:font-name-asian="Lucida Sans Unicode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Sylfaen"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13"/>
        <table:table-column table:style-name="co8" table:default-cell-style-name="ce5"/>
        <table:table-column table:style-name="co3" table:default-cell-style-name="ce13"/>
        <table:table-column table:style-name="co3" table:default-cell-style-name="ce5"/>
        <table:table-column table:style-name="co9" table:number-columns-repeated="2" table:default-cell-style-name="ce5"/>
        <table:table-column table:style-name="co10" table:default-cell-style-name="ce5"/>
        <table:table-column table:style-name="co11" table:default-cell-style-name="ce13"/>
        <table:table-column table:style-name="co8" table:default-cell-style-name="ce13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5" table:default-cell-style-name="ce5"/>
        <table:table-column table:style-name="co15" table:default-cell-style-name="ce5"/>
        <table:table-column table:style-name="co7" table:default-cell-style-name="ce5"/>
        <table:table-column table:style-name="co11" table:default-cell-style-name="ce5"/>
        <table:table-column table:style-name="co4" table:default-cell-style-name="ce5"/>
        <table:table-column table:style-name="co8" table:default-cell-style-name="ce5"/>
        <table:table-column table:style-name="co11" table:default-cell-style-name="ce5"/>
        <table:table-column table:style-name="co8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3" table:default-cell-style-name="ce5"/>
        <table:table-column table:style-name="co8" table:default-cell-style-name="ce5"/>
        <table:table-column table:style-name="co23" table:default-cell-style-name="ce5"/>
        <table:table-column table:style-name="co22" table:number-columns-repeated="34" table:default-cell-style-name="ce5"/>
        <table:table-row table:style-name="ro2">
          <table:table-cell table:style-name="ce1"/>
          <table:table-cell table:style-name="ce21" office:value-type="string" calcext:value-type="string">
            <text:p>Str</text:p>
          </table:table-cell>
          <table:table-cell table:style-name="ce21" office:value-type="string" calcext:value-type="string">
            <text:p>Agi</text:p>
          </table:table-cell>
          <table:table-cell table:style-name="ce21" office:value-type="string" calcext:value-type="string">
            <text:p>Int</text:p>
          </table:table-cell>
          <table:table-cell table:style-name="ce21" office:value-type="string" calcext:value-type="string">
            <text:p>Cha</text:p>
          </table:table-cell>
          <table:table-cell table:style-name="ce21" office:value-type="string" calcext:value-type="string">
            <text:p>Level</text:p>
          </table:table-cell>
          <table:table-cell table:style-name="ce21"/>
          <table:table-cell table:style-name="ce21" office:value-type="string" calcext:value-type="string">
            <text:p>1h</text:p>
          </table:table-cell>
          <table:table-cell table:style-name="ce21" office:value-type="string" calcext:value-type="string">
            <text:p>2h</text:p>
          </table:table-cell>
          <table:table-cell table:style-name="ce21" office:value-type="string" calcext:value-type="string">
            <text:p>Pole</text:p>
          </table:table-cell>
          <table:table-cell table:style-name="ce21" office:value-type="string" calcext:value-type="string">
            <text:p>Bow</text:p>
          </table:table-cell>
          <table:table-cell table:style-name="ce21" office:value-type="string" calcext:value-type="string">
            <text:p>Xbow</text:p>
          </table:table-cell>
          <table:table-cell table:style-name="ce21" office:value-type="string" calcext:value-type="string">
            <text:p>Throw</text:p>
          </table:table-cell>
          <table:table-cell table:style-name="ce21"/>
          <table:table-cell table:style-name="ce21" office:value-type="string" calcext:value-type="string">
            <text:p>Ironflesh</text:p>
          </table:table-cell>
          <table:table-cell table:style-name="ce21" office:value-type="string" calcext:value-type="string">
            <text:p>PS</text:p>
          </table:table-cell>
          <table:table-cell table:style-name="ce21" office:value-type="string" calcext:value-type="string">
            <text:p>PT</text:p>
          </table:table-cell>
          <table:table-cell table:style-name="ce21" office:value-type="string" calcext:value-type="string">
            <text:p>PD</text:p>
          </table:table-cell>
          <table:table-cell table:style-name="ce21" office:value-type="string" calcext:value-type="string">
            <text:p>Shield</text:p>
          </table:table-cell>
          <table:table-cell table:style-name="ce21" office:value-type="string" calcext:value-type="string">
            <text:p>Athle</text:p>
          </table:table-cell>
          <table:table-cell table:style-name="ce21" office:value-type="string" calcext:value-type="string">
            <text:p>Riding</text:p>
          </table:table-cell>
          <table:table-cell table:style-name="ce21" office:value-type="string" calcext:value-type="string">
            <text:p>HA</text:p>
          </table:table-cell>
          <table:table-cell table:style-name="ce21"/>
          <table:table-cell table:style-name="ce21" office:value-type="string" calcext:value-type="string">
            <text:p>Health</text:p>
          </table:table-cell>
          <table:table-cell table:style-name="ce1"/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Rank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Wages</text:p>
          </table:table-cell>
          <table:table-cell table:style-name="ce1" office:value-type="string" calcext:value-type="string">
            <text:p>Ratio</text:p>
          </table:table-cell>
          <table:table-cell table:style-name="ce1" office:value-type="string" calcext:value-type="string">
            <text:p>Tier</text:p>
          </table:table-cell>
          <table:table-cell table:style-name="ce1"/>
          <table:table-cell table:style-name="ce35" office:value-type="string" calcext:value-type="string" table:number-columns-spanned="5" table:number-rows-spanned="1">
            <text:p>Average</text:p>
          </table:table-cell>
          <table:covered-table-cell table:number-columns-repeated="4" table:style-name="ce1"/>
          <table:table-cell table:style-name="ce1" table:number-columns-repeated="30"/>
        </table:table-row>
        <table:table-row table:style-name="ro2">
          <table:table-cell table:style-name="ce3" office:value-type="string" calcext:value-type="string">
            <text:p>Sarranid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2]+[.C2]+[.D2]+[.E2]-23" office:value-type="float" office:value="5" calcext:value-type="float">
            <text:p>5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]+[.O2]*2" office:value-type="float" office:value="44" calcext:value-type="float">
            <text:p>44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2]+8)^2)/5)*10" office:value-type="float" office:value="338" calcext:value-type="float">
            <text:p>338</text:p>
          </table:table-cell>
          <table:table-cell table:formula="of:=((([.$F2]+8)*2)^2)/([.$F2]+60)" office:value-type="float" office:value="10.4" calcext:value-type="float">
            <text:p>10.4</text:p>
          </table:table-cell>
          <table:table-cell table:formula="of:=[.AC2]/[.AD2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Levy</text:p>
          </table:table-cell>
          <table:table-cell table:style-name="ce4" office:value-type="string" calcext:value-type="string">
            <text:p>Common</text:p>
          </table:table-cell>
          <table:table-cell table:style-name="ce4" office:value-type="string" calcext:value-type="string">
            <text:p>Veteran</text:p>
          </table:table-cell>
          <table:table-cell table:style-name="ce4" office:value-type="string" calcext:value-type="string">
            <text:p>Elite</text:p>
          </table:table-cell>
          <table:table-cell table:style-name="ce4" office:value-type="string" calcext:value-type="string">
            <text:p>Noble</text:p>
          </table:table-cell>
          <table:table-cell table:number-columns-repeated="30"/>
        </table:table-row>
        <table:table-row table:style-name="ro2">
          <table:table-cell table:style-name="ce3" office:value-type="string" calcext:value-type="string">
            <text:p>Vaegir Club Lev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]+[.C3]+[.D3]+[.E3]-23" office:value-type="float" office:value="5" calcext:value-type="float">
            <text:p>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]+[.O3]*2" office:value-type="float" office:value="49" calcext:value-type="float">
            <text:p>4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3]+8)^2)/5)*10" office:value-type="float" office:value="338" calcext:value-type="float">
            <text:p>338</text:p>
          </table:table-cell>
          <table:table-cell table:formula="of:=((([.$F3]+8)*2)^2)/([.$F3]+60)" office:value-type="float" office:value="10.4" calcext:value-type="float">
            <text:p>10.4</text:p>
          </table:table-cell>
          <table:table-cell table:formula="of:=[.AC3]/[.AD3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IFS([.$AD$2:.$AD$355];[.$AF$2:.$AF$355];[.AH4])" office:value-type="float" office:value="14.2195938606082" calcext:value-type="float">
            <text:p>14.2195938606082</text:p>
          </table:table-cell>
          <table:table-cell table:formula="of:=AVERAGEIFS([.$AD$2:.$AD$355];[.$AF$2:.$AF$355];[.AI4])" office:value-type="float" office:value="33.6056483035629" calcext:value-type="float">
            <text:p>33.6056483035629</text:p>
          </table:table-cell>
          <table:table-cell table:formula="of:=AVERAGEIFS([.$AD$2:.$AD$355];[.$AF$2:.$AF$355];[.AJ4])" office:value-type="float" office:value="46.2827464085487" calcext:value-type="float">
            <text:p>46.2827464085487</text:p>
          </table:table-cell>
          <table:table-cell table:formula="of:=AVERAGEIFS([.$AD$2:.$AD$355];[.$AF$2:.$AF$355];[.AK4])" office:value-type="float" office:value="60.7604325774433" calcext:value-type="float">
            <text:p>60.7604325774433</text:p>
          </table:table-cell>
          <table:table-cell table:formula="of:=AVERAGEIFS([.$AD$2:.$AD$355];[.$AF$2:.$AF$355];[.AL4])" office:value-type="float" office:value="107.777049280175" calcext:value-type="float">
            <text:p>107.777049280175</text:p>
          </table:table-cell>
          <table:table-cell table:number-columns-repeated="30"/>
        </table:table-row>
        <table:table-row table:style-name="ro2">
          <table:table-cell table:style-name="ce3" office:value-type="string" calcext:value-type="string">
            <text:p>Rhodok Levy Spearman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4]+[.C4]+[.D4]+[.E4]-23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4]+[.O4]*2" office:value-type="float" office:value="53" calcext:value-type="float">
            <text:p>53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4]+8)^2)/5)*10" office:value-type="float" office:value="338" calcext:value-type="float">
            <text:p>338</text:p>
          </table:table-cell>
          <table:table-cell table:formula="of:=((([.$F4]+8)*2)^2)/([.$F4]+60)" office:value-type="float" office:value="10.4" calcext:value-type="float">
            <text:p>10.4</text:p>
          </table:table-cell>
          <table:table-cell table:formula="of:=[.AC4]/[.AD4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2">
          <table:table-cell table:style-name="ce3" office:value-type="string" calcext:value-type="string">
            <text:p>Khergit Levy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5]+[.C5]+[.D5]+[.E5]-23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]+[.O5]*2" office:value-type="float" office:value="48" calcext:value-type="float">
            <text:p>48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5]+8)^2)/5)*10" office:value-type="float" office:value="338" calcext:value-type="float">
            <text:p>338</text:p>
          </table:table-cell>
          <table:table-cell table:formula="of:=((([.$F5]+8)*2)^2)/([.$F5]+60)" office:value-type="float" office:value="10.4" calcext:value-type="float">
            <text:p>10.4</text:p>
          </table:table-cell>
          <table:table-cell table:formula="of:=[.AC5]/[.AD5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Sarranid Levy Spearman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6]+[.C6]+[.D6]+[.E6]-23" office:value-type="float" office:value="5" calcext:value-type="float">
            <text:p>5</text:p>
          </table:table-cell>
          <table:table-cell/>
          <table:table-cell table:number-columns-repeated="2"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]+[.O6]*2" office:value-type="float" office:value="46" calcext:value-type="float">
            <text:p>46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6]+8)^2)/5)*10" office:value-type="float" office:value="338" calcext:value-type="float">
            <text:p>338</text:p>
          </table:table-cell>
          <table:table-cell table:formula="of:=((([.$F6]+8)*2)^2)/([.$F6]+60)" office:value-type="float" office:value="10.4" calcext:value-type="float">
            <text:p>10.4</text:p>
          </table:table-cell>
          <table:table-cell table:formula="of:=[.AC6]/[.AD6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Rhodok Levy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7]+[.C7]+[.D7]+[.E7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7]+[.O7]*2" office:value-type="float" office:value="53" calcext:value-type="float">
            <text:p>53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7]+8)^2)/5)*10" office:value-type="float" office:value="392" calcext:value-type="float">
            <text:p>392</text:p>
          </table:table-cell>
          <table:table-cell table:formula="of:=((([.$F7]+8)*2)^2)/([.$F7]+60)" office:value-type="float" office:value="11.8787878787879" calcext:value-type="float">
            <text:p>11.8787878787879</text:p>
          </table:table-cell>
          <table:table-cell table:formula="of:=[.AC7]/[.AD7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Mercenary Levy Infantr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8]+[.C8]+[.D8]+[.E8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8]+[.O8]*2" office:value-type="float" office:value="49" calcext:value-type="float">
            <text:p>4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8]+8)^2)/5)*10" office:value-type="float" office:value="392" calcext:value-type="float">
            <text:p>392</text:p>
          </table:table-cell>
          <table:table-cell table:formula="of:=((([.$F8]+8)*2)^2)/([.$F8]+60)" office:value-type="float" office:value="11.8787878787879" calcext:value-type="float">
            <text:p>11.8787878787879</text:p>
          </table:table-cell>
          <table:table-cell table:formula="of:=[.AC8]/[.AD8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Khergit Levy Infantr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9]+[.C9]+[.D9]+[.E9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9]+[.O9]*2" office:value-type="float" office:value="45" calcext:value-type="float">
            <text:p>45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9]+8)^2)/5)*10" office:value-type="float" office:value="392" calcext:value-type="float">
            <text:p>392</text:p>
          </table:table-cell>
          <table:table-cell table:formula="of:=((([.$F9]+8)*2)^2)/([.$F9]+60)" office:value-type="float" office:value="11.8787878787879" calcext:value-type="float">
            <text:p>11.8787878787879</text:p>
          </table:table-cell>
          <table:table-cell table:formula="of:=[.AC9]/[.AD9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Mercenary Levy Skirmisher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0]+[.C10]+[.D10]+[.E10]-23"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]+[.O10]*2" office:value-type="float" office:value="46" calcext:value-type="float">
            <text:p>4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10]+8)^2)/5)*10" office:value-type="float" office:value="392" calcext:value-type="float">
            <text:p>392</text:p>
          </table:table-cell>
          <table:table-cell table:formula="of:=((([.$F10]+8)*2)^2)/([.$F10]+60)" office:value-type="float" office:value="11.8787878787879" calcext:value-type="float">
            <text:p>11.8787878787879</text:p>
          </table:table-cell>
          <table:table-cell table:formula="of:=[.AC10]/[.AD10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Mercenary Levy Spearman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1]+[.C11]+[.D11]+[.E11]-23"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]+[.O11]*2" office:value-type="float" office:value="52" calcext:value-type="float">
            <text:p>52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11]+8)^2)/5)*10" office:value-type="float" office:value="392" calcext:value-type="float">
            <text:p>392</text:p>
          </table:table-cell>
          <table:table-cell table:formula="of:=((([.$F11]+8)*2)^2)/([.$F11]+60)" office:value-type="float" office:value="11.8787878787879" calcext:value-type="float">
            <text:p>11.8787878787879</text:p>
          </table:table-cell>
          <table:table-cell table:formula="of:=[.AC11]/[.AD11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Vaegir Lev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2]+[.C12]+[.D12]+[.E12]-23" office:value-type="float" office:value="6" calcext:value-type="float">
            <text:p>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]+[.O12]*2" office:value-type="float" office:value="51" calcext:value-type="float">
            <text:p>51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12]+8)^2)/5)*10" office:value-type="float" office:value="392" calcext:value-type="float">
            <text:p>392</text:p>
          </table:table-cell>
          <table:table-cell table:formula="of:=((([.$F12]+8)*2)^2)/([.$F12]+60)" office:value-type="float" office:value="11.8787878787879" calcext:value-type="float">
            <text:p>11.8787878787879</text:p>
          </table:table-cell>
          <table:table-cell table:formula="of:=[.AC12]/[.AD12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Vaegir Militia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3]+[.C13]+[.D13]+[.E13]-23" office:value-type="float" office:value="7" calcext:value-type="float">
            <text:p>7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3]+[.O13]*2" office:value-type="float" office:value="50" calcext:value-type="float">
            <text:p>50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13]+8)^2)/5)*10" office:value-type="float" office:value="450" calcext:value-type="float">
            <text:p>450</text:p>
          </table:table-cell>
          <table:table-cell table:formula="of:=((([.$F13]+8)*2)^2)/([.$F13]+60)" office:value-type="float" office:value="13.4328358208955" calcext:value-type="float">
            <text:p>13.4328358208955</text:p>
          </table:table-cell>
          <table:table-cell table:formula="of:=[.AC13]/[.AD13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Rhodok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4]+[.C14]+[.D14]+[.E14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]+[.O14]*2" office:value-type="float" office:value="48" calcext:value-type="float">
            <text:p>4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14]+8)^2)/5)*10" office:value-type="float" office:value="450" calcext:value-type="float">
            <text:p>450</text:p>
          </table:table-cell>
          <table:table-cell table:formula="of:=((([.$F14]+8)*2)^2)/([.$F14]+60)" office:value-type="float" office:value="13.4328358208955" calcext:value-type="float">
            <text:p>13.4328358208955</text:p>
          </table:table-cell>
          <table:table-cell table:formula="of:=[.AC14]/[.AD14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Khergit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5]+[.C15]+[.D15]+[.E15]-23" office:value-type="float" office:value="7" calcext:value-type="float">
            <text:p>7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5]+[.O15]*2" office:value-type="float" office:value="44" calcext:value-type="float">
            <text:p>44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15]+8)^2)/5)*10" office:value-type="float" office:value="450" calcext:value-type="float">
            <text:p>450</text:p>
          </table:table-cell>
          <table:table-cell table:formula="of:=((([.$F15]+8)*2)^2)/([.$F15]+60)" office:value-type="float" office:value="13.4328358208955" calcext:value-type="float">
            <text:p>13.4328358208955</text:p>
          </table:table-cell>
          <table:table-cell table:formula="of:=[.AC15]/[.AD15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Mercenary Levy Archer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6]+[.C16]+[.D16]+[.E16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6]+[.O16]*2" office:value-type="float" office:value="43" calcext:value-type="float">
            <text:p>43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16]+8)^2)/5)*10" office:value-type="float" office:value="450" calcext:value-type="float">
            <text:p>450</text:p>
          </table:table-cell>
          <table:table-cell table:formula="of:=((([.$F16]+8)*2)^2)/([.$F16]+60)" office:value-type="float" office:value="13.4328358208955" calcext:value-type="float">
            <text:p>13.4328358208955</text:p>
          </table:table-cell>
          <table:table-cell table:formula="of:=[.AC16]/[.AD16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Khergit Levy Horseman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B17]+[.C17]+[.D17]+[.E17]-23" office:value-type="float" office:value="7" calcext:value-type="float">
            <text:p>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]+[.O17]*2" office:value-type="float" office:value="46" calcext:value-type="float">
            <text:p>46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17]+8)^2)/5)*10" office:value-type="float" office:value="450" calcext:value-type="float">
            <text:p>450</text:p>
          </table:table-cell>
          <table:table-cell table:formula="of:=((([.$F17]+8)*2)^2)/([.$F17]+60)" office:value-type="float" office:value="13.4328358208955" calcext:value-type="float">
            <text:p>13.4328358208955</text:p>
          </table:table-cell>
          <table:table-cell table:formula="of:=[.AC17]/[.AD17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Mercenary Levy Crossbowma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8]+[.C18]+[.D18]+[.E18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8]+[.O18]*2" office:value-type="float" office:value="44" calcext:value-type="float">
            <text:p>44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18]+8)^2)/5)*10" office:value-type="float" office:value="450" calcext:value-type="float">
            <text:p>450</text:p>
          </table:table-cell>
          <table:table-cell table:formula="of:=((([.$F18]+8)*2)^2)/([.$F18]+60)" office:value-type="float" office:value="13.4328358208955" calcext:value-type="float">
            <text:p>13.4328358208955</text:p>
          </table:table-cell>
          <table:table-cell table:formula="of:=[.AC18]/[.AD18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Sarranid Levy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9]+[.C19]+[.D19]+[.E19]-23" office:value-type="float" office:value="7" calcext:value-type="float">
            <text:p>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9]+[.O19]*2" office:value-type="float" office:value="48" calcext:value-type="float">
            <text:p>4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19]+8)^2)/5)*10" office:value-type="float" office:value="450" calcext:value-type="float">
            <text:p>450</text:p>
          </table:table-cell>
          <table:table-cell table:formula="of:=((([.$F19]+8)*2)^2)/([.$F19]+60)" office:value-type="float" office:value="13.4328358208955" calcext:value-type="float">
            <text:p>13.4328358208955</text:p>
          </table:table-cell>
          <table:table-cell table:formula="of:=[.AC19]/[.AD19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Nord Levy Spearman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20]+[.C20]+[.D20]+[.E20]-23" office:value-type="float" office:value="7" calcext:value-type="float">
            <text:p>7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20]+[.O20]*2" office:value-type="float" office:value="50" calcext:value-type="float">
            <text:p>50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Levy</text:p>
          </table:table-cell>
          <table:table-cell table:style-name="ce17" table:formula="of:=((([.$F20]+8)^2)/5)*10" office:value-type="float" office:value="450" calcext:value-type="float">
            <text:p>450</text:p>
          </table:table-cell>
          <table:table-cell table:formula="of:=((([.$F20]+8)*2)^2)/([.$F20]+60)" office:value-type="float" office:value="13.4328358208955" calcext:value-type="float">
            <text:p>13.4328358208955</text:p>
          </table:table-cell>
          <table:table-cell table:formula="of:=[.AC20]/[.AD20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Nord Militia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1]+[.C21]+[.D21]+[.E21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1]+[.O21]*2" office:value-type="float" office:value="45" calcext:value-type="float">
            <text:p>45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Levy</text:p>
          </table:table-cell>
          <table:table-cell table:style-name="ce17" table:formula="of:=((([.$F21]+8)^2)/5)*10" office:value-type="float" office:value="512" calcext:value-type="float">
            <text:p>512</text:p>
          </table:table-cell>
          <table:table-cell table:formula="of:=((([.$F21]+8)*2)^2)/([.$F21]+60)" office:value-type="float" office:value="15.0588235294118" calcext:value-type="float">
            <text:p>15.0588235294118</text:p>
          </table:table-cell>
          <table:table-cell table:formula="of:=[.AC21]/[.AD21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Swadian Hunte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2]+[.C22]+[.D22]+[.E22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2]+[.O22]*2" office:value-type="float" office:value="43" calcext:value-type="float">
            <text:p>43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22]+8)^2)/5)*10" office:value-type="float" office:value="512" calcext:value-type="float">
            <text:p>512</text:p>
          </table:table-cell>
          <table:table-cell table:formula="of:=((([.$F22]+8)*2)^2)/([.$F22]+60)" office:value-type="float" office:value="15.0588235294118" calcext:value-type="float">
            <text:p>15.0588235294118</text:p>
          </table:table-cell>
          <table:table-cell table:formula="of:=[.AC22]/[.AD22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arranid Levy Horsema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23]+[.C23]+[.D23]+[.E23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3]+[.O23]*2" office:value-type="float" office:value="45" calcext:value-type="float">
            <text:p>45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23]+8)^2)/5)*10" office:value-type="float" office:value="512" calcext:value-type="float">
            <text:p>512</text:p>
          </table:table-cell>
          <table:table-cell table:formula="of:=((([.$F23]+8)*2)^2)/([.$F23]+60)" office:value-type="float" office:value="15.0588235294118" calcext:value-type="float">
            <text:p>15.0588235294118</text:p>
          </table:table-cell>
          <table:table-cell table:formula="of:=[.AC23]/[.AD23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Nord Hunter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4]+[.C24]+[.D24]+[.E24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24]+[.O24]*2" office:value-type="float" office:value="45" calcext:value-type="float">
            <text:p>45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Levy</text:p>
          </table:table-cell>
          <table:table-cell table:style-name="ce17" table:formula="of:=((([.$F24]+8)^2)/5)*10" office:value-type="float" office:value="512" calcext:value-type="float">
            <text:p>512</text:p>
          </table:table-cell>
          <table:table-cell table:formula="of:=((([.$F24]+8)*2)^2)/([.$F24]+60)" office:value-type="float" office:value="15.0588235294118" calcext:value-type="float">
            <text:p>15.0588235294118</text:p>
          </table:table-cell>
          <table:table-cell table:formula="of:=[.AC24]/[.AD24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Vaegir Levy Axeman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5]+[.C25]+[.D25]+[.E25]-23" office:value-type="float" office:value="8" calcext:value-type="float">
            <text:p>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5]+[.O25]*2" office:value-type="float" office:value="49" calcext:value-type="float">
            <text:p>4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25]+8)^2)/5)*10" office:value-type="float" office:value="512" calcext:value-type="float">
            <text:p>512</text:p>
          </table:table-cell>
          <table:table-cell table:formula="of:=((([.$F25]+8)*2)^2)/([.$F25]+60)" office:value-type="float" office:value="15.0588235294118" calcext:value-type="float">
            <text:p>15.0588235294118</text:p>
          </table:table-cell>
          <table:table-cell table:formula="of:=[.AC25]/[.AD25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Rhodok Levy Pikeman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6]+[.C26]+[.D26]+[.E26]-23" office:value-type="float" office:value="8" calcext:value-type="float">
            <text:p>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26]+[.O26]*2" office:value-type="float" office:value="55" calcext:value-type="float">
            <text:p>55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26]+8)^2)/5)*10" office:value-type="float" office:value="512" calcext:value-type="float">
            <text:p>512</text:p>
          </table:table-cell>
          <table:table-cell table:formula="of:=((([.$F26]+8)*2)^2)/([.$F26]+60)" office:value-type="float" office:value="15.0588235294118" calcext:value-type="float">
            <text:p>15.0588235294118</text:p>
          </table:table-cell>
          <table:table-cell table:formula="of:=[.AC26]/[.AD26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Swadian Levy Spearman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7]+[.C27]+[.D27]+[.E27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7]+[.O27]*2" office:value-type="float" office:value="49" calcext:value-type="float">
            <text:p>49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27]+8)^2)/5)*10" office:value-type="float" office:value="512" calcext:value-type="float">
            <text:p>512</text:p>
          </table:table-cell>
          <table:table-cell table:formula="of:=((([.$F27]+8)*2)^2)/([.$F27]+60)" office:value-type="float" office:value="15.0588235294118" calcext:value-type="float">
            <text:p>15.0588235294118</text:p>
          </table:table-cell>
          <table:table-cell table:formula="of:=[.AC27]/[.AD27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Khergit Clansma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B28]+[.C28]+[.D28]+[.E28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28]+[.O28]*2" office:value-type="float" office:value="44" calcext:value-type="float">
            <text:p>4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28]+8)^2)/5)*10" office:value-type="float" office:value="578" calcext:value-type="float">
            <text:p>578</text:p>
          </table:table-cell>
          <table:table-cell table:formula="of:=((([.$F28]+8)*2)^2)/([.$F28]+60)" office:value-type="float" office:value="16.7536231884058" calcext:value-type="float">
            <text:p>16.7536231884058</text:p>
          </table:table-cell>
          <table:table-cell table:formula="of:=[.AC28]/[.AD28]" office:value-type="float" office:value="34.5" calcext:value-type="float">
            <text:p>34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Rhodok Levy Crossbow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9]+[.C29]+[.D29]+[.E29]-23" office:value-type="float" office:value="9" calcext:value-type="float">
            <text:p>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9]+[.O29]*2" office:value-type="float" office:value="48" calcext:value-type="float">
            <text:p>48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29]+8)^2)/5)*10" office:value-type="float" office:value="578" calcext:value-type="float">
            <text:p>578</text:p>
          </table:table-cell>
          <table:table-cell table:formula="of:=((([.$F29]+8)*2)^2)/([.$F29]+60)" office:value-type="float" office:value="16.7536231884058" calcext:value-type="float">
            <text:p>16.7536231884058</text:p>
          </table:table-cell>
          <table:table-cell table:formula="of:=[.AC29]/[.AD29]" office:value-type="float" office:value="34.5" calcext:value-type="float">
            <text:p>34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Rhodok Hunter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0]+[.C30]+[.D30]+[.E30]-23" office:value-type="float" office:value="8" calcext:value-type="float">
            <text:p>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0]+[.O30]*2" office:value-type="float" office:value="50" calcext:value-type="float">
            <text:p>50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30]+8)^2)/5)*10" office:value-type="float" office:value="512" calcext:value-type="float">
            <text:p>512</text:p>
          </table:table-cell>
          <table:table-cell table:formula="of:=((([.$F30]+8)*2)^2)/([.$F30]+60)" office:value-type="float" office:value="15.0588235294118" calcext:value-type="float">
            <text:p>15.0588235294118</text:p>
          </table:table-cell>
          <table:table-cell table:formula="of:=[.AC30]/[.AD30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Swadian Levy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1]+[.C31]+[.D31]+[.E31]-23" office:value-type="float" office:value="9" calcext:value-type="float">
            <text:p>9</text:p>
          </table:table-cell>
          <table:table-cell table:style-name="ce3"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1]+[.O31]*2" office:value-type="float" office:value="48" calcext:value-type="float">
            <text:p>4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31]+8)^2)/5)*10" office:value-type="float" office:value="578" calcext:value-type="float">
            <text:p>578</text:p>
          </table:table-cell>
          <table:table-cell table:formula="of:=((([.$F31]+8)*2)^2)/([.$F31]+60)" office:value-type="float" office:value="16.7536231884058" calcext:value-type="float">
            <text:p>16.7536231884058</text:p>
          </table:table-cell>
          <table:table-cell table:formula="of:=[.AC31]/[.AD31]" office:value-type="float" office:value="34.5" calcext:value-type="float">
            <text:p>34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Swadian Levy Infantry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2]+[.C32]+[.D32]+[.E32]-23" office:value-type="float" office:value="10" calcext:value-type="float">
            <text:p>1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2]+[.O32]*2" office:value-type="float" office:value="51" calcext:value-type="float">
            <text:p>51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32]+8)^2)/5)*10" office:value-type="float" office:value="648" calcext:value-type="float">
            <text:p>648</text:p>
          </table:table-cell>
          <table:table-cell table:formula="of:=((([.$F32]+8)*2)^2)/([.$F32]+60)" office:value-type="float" office:value="18.5142857142857" calcext:value-type="float">
            <text:p>18.5142857142857</text:p>
          </table:table-cell>
          <table:table-cell table:formula="of:=[.AC32]/[.AD32]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Swadian Militia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3]+[.C33]+[.D33]+[.E33]-23"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3]+[.O33]*2" office:value-type="float" office:value="45" calcext:value-type="float">
            <text:p>45</text:p>
          </table:table-cell>
          <table:table-cell/>
          <table:table-cell office:value-type="string" calcext:value-type="string">
            <text:p>Ranged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33]+8)^2)/5)*10" office:value-type="float" office:value="648" calcext:value-type="float">
            <text:p>648</text:p>
          </table:table-cell>
          <table:table-cell table:formula="of:=((([.$F33]+8)*2)^2)/([.$F33]+60)" office:value-type="float" office:value="18.5142857142857" calcext:value-type="float">
            <text:p>18.5142857142857</text:p>
          </table:table-cell>
          <table:table-cell table:formula="of:=[.AC33]/[.AD33]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Swadian Levy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4]+[.C34]+[.D34]+[.E34]-23"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4]+[.O34]*2" office:value-type="float" office:value="46" calcext:value-type="float">
            <text:p>4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34]+8)^2)/5)*10" office:value-type="float" office:value="648" calcext:value-type="float">
            <text:p>648</text:p>
          </table:table-cell>
          <table:table-cell table:formula="of:=((([.$F34]+8)*2)^2)/([.$F34]+60)" office:value-type="float" office:value="18.5142857142857" calcext:value-type="float">
            <text:p>18.5142857142857</text:p>
          </table:table-cell>
          <table:table-cell table:formula="of:=[.AC34]/[.AD34]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Nord Raider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5]+[.C35]+[.D35]+[.E35]-23" office:value-type="float" office:value="11" calcext:value-type="float">
            <text:p>11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5]+[.O35]*2" office:value-type="float" office:value="51" calcext:value-type="float">
            <text:p>51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Levy</text:p>
          </table:table-cell>
          <table:table-cell table:style-name="ce17" table:formula="of:=((([.$F35]+8)^2)/5)*10" office:value-type="float" office:value="722" calcext:value-type="float">
            <text:p>722</text:p>
          </table:table-cell>
          <table:table-cell table:formula="of:=((([.$F35]+8)*2)^2)/([.$F35]+60)" office:value-type="float" office:value="20.3380281690141" calcext:value-type="float">
            <text:p>20.3380281690141</text:p>
          </table:table-cell>
          <table:table-cell table:formula="of:=[.AC35]/[.AD35]" office:value-type="float" office:value="35.5" calcext:value-type="float">
            <text:p>35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Sarranid Light Infantry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6]+[.C36]+[.D36]+[.E36]-23" office:value-type="float" office:value="11" calcext:value-type="float">
            <text:p>11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6]+[.O36]*2" office:value-type="float" office:value="48" calcext:value-type="float">
            <text:p>4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36]+8)^2)/5)*10" office:value-type="float" office:value="722" calcext:value-type="float">
            <text:p>722</text:p>
          </table:table-cell>
          <table:table-cell table:formula="of:=((([.$F36]+8)*2)^2)/([.$F36]+60)" office:value-type="float" office:value="20.3380281690141" calcext:value-type="float">
            <text:p>20.3380281690141</text:p>
          </table:table-cell>
          <table:table-cell table:formula="of:=[.AC36]/[.AD36]" office:value-type="float" office:value="35.5" calcext:value-type="float">
            <text:p>35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Rhodok Light Bowman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7]+[.C37]+[.D37]+[.E37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7]+[.O37]*2" office:value-type="float" office:value="48" calcext:value-type="float">
            <text:p>4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37]+8)^2)/5)*10" office:value-type="float" office:value="968" calcext:value-type="float">
            <text:p>968</text:p>
          </table:table-cell>
          <table:table-cell table:formula="of:=((([.$F37]+8)*2)^2)/([.$F37]+60)" office:value-type="float" office:value="26.1621621621622" calcext:value-type="float">
            <text:p>26.1621621621622</text:p>
          </table:table-cell>
          <table:table-cell table:formula="of:=[.AC37]/[.AD37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table:style-name="ce3" office:value-type="string" calcext:value-type="string">
            <text:p>Mercenary Light Arc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8]+[.C38]+[.D38]+[.E38]-23" office:value-type="float" office:value="14" calcext:value-type="float">
            <text:p>14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8]+[.O38]*2" office:value-type="float" office:value="44" calcext:value-type="float">
            <text:p>44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38]+8)^2)/5)*10" office:value-type="float" office:value="968" calcext:value-type="float">
            <text:p>968</text:p>
          </table:table-cell>
          <table:table-cell table:formula="of:=((([.$F38]+8)*2)^2)/([.$F38]+60)" office:value-type="float" office:value="26.1621621621622" calcext:value-type="float">
            <text:p>26.1621621621622</text:p>
          </table:table-cell>
          <table:table-cell table:formula="of:=[.AC38]/[.AD38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arranid Light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9]+[.C39]+[.D39]+[.E39]-23" office:value-type="float" office:value="14" calcext:value-type="float">
            <text:p>14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formula="of:=35+[.B39]+[.O39]*2" office:value-type="float" office:value="51" calcext:value-type="float">
            <text:p>51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39]+8)^2)/5)*10" office:value-type="float" office:value="968" calcext:value-type="float">
            <text:p>968</text:p>
          </table:table-cell>
          <table:table-cell table:formula="of:=((([.$F39]+8)*2)^2)/([.$F39]+60)" office:value-type="float" office:value="26.1621621621622" calcext:value-type="float">
            <text:p>26.1621621621622</text:p>
          </table:table-cell>
          <table:table-cell table:formula="of:=[.AC39]/[.AD39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Rhodok Light Swordsman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40]+[.C40]+[.D40]+[.E40]-23" office:value-type="float" office:value="14" calcext:value-type="float">
            <text:p>1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0]+[.O40]*2" office:value-type="float" office:value="54" calcext:value-type="float">
            <text:p>5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40]+8)^2)/5)*10" office:value-type="float" office:value="968" calcext:value-type="float">
            <text:p>968</text:p>
          </table:table-cell>
          <table:table-cell table:formula="of:=((([.$F40]+8)*2)^2)/([.$F40]+60)" office:value-type="float" office:value="26.1621621621622" calcext:value-type="float">
            <text:p>26.1621621621622</text:p>
          </table:table-cell>
          <table:table-cell table:formula="of:=[.AC40]/[.AD40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Rhodok Mounted Bowman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41]+[.C41]+[.D41]+[.E41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41]+[.O41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41]+8)^2)/5)*10" office:value-type="float" office:value="968" calcext:value-type="float">
            <text:p>968</text:p>
          </table:table-cell>
          <table:table-cell table:formula="of:=((([.$F41]+8)*2)^2)/([.$F41]+60)" office:value-type="float" office:value="26.1621621621622" calcext:value-type="float">
            <text:p>26.1621621621622</text:p>
          </table:table-cell>
          <table:table-cell table:formula="of:=[.AC41]/[.AD41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Khergit Light Spearman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42]+[.C42]+[.D42]+[.E42]-23" office:value-type="float" office:value="14" calcext:value-type="float">
            <text:p>1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42]+[.O42]*2" office:value-type="float" office:value="50" calcext:value-type="float">
            <text:p>50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42]+8)^2)/5)*10" office:value-type="float" office:value="968" calcext:value-type="float">
            <text:p>968</text:p>
          </table:table-cell>
          <table:table-cell table:formula="of:=((([.$F42]+8)*2)^2)/([.$F42]+60)" office:value-type="float" office:value="26.1621621621622" calcext:value-type="float">
            <text:p>26.1621621621622</text:p>
          </table:table-cell>
          <table:table-cell table:formula="of:=[.AC42]/[.AD42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Vaegir Light Bowman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43]+[.C43]+[.D43]+[.E43]-23" office:value-type="float" office:value="15" calcext:value-type="float">
            <text:p>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43]+[.O43]*2" office:value-type="float" office:value="46" calcext:value-type="float">
            <text:p>46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43]+8)^2)/5)*10" office:value-type="float" office:value="1058" calcext:value-type="float">
            <text:p>1058</text:p>
          </table:table-cell>
          <table:table-cell table:formula="of:=((([.$F43]+8)*2)^2)/([.$F43]+60)" office:value-type="float" office:value="28.2133333333333" calcext:value-type="float">
            <text:p>28.2133333333333</text:p>
          </table:table-cell>
          <table:table-cell table:formula="of:=[.AC43]/[.AD43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Khergit Light Infantr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44]+[.C44]+[.D44]+[.E44]-23" office:value-type="float" office:value="15" calcext:value-type="float">
            <text:p>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4]+[.O44]*2" office:value-type="float" office:value="49" calcext:value-type="float">
            <text:p>4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44]+8)^2)/5)*10" office:value-type="float" office:value="1058" calcext:value-type="float">
            <text:p>1058</text:p>
          </table:table-cell>
          <table:table-cell table:formula="of:=((([.$F44]+8)*2)^2)/([.$F44]+60)" office:value-type="float" office:value="28.2133333333333" calcext:value-type="float">
            <text:p>28.2133333333333</text:p>
          </table:table-cell>
          <table:table-cell table:formula="of:=[.AC44]/[.AD44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Rhodok Scou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45]+[.C45]+[.D45]+[.E45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45]+[.O45]*2" office:value-type="float" office:value="51" calcext:value-type="float">
            <text:p>51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45]+8)^2)/5)*10" office:value-type="float" office:value="1058" calcext:value-type="float">
            <text:p>1058</text:p>
          </table:table-cell>
          <table:table-cell table:formula="of:=((([.$F45]+8)*2)^2)/([.$F45]+60)" office:value-type="float" office:value="28.2133333333333" calcext:value-type="float">
            <text:p>28.2133333333333</text:p>
          </table:table-cell>
          <table:table-cell table:formula="of:=[.AC45]/[.AD45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Rhodok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46]+[.C46]+[.D46]+[.E46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46]+[.O46]*2" office:value-type="float" office:value="46" calcext:value-type="float">
            <text:p>46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46]+8)^2)/5)*10" office:value-type="float" office:value="1058" calcext:value-type="float">
            <text:p>1058</text:p>
          </table:table-cell>
          <table:table-cell table:formula="of:=((([.$F46]+8)*2)^2)/([.$F46]+60)" office:value-type="float" office:value="28.2133333333333" calcext:value-type="float">
            <text:p>28.2133333333333</text:p>
          </table:table-cell>
          <table:table-cell table:formula="of:=[.AC46]/[.AD46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Nord Light Caval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47]+[.C47]+[.D47]+[.E47]-23" office:value-type="float" office:value="15" calcext:value-type="float">
            <text:p>1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47]+[.O47]*2" office:value-type="float" office:value="49" calcext:value-type="float">
            <text:p>49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47]+8)^2)/5)*10" office:value-type="float" office:value="1058" calcext:value-type="float">
            <text:p>1058</text:p>
          </table:table-cell>
          <table:table-cell table:formula="of:=((([.$F47]+8)*2)^2)/([.$F47]+60)" office:value-type="float" office:value="28.2133333333333" calcext:value-type="float">
            <text:p>28.2133333333333</text:p>
          </table:table-cell>
          <table:table-cell table:formula="of:=[.AC47]/[.AD47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Rhodok Light Spearman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48]+[.C48]+[.D48]+[.E48]-23" office:value-type="float" office:value="15" calcext:value-type="float">
            <text:p>1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48]+[.O48]*2" office:value-type="float" office:value="57" calcext:value-type="float">
            <text:p>5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48]+8)^2)/5)*10" office:value-type="float" office:value="1058" calcext:value-type="float">
            <text:p>1058</text:p>
          </table:table-cell>
          <table:table-cell table:formula="of:=((([.$F48]+8)*2)^2)/([.$F48]+60)" office:value-type="float" office:value="28.2133333333333" calcext:value-type="float">
            <text:p>28.2133333333333</text:p>
          </table:table-cell>
          <table:table-cell table:formula="of:=[.AC48]/[.AD48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wadian Light Long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49]+[.C49]+[.D49]+[.E49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49]+[.O49]*2" office:value-type="float" office:value="48" calcext:value-type="float">
            <text:p>4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49]+8)^2)/5)*10" office:value-type="float" office:value="1152" calcext:value-type="float">
            <text:p>1152</text:p>
          </table:table-cell>
          <table:table-cell table:formula="of:=((([.$F49]+8)*2)^2)/([.$F49]+60)" office:value-type="float" office:value="30.3157894736842" calcext:value-type="float">
            <text:p>30.3157894736842</text:p>
          </table:table-cell>
          <table:table-cell table:formula="of:=[.AC49]/[.AD49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arranid Light Arch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50]+[.C50]+[.D50]+[.E50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50]+[.O50]*2" office:value-type="float" office:value="47" calcext:value-type="float">
            <text:p>47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50]+8)^2)/5)*10" office:value-type="float" office:value="1152" calcext:value-type="float">
            <text:p>1152</text:p>
          </table:table-cell>
          <table:table-cell table:formula="of:=((([.$F50]+8)*2)^2)/([.$F50]+60)" office:value-type="float" office:value="30.3157894736842" calcext:value-type="float">
            <text:p>30.3157894736842</text:p>
          </table:table-cell>
          <table:table-cell table:formula="of:=[.AC50]/[.AD50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Khergit Skirmish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51]+[.C51]+[.D51]+[.E51]-23" office:value-type="float" office:value="16" calcext:value-type="float">
            <text:p>1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1]+[.O51]*2" office:value-type="float" office:value="45" calcext:value-type="float">
            <text:p>45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51]+8)^2)/5)*10" office:value-type="float" office:value="1152" calcext:value-type="float">
            <text:p>1152</text:p>
          </table:table-cell>
          <table:table-cell table:formula="of:=((([.$F51]+8)*2)^2)/([.$F51]+60)" office:value-type="float" office:value="30.3157894736842" calcext:value-type="float">
            <text:p>30.3157894736842</text:p>
          </table:table-cell>
          <table:table-cell table:formula="of:=[.AC51]/[.AD51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Rhodok Light Cavalry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52]+[.C52]+[.D52]+[.E52]-23" office:value-type="float" office:value="16" calcext:value-type="float">
            <text:p>1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52]+[.O52]*2" office:value-type="float" office:value="57" calcext:value-type="float">
            <text:p>5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52]+8)^2)/5)*10" office:value-type="float" office:value="1152" calcext:value-type="float">
            <text:p>1152</text:p>
          </table:table-cell>
          <table:table-cell table:formula="of:=((([.$F52]+8)*2)^2)/([.$F52]+60)" office:value-type="float" office:value="30.3157894736842" calcext:value-type="float">
            <text:p>30.3157894736842</text:p>
          </table:table-cell>
          <table:table-cell table:formula="of:=[.AC52]/[.AD52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Nord Light Spear Caval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53]+[.C53]+[.D53]+[.E53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formula="of:=35+[.B53]+[.O53]*2" office:value-type="float" office:value="51" calcext:value-type="float">
            <text:p>5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53]+8)^2)/5)*10" office:value-type="float" office:value="1152" calcext:value-type="float">
            <text:p>1152</text:p>
          </table:table-cell>
          <table:table-cell table:formula="of:=((([.$F53]+8)*2)^2)/([.$F53]+60)" office:value-type="float" office:value="30.3157894736842" calcext:value-type="float">
            <text:p>30.3157894736842</text:p>
          </table:table-cell>
          <table:table-cell table:formula="of:=[.AC53]/[.AD53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Rhodok Light Crossbowma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54]+[.C54]+[.D54]+[.E54]-23" office:value-type="float" office:value="16" calcext:value-type="float">
            <text:p>1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4]+[.O54]*2" office:value-type="float" office:value="49" calcext:value-type="float">
            <text:p>49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54]+8)^2)/5)*10" office:value-type="float" office:value="1152" calcext:value-type="float">
            <text:p>1152</text:p>
          </table:table-cell>
          <table:table-cell table:formula="of:=((([.$F54]+8)*2)^2)/([.$F54]+60)" office:value-type="float" office:value="30.3157894736842" calcext:value-type="float">
            <text:p>30.3157894736842</text:p>
          </table:table-cell>
          <table:table-cell table:formula="of:=[.AC54]/[.AD54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table:style-name="ce3" office:value-type="string" calcext:value-type="string">
            <text:p>Mercenary Light Cross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55]+[.C55]+[.D55]+[.E55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5]+[.O55]*2" office:value-type="float" office:value="48" calcext:value-type="float">
            <text:p>48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55]+8)^2)/5)*10" office:value-type="float" office:value="1152" calcext:value-type="float">
            <text:p>1152</text:p>
          </table:table-cell>
          <table:table-cell table:formula="of:=((([.$F55]+8)*2)^2)/([.$F55]+60)" office:value-type="float" office:value="30.3157894736842" calcext:value-type="float">
            <text:p>30.3157894736842</text:p>
          </table:table-cell>
          <table:table-cell table:formula="of:=[.AC55]/[.AD55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Vaegir Light Infantry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56]+[.C56]+[.D56]+[.E56]-23" office:value-type="float" office:value="16" calcext:value-type="float">
            <text:p>1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6]+[.O56]*2" office:value-type="float" office:value="51" calcext:value-type="float">
            <text:p>51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56]+8)^2)/5)*10" office:value-type="float" office:value="1152" calcext:value-type="float">
            <text:p>1152</text:p>
          </table:table-cell>
          <table:table-cell table:formula="of:=((([.$F56]+8)*2)^2)/([.$F56]+60)" office:value-type="float" office:value="30.3157894736842" calcext:value-type="float">
            <text:p>30.3157894736842</text:p>
          </table:table-cell>
          <table:table-cell table:formula="of:=[.AC56]/[.AD56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table:style-name="ce3" office:value-type="string" calcext:value-type="string">
            <text:p>Mercenary Light Infantry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57]+[.C57]+[.D57]+[.E57]-23" office:value-type="float" office:value="16" calcext:value-type="float">
            <text:p>16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7]+[.O57]*2" office:value-type="float" office:value="50" calcext:value-type="float">
            <text:p>50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57]+8)^2)/5)*10" office:value-type="float" office:value="1152" calcext:value-type="float">
            <text:p>1152</text:p>
          </table:table-cell>
          <table:table-cell table:formula="of:=((([.$F57]+8)*2)^2)/([.$F57]+60)" office:value-type="float" office:value="30.3157894736842" calcext:value-type="float">
            <text:p>30.3157894736842</text:p>
          </table:table-cell>
          <table:table-cell table:formula="of:=[.AC57]/[.AD57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arranid Light Horse Arc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58]+[.C58]+[.D58]+[.E58]-23" office:value-type="float" office:value="16" calcext:value-type="float">
            <text:p>1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58]+[.O58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58]+8)^2)/5)*10" office:value-type="float" office:value="1152" calcext:value-type="float">
            <text:p>1152</text:p>
          </table:table-cell>
          <table:table-cell table:formula="of:=((([.$F58]+8)*2)^2)/([.$F58]+60)" office:value-type="float" office:value="30.3157894736842" calcext:value-type="float">
            <text:p>30.3157894736842</text:p>
          </table:table-cell>
          <table:table-cell table:formula="of:=[.AC58]/[.AD58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Khergit Light Steppe Cavalry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59]+[.C59]+[.D59]+[.E59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59]+[.O59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59]+8)^2)/5)*10" office:value-type="float" office:value="1152" calcext:value-type="float">
            <text:p>1152</text:p>
          </table:table-cell>
          <table:table-cell table:formula="of:=((([.$F59]+8)*2)^2)/([.$F59]+60)" office:value-type="float" office:value="30.3157894736842" calcext:value-type="float">
            <text:p>30.3157894736842</text:p>
          </table:table-cell>
          <table:table-cell table:formula="of:=[.AC59]/[.AD59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Rhodok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60]+[.C60]+[.D60]+[.E60]-23" office:value-type="float" office:value="16" calcext:value-type="float">
            <text:p>1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60]+[.O60]*2" office:value-type="float" office:value="50" calcext:value-type="float">
            <text:p>50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60]+8)^2)/5)*10" office:value-type="float" office:value="1152" calcext:value-type="float">
            <text:p>1152</text:p>
          </table:table-cell>
          <table:table-cell table:formula="of:=((([.$F60]+8)*2)^2)/([.$F60]+60)" office:value-type="float" office:value="30.3157894736842" calcext:value-type="float">
            <text:p>30.3157894736842</text:p>
          </table:table-cell>
          <table:table-cell table:formula="of:=[.AC60]/[.AD60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Vaegir Light Skirmisher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61]+[.C61]+[.D61]+[.E61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61]+[.O61]*2" office:value-type="float" office:value="49" calcext:value-type="float">
            <text:p>49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61]+8)^2)/5)*10" office:value-type="float" office:value="1152" calcext:value-type="float">
            <text:p>1152</text:p>
          </table:table-cell>
          <table:table-cell table:formula="of:=((([.$F61]+8)*2)^2)/([.$F61]+60)" office:value-type="float" office:value="30.3157894736842" calcext:value-type="float">
            <text:p>30.3157894736842</text:p>
          </table:table-cell>
          <table:table-cell table:formula="of:=[.AC61]/[.AD61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table:style-name="ce3" office:value-type="string" calcext:value-type="string">
            <text:p>Mercenary Light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62]+[.C62]+[.D62]+[.E62]-23" office:value-type="float" office:value="16" calcext:value-type="float">
            <text:p>16</text:p>
          </table:table-cell>
          <table:table-cell/>
          <table:table-cell table:number-columns-repeated="2"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2]+[.O62]*2" office:value-type="float" office:value="53" calcext:value-type="float">
            <text:p>53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62]+8)^2)/5)*10" office:value-type="float" office:value="1152" calcext:value-type="float">
            <text:p>1152</text:p>
          </table:table-cell>
          <table:table-cell table:formula="of:=((([.$F62]+8)*2)^2)/([.$F62]+60)" office:value-type="float" office:value="30.3157894736842" calcext:value-type="float">
            <text:p>30.3157894736842</text:p>
          </table:table-cell>
          <table:table-cell table:formula="of:=[.AC62]/[.AD62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wadian Light Bowman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63]+[.C63]+[.D63]+[.E63]-23" office:value-type="float" office:value="17" calcext:value-type="float">
            <text:p>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35" calcext:value-type="float">
            <text:p>13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63]+[.O63]*2" office:value-type="float" office:value="48" calcext:value-type="float">
            <text:p>4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63]+8)^2)/5)*10" office:value-type="float" office:value="1250" calcext:value-type="float">
            <text:p>1250</text:p>
          </table:table-cell>
          <table:table-cell table:formula="of:=((([.$F63]+8)*2)^2)/([.$F63]+60)" office:value-type="float" office:value="32.4675324675325" calcext:value-type="float">
            <text:p>32.4675324675325</text:p>
          </table:table-cell>
          <table:table-cell table:formula="of:=[.AC63]/[.AD63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Khergit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64]+[.C64]+[.D64]+[.E64]-23" office:value-type="float" office:value="17" calcext:value-type="float">
            <text:p>1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64]+[.O64]*2" office:value-type="float" office:value="47" calcext:value-type="float">
            <text:p>4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64]+8)^2)/5)*10" office:value-type="float" office:value="1250" calcext:value-type="float">
            <text:p>1250</text:p>
          </table:table-cell>
          <table:table-cell table:formula="of:=((([.$F64]+8)*2)^2)/([.$F64]+60)" office:value-type="float" office:value="32.4675324675325" calcext:value-type="float">
            <text:p>32.4675324675325</text:p>
          </table:table-cell>
          <table:table-cell table:formula="of:=[.AC64]/[.AD64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Nord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65]+[.C65]+[.D65]+[.E65]-23" office:value-type="float" office:value="17" calcext:value-type="float">
            <text:p>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65]+[.O65]*2" office:value-type="float" office:value="49" calcext:value-type="float">
            <text:p>49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65]+8)^2)/5)*10" office:value-type="float" office:value="1250" calcext:value-type="float">
            <text:p>1250</text:p>
          </table:table-cell>
          <table:table-cell table:formula="of:=((([.$F65]+8)*2)^2)/([.$F65]+60)" office:value-type="float" office:value="32.4675324675325" calcext:value-type="float">
            <text:p>32.4675324675325</text:p>
          </table:table-cell>
          <table:table-cell table:formula="of:=[.AC65]/[.AD65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Vaegir Scout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66]+[.C66]+[.D66]+[.E66]-23" office:value-type="float" office:value="17" calcext:value-type="float">
            <text:p>17</text:p>
          </table:table-cell>
          <table:table-cell/>
          <table:table-cell table:number-columns-repeated="2"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66]+[.O66]*2" office:value-type="float" office:value="47" calcext:value-type="float">
            <text:p>47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66]+8)^2)/5)*10" office:value-type="float" office:value="1250" calcext:value-type="float">
            <text:p>1250</text:p>
          </table:table-cell>
          <table:table-cell table:formula="of:=((([.$F66]+8)*2)^2)/([.$F66]+60)" office:value-type="float" office:value="32.4675324675325" calcext:value-type="float">
            <text:p>32.4675324675325</text:p>
          </table:table-cell>
          <table:table-cell table:formula="of:=[.AC66]/[.AD66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Nord Light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67]+[.C67]+[.D67]+[.E67]-23" office:value-type="float" office:value="17" calcext:value-type="float">
            <text:p>1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67]+[.O67]*2" office:value-type="float" office:value="51" calcext:value-type="float">
            <text:p>51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67]+8)^2)/5)*10" office:value-type="float" office:value="1250" calcext:value-type="float">
            <text:p>1250</text:p>
          </table:table-cell>
          <table:table-cell table:formula="of:=((([.$F67]+8)*2)^2)/([.$F67]+60)" office:value-type="float" office:value="32.4675324675325" calcext:value-type="float">
            <text:p>32.4675324675325</text:p>
          </table:table-cell>
          <table:table-cell table:formula="of:=[.AC67]/[.AD67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Vaegir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68]+[.C68]+[.D68]+[.E68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68]+[.O68]*2" office:value-type="float" office:value="48" calcext:value-type="float">
            <text:p>48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68]+8)^2)/5)*10" office:value-type="float" office:value="1250" calcext:value-type="float">
            <text:p>1250</text:p>
          </table:table-cell>
          <table:table-cell table:formula="of:=((([.$F68]+8)*2)^2)/([.$F68]+60)" office:value-type="float" office:value="32.4675324675325" calcext:value-type="float">
            <text:p>32.4675324675325</text:p>
          </table:table-cell>
          <table:table-cell table:formula="of:=[.AC68]/[.AD68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arranid Pikeman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69]+[.C69]+[.D69]+[.E69]-23" office:value-type="float" office:value="17" calcext:value-type="float">
            <text:p>1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formula="of:=35+[.B69]+[.O69]*2" office:value-type="float" office:value="54" calcext:value-type="float">
            <text:p>54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69]+8)^2)/5)*10" office:value-type="float" office:value="1250" calcext:value-type="float">
            <text:p>1250</text:p>
          </table:table-cell>
          <table:table-cell table:formula="of:=((([.$F69]+8)*2)^2)/([.$F69]+60)" office:value-type="float" office:value="32.4675324675325" calcext:value-type="float">
            <text:p>32.4675324675325</text:p>
          </table:table-cell>
          <table:table-cell table:formula="of:=[.AC69]/[.AD69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Nor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70]+[.C70]+[.D70]+[.E70]-23" office:value-type="float" office:value="17" calcext:value-type="float">
            <text:p>1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0]+[.O70]*2" office:value-type="float" office:value="51" calcext:value-type="float">
            <text:p>51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70]+8)^2)/5)*10" office:value-type="float" office:value="1250" calcext:value-type="float">
            <text:p>1250</text:p>
          </table:table-cell>
          <table:table-cell table:formula="of:=((([.$F70]+8)*2)^2)/([.$F70]+60)" office:value-type="float" office:value="32.4675324675325" calcext:value-type="float">
            <text:p>32.4675324675325</text:p>
          </table:table-cell>
          <table:table-cell table:formula="of:=[.AC70]/[.AD70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Khergit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71]+[.C71]+[.D71]+[.E71]-23" office:value-type="float" office:value="17" calcext:value-type="float">
            <text:p>1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1]+[.O71]*2" office:value-type="float" office:value="48" calcext:value-type="float">
            <text:p>4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71]+8)^2)/5)*10" office:value-type="float" office:value="1250" calcext:value-type="float">
            <text:p>1250</text:p>
          </table:table-cell>
          <table:table-cell table:formula="of:=((([.$F71]+8)*2)^2)/([.$F71]+60)" office:value-type="float" office:value="32.4675324675325" calcext:value-type="float">
            <text:p>32.4675324675325</text:p>
          </table:table-cell>
          <table:table-cell table:formula="of:=[.AC71]/[.AD71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table:style-name="ce3" office:value-type="string" calcext:value-type="string">
            <text:p>Mercenary Light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72]+[.C72]+[.D72]+[.E72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72]+[.O72]*2" office:value-type="float" office:value="47" calcext:value-type="float">
            <text:p>47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72]+8)^2)/5)*10" office:value-type="float" office:value="1250" calcext:value-type="float">
            <text:p>1250</text:p>
          </table:table-cell>
          <table:table-cell table:formula="of:=((([.$F72]+8)*2)^2)/([.$F72]+60)" office:value-type="float" office:value="32.4675324675325" calcext:value-type="float">
            <text:p>32.4675324675325</text:p>
          </table:table-cell>
          <table:table-cell table:formula="of:=[.AC72]/[.AD72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Nord Spear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73]+[.C73]+[.D73]+[.E73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3]+[.O73]*2" office:value-type="float" office:value="55" calcext:value-type="float">
            <text:p>55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73]+8)^2)/5)*10" office:value-type="float" office:value="1250" calcext:value-type="float">
            <text:p>1250</text:p>
          </table:table-cell>
          <table:table-cell table:formula="of:=((([.$F73]+8)*2)^2)/([.$F73]+60)" office:value-type="float" office:value="32.4675324675325" calcext:value-type="float">
            <text:p>32.4675324675325</text:p>
          </table:table-cell>
          <table:table-cell table:formula="of:=[.AC73]/[.AD73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arranid Light Spear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74]+[.C74]+[.D74]+[.E74]-23" office:value-type="float" office:value="17" calcext:value-type="float">
            <text:p>1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3"/>
          <table:table-cell table:style-name="ce3" office:value-type="float" office:value="6" calcext:value-type="float">
            <text:p>6</text:p>
          </table:table-cell>
          <table:table-cell table:number-columns-repeated="3"/>
          <table:table-cell table:formula="of:=35+[.B74]+[.O74]*2" office:value-type="float" office:value="55" calcext:value-type="float">
            <text:p>55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74]+8)^2)/5)*10" office:value-type="float" office:value="1250" calcext:value-type="float">
            <text:p>1250</text:p>
          </table:table-cell>
          <table:table-cell table:formula="of:=((([.$F74]+8)*2)^2)/([.$F74]+60)" office:value-type="float" office:value="32.4675324675325" calcext:value-type="float">
            <text:p>32.4675324675325</text:p>
          </table:table-cell>
          <table:table-cell table:formula="of:=[.AC74]/[.AD74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Nord Light 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75]+[.C75]+[.D75]+[.E75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75]+[.O75]*2" office:value-type="float" office:value="50" calcext:value-type="float">
            <text:p>50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75]+8)^2)/5)*10" office:value-type="float" office:value="1352" calcext:value-type="float">
            <text:p>1352</text:p>
          </table:table-cell>
          <table:table-cell table:formula="of:=((([.$F75]+8)*2)^2)/([.$F75]+60)" office:value-type="float" office:value="34.6666666666667" calcext:value-type="float">
            <text:p>34.6666666666667</text:p>
          </table:table-cell>
          <table:table-cell table:formula="of:=[.AC75]/[.AD75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2"/>
        </table:table-row>
        <table:table-row table:style-name="ro2" table:visibility="filter">
          <table:table-cell office:value-type="string" calcext:value-type="string">
            <text:p>Swadian Light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76]+[.C76]+[.D76]+[.E76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6]+[.O76]*2" office:value-type="float" office:value="51" calcext:value-type="float">
            <text:p>51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76]+8)^2)/5)*10" office:value-type="float" office:value="1352" calcext:value-type="float">
            <text:p>1352</text:p>
          </table:table-cell>
          <table:table-cell table:formula="of:=((([.$F76]+8)*2)^2)/([.$F76]+60)" office:value-type="float" office:value="34.6666666666667" calcext:value-type="float">
            <text:p>34.6666666666667</text:p>
          </table:table-cell>
          <table:table-cell table:formula="of:=[.AC76]/[.AD76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Vaegir Light Club Infantry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77]+[.C77]+[.D77]+[.E77]-23" office:value-type="float" office:value="18" calcext:value-type="float">
            <text:p>1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77]+[.O77]*2" office:value-type="float" office:value="58" calcext:value-type="float">
            <text:p>5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77]+8)^2)/5)*10" office:value-type="float" office:value="1352" calcext:value-type="float">
            <text:p>1352</text:p>
          </table:table-cell>
          <table:table-cell table:formula="of:=((([.$F77]+8)*2)^2)/([.$F77]+60)" office:value-type="float" office:value="34.6666666666667" calcext:value-type="float">
            <text:p>34.6666666666667</text:p>
          </table:table-cell>
          <table:table-cell table:formula="of:=[.AC77]/[.AD77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Khergit Light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78]+[.C78]+[.D78]+[.E78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78]+[.O78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78]+8)^2)/5)*10" office:value-type="float" office:value="1352" calcext:value-type="float">
            <text:p>1352</text:p>
          </table:table-cell>
          <table:table-cell table:formula="of:=((([.$F78]+8)*2)^2)/([.$F78]+60)" office:value-type="float" office:value="34.6666666666667" calcext:value-type="float">
            <text:p>34.6666666666667</text:p>
          </table:table-cell>
          <table:table-cell table:formula="of:=[.AC78]/[.AD78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Rhodok Pikeman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79]+[.C79]+[.D79]+[.E79]-23" office:value-type="float" office:value="18" calcext:value-type="float">
            <text:p>1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79]+[.O79]*2" office:value-type="float" office:value="63" calcext:value-type="float">
            <text:p>63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79]+8)^2)/5)*10" office:value-type="float" office:value="1352" calcext:value-type="float">
            <text:p>1352</text:p>
          </table:table-cell>
          <table:table-cell table:formula="of:=((([.$F79]+8)*2)^2)/([.$F79]+60)" office:value-type="float" office:value="34.6666666666667" calcext:value-type="float">
            <text:p>34.6666666666667</text:p>
          </table:table-cell>
          <table:table-cell table:formula="of:=[.AC79]/[.AD79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Nord Foot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0]+[.C80]+[.D80]+[.E80]-23" office:value-type="float" office:value="18" calcext:value-type="float">
            <text:p>1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0]+[.O80]*2" office:value-type="float" office:value="51" calcext:value-type="float">
            <text:p>51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80]+8)^2)/5)*10" office:value-type="float" office:value="1352" calcext:value-type="float">
            <text:p>1352</text:p>
          </table:table-cell>
          <table:table-cell table:formula="of:=((([.$F80]+8)*2)^2)/([.$F80]+60)" office:value-type="float" office:value="34.6666666666667" calcext:value-type="float">
            <text:p>34.6666666666667</text:p>
          </table:table-cell>
          <table:table-cell table:formula="of:=[.AC80]/[.AD80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arranid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B81]+[.C81]+[.D81]+[.E81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81]+[.O81]*2" office:value-type="float" office:value="48" calcext:value-type="float">
            <text:p>4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81]+8)^2)/5)*10" office:value-type="float" office:value="1352" calcext:value-type="float">
            <text:p>1352</text:p>
          </table:table-cell>
          <table:table-cell table:formula="of:=((([.$F81]+8)*2)^2)/([.$F81]+60)" office:value-type="float" office:value="34.6666666666667" calcext:value-type="float">
            <text:p>34.6666666666667</text:p>
          </table:table-cell>
          <table:table-cell table:formula="of:=[.AC81]/[.AD81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wadian Light Spearma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2]+[.C82]+[.D82]+[.E82]-23" office:value-type="float" office:value="18" calcext:value-type="float">
            <text:p>1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82]+[.O82]*2" office:value-type="float" office:value="56" calcext:value-type="float">
            <text:p>56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82]+8)^2)/5)*10" office:value-type="float" office:value="1352" calcext:value-type="float">
            <text:p>1352</text:p>
          </table:table-cell>
          <table:table-cell table:formula="of:=((([.$F82]+8)*2)^2)/([.$F82]+60)" office:value-type="float" office:value="34.6666666666667" calcext:value-type="float">
            <text:p>34.6666666666667</text:p>
          </table:table-cell>
          <table:table-cell table:formula="of:=[.AC82]/[.AD82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Nord Light Longbowm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3]+[.C83]+[.D83]+[.E83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83]+[.O83]*2" office:value-type="float" office:value="52" calcext:value-type="float">
            <text:p>52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83]+8)^2)/5)*10" office:value-type="float" office:value="1458" calcext:value-type="float">
            <text:p>1458</text:p>
          </table:table-cell>
          <table:table-cell table:formula="of:=((([.$F83]+8)*2)^2)/([.$F83]+60)" office:value-type="float" office:value="36.9113924050633" calcext:value-type="float">
            <text:p>36.9113924050633</text:p>
          </table:table-cell>
          <table:table-cell table:formula="of:=[.AC83]/[.AD83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wadian Scout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84]+[.C84]+[.D84]+[.E84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84]+[.O84]*2" office:value-type="float" office:value="53" calcext:value-type="float">
            <text:p>53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84]+8)^2)/5)*10" office:value-type="float" office:value="1458" calcext:value-type="float">
            <text:p>1458</text:p>
          </table:table-cell>
          <table:table-cell table:formula="of:=((([.$F84]+8)*2)^2)/([.$F84]+60)" office:value-type="float" office:value="36.9113924050633" calcext:value-type="float">
            <text:p>36.9113924050633</text:p>
          </table:table-cell>
          <table:table-cell table:formula="of:=[.AC84]/[.AD84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Vaegir Light Cavalry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85]+[.C85]+[.D85]+[.E85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85]+[.O85]*2" office:value-type="float" office:value="50" calcext:value-type="float">
            <text:p>50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85]+8)^2)/5)*10" office:value-type="float" office:value="1458" calcext:value-type="float">
            <text:p>1458</text:p>
          </table:table-cell>
          <table:table-cell table:formula="of:=((([.$F85]+8)*2)^2)/([.$F85]+60)" office:value-type="float" office:value="36.9113924050633" calcext:value-type="float">
            <text:p>36.9113924050633</text:p>
          </table:table-cell>
          <table:table-cell table:formula="of:=[.AC85]/[.AD85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Vaegir Footman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86]+[.C86]+[.D86]+[.E86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6]+[.O86]*2" office:value-type="float" office:value="54" calcext:value-type="float">
            <text:p>5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86]+8)^2)/5)*10" office:value-type="float" office:value="1458" calcext:value-type="float">
            <text:p>1458</text:p>
          </table:table-cell>
          <table:table-cell table:formula="of:=((([.$F86]+8)*2)^2)/([.$F86]+60)" office:value-type="float" office:value="36.9113924050633" calcext:value-type="float">
            <text:p>36.9113924050633</text:p>
          </table:table-cell>
          <table:table-cell table:formula="of:=[.AC86]/[.AD86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arranid Infant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7]+[.C87]+[.D87]+[.E87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87]+[.O87]*2" office:value-type="float" office:value="52" calcext:value-type="float">
            <text:p>52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87]+8)^2)/5)*10" office:value-type="float" office:value="1458" calcext:value-type="float">
            <text:p>1458</text:p>
          </table:table-cell>
          <table:table-cell table:formula="of:=((([.$F87]+8)*2)^2)/([.$F87]+60)" office:value-type="float" office:value="36.9113924050633" calcext:value-type="float">
            <text:p>36.9113924050633</text:p>
          </table:table-cell>
          <table:table-cell table:formula="of:=[.AC87]/[.AD87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Nord Mounted 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8]+[.C88]+[.D88]+[.E88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88]+[.O88]*2" office:value-type="float" office:value="48" calcext:value-type="float">
            <text:p>48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88]+8)^2)/5)*10" office:value-type="float" office:value="1458" calcext:value-type="float">
            <text:p>1458</text:p>
          </table:table-cell>
          <table:table-cell table:formula="of:=((([.$F88]+8)*2)^2)/([.$F88]+60)" office:value-type="float" office:value="36.9113924050633" calcext:value-type="float">
            <text:p>36.9113924050633</text:p>
          </table:table-cell>
          <table:table-cell table:formula="of:=[.AC88]/[.AD88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Khergit Light Horse Archer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89]+[.C89]+[.D89]+[.E89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89]+[.O89]*2" office:value-type="float" office:value="46" calcext:value-type="float">
            <text:p>46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89]+8)^2)/5)*10" office:value-type="float" office:value="1458" calcext:value-type="float">
            <text:p>1458</text:p>
          </table:table-cell>
          <table:table-cell table:formula="of:=((([.$F89]+8)*2)^2)/([.$F89]+60)" office:value-type="float" office:value="36.9113924050633" calcext:value-type="float">
            <text:p>36.9113924050633</text:p>
          </table:table-cell>
          <table:table-cell table:formula="of:=[.AC89]/[.AD89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arranid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90]+[.C90]+[.D90]+[.E90]-23" office:value-type="float" office:value="19" calcext:value-type="float">
            <text:p>1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90]+[.O90]*2" office:value-type="float" office:value="47" calcext:value-type="float">
            <text:p>47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90]+8)^2)/5)*10" office:value-type="float" office:value="1458" calcext:value-type="float">
            <text:p>1458</text:p>
          </table:table-cell>
          <table:table-cell table:formula="of:=((([.$F90]+8)*2)^2)/([.$F90]+60)" office:value-type="float" office:value="36.9113924050633" calcext:value-type="float">
            <text:p>36.9113924050633</text:p>
          </table:table-cell>
          <table:table-cell table:formula="of:=[.AC90]/[.AD90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wadian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91]+[.C91]+[.D91]+[.E91]-23" office:value-type="float" office:value="19" calcext:value-type="float">
            <text:p>1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1]+[.O91]*2" office:value-type="float" office:value="51" calcext:value-type="float">
            <text:p>51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91]+8)^2)/5)*10" office:value-type="float" office:value="1458" calcext:value-type="float">
            <text:p>1458</text:p>
          </table:table-cell>
          <table:table-cell table:formula="of:=((([.$F91]+8)*2)^2)/([.$F91]+60)" office:value-type="float" office:value="36.9113924050633" calcext:value-type="float">
            <text:p>36.9113924050633</text:p>
          </table:table-cell>
          <table:table-cell table:formula="of:=[.AC91]/[.AD91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table:style-name="ce3" office:value-type="string" calcext:value-type="string">
            <text:p>Khergit Light Horse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92]+[.C92]+[.D92]+[.E92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92]+[.O92]*2" office:value-type="float" office:value="52" calcext:value-type="float">
            <text:p>52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92]+8)^2)/5)*10" office:value-type="float" office:value="1568" calcext:value-type="float">
            <text:p>1568</text:p>
          </table:table-cell>
          <table:table-cell table:formula="of:=((([.$F92]+8)*2)^2)/([.$F92]+60)" office:value-type="float" office:value="39.2" calcext:value-type="float">
            <text:p>39.2</text:p>
          </table:table-cell>
          <table:table-cell table:formula="of:=[.AC92]/[.AD92]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arranid Footman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3]+[.O93]*2" office:value-type="float" office:value="56" calcext:value-type="float">
            <text:p>5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93]+8)^2)/5)*10" office:value-type="float" office:value="338" calcext:value-type="float">
            <text:p>338</text:p>
          </table:table-cell>
          <table:table-cell table:formula="of:=((([.$F93]+8)*2)^2)/([.$F93]+60)" office:value-type="float" office:value="10.4" calcext:value-type="float">
            <text:p>10.4</text:p>
          </table:table-cell>
          <table:table-cell table:formula="of:=[.AC93]/[.AD93]" office:value-type="float" office:value="32.5" calcext:value-type="float">
            <text:p>32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arranid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94]+[.C94]+[.D94]+[.E94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94]+[.O94]*2" office:value-type="float" office:value="47" calcext:value-type="float">
            <text:p>47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94]+8)^2)/5)*10" office:value-type="float" office:value="1568" calcext:value-type="float">
            <text:p>1568</text:p>
          </table:table-cell>
          <table:table-cell table:formula="of:=((([.$F94]+8)*2)^2)/([.$F94]+60)" office:value-type="float" office:value="39.2" calcext:value-type="float">
            <text:p>39.2</text:p>
          </table:table-cell>
          <table:table-cell table:formula="of:=[.AC94]/[.AD94]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Khergit Archer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95]+[.C95]+[.D95]+[.E95]-23" office:value-type="float" office:value="21" calcext:value-type="float">
            <text:p>2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5]+[.O95]*2" office:value-type="float" office:value="47" calcext:value-type="float">
            <text:p>47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95]+8)^2)/5)*10" office:value-type="float" office:value="1682" calcext:value-type="float">
            <text:p>1682</text:p>
          </table:table-cell>
          <table:table-cell table:formula="of:=((([.$F95]+8)*2)^2)/([.$F95]+60)" office:value-type="float" office:value="41.5308641975309" calcext:value-type="float">
            <text:p>41.5308641975309</text:p>
          </table:table-cell>
          <table:table-cell table:formula="of:=[.AC95]/[.AD95]" office:value-type="float" office:value="40.5" calcext:value-type="float">
            <text:p>40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wadian Foot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96]+[.C96]+[.D96]+[.E96]-23" office:value-type="float" office:value="21" calcext:value-type="float">
            <text:p>2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formula="of:=35+[.B96]+[.O96]*2" office:value-type="float" office:value="55" calcext:value-type="float">
            <text:p>55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96]+8)^2)/5)*10" office:value-type="float" office:value="1682" calcext:value-type="float">
            <text:p>1682</text:p>
          </table:table-cell>
          <table:table-cell table:formula="of:=((([.$F96]+8)*2)^2)/([.$F96]+60)" office:value-type="float" office:value="41.5308641975309" calcext:value-type="float">
            <text:p>41.5308641975309</text:p>
          </table:table-cell>
          <table:table-cell table:formula="of:=[.AC96]/[.AD96]" office:value-type="float" office:value="40.5" calcext:value-type="float">
            <text:p>40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Nord Light Infantry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97]+[.C97]+[.D97]+[.E97]-23" office:value-type="float" office:value="21" calcext:value-type="float">
            <text:p>2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7]+[.O97]*2" office:value-type="float" office:value="55" calcext:value-type="float">
            <text:p>55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97]+8)^2)/5)*10" office:value-type="float" office:value="1682" calcext:value-type="float">
            <text:p>1682</text:p>
          </table:table-cell>
          <table:table-cell table:formula="of:=((([.$F97]+8)*2)^2)/([.$F97]+60)" office:value-type="float" office:value="41.5308641975309" calcext:value-type="float">
            <text:p>41.5308641975309</text:p>
          </table:table-cell>
          <table:table-cell table:formula="of:=[.AC97]/[.AD97]" office:value-type="float" office:value="40.5" calcext:value-type="float">
            <text:p>40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Khergit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98]+[.C98]+[.D98]+[.E98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98]+[.O98]*2" office:value-type="float" office:value="55" calcext:value-type="float">
            <text:p>55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98]+8)^2)/5)*10" office:value-type="float" office:value="1682" calcext:value-type="float">
            <text:p>1682</text:p>
          </table:table-cell>
          <table:table-cell table:formula="of:=((([.$F98]+8)*2)^2)/([.$F98]+60)" office:value-type="float" office:value="41.5308641975309" calcext:value-type="float">
            <text:p>41.5308641975309</text:p>
          </table:table-cell>
          <table:table-cell table:formula="of:=[.AC98]/[.AD98]" office:value-type="float" office:value="40.5" calcext:value-type="float">
            <text:p>40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Nord Infantry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99]+[.C99]+[.D99]+[.E99]-23" office:value-type="float" office:value="22" calcext:value-type="float">
            <text:p>2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99]+[.O99]*2" office:value-type="float" office:value="56" calcext:value-type="float">
            <text:p>5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99]+8)^2)/5)*10" office:value-type="float" office:value="1800" calcext:value-type="float">
            <text:p>1800</text:p>
          </table:table-cell>
          <table:table-cell table:formula="of:=((([.$F99]+8)*2)^2)/([.$F99]+60)" office:value-type="float" office:value="43.9024390243903" calcext:value-type="float">
            <text:p>43.9024390243903</text:p>
          </table:table-cell>
          <table:table-cell table:formula="of:=[.AC99]/[.AD99]"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wadian Light Lanc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00]+[.C100]+[.D100]+[.E100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00]+[.O100]*2" office:value-type="float" office:value="52" calcext:value-type="float">
            <text:p>52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00]+8)^2)/5)*10" office:value-type="float" office:value="1800" calcext:value-type="float">
            <text:p>1800</text:p>
          </table:table-cell>
          <table:table-cell table:formula="of:=((([.$F100]+8)*2)^2)/([.$F100]+60)" office:value-type="float" office:value="43.9024390243903" calcext:value-type="float">
            <text:p>43.9024390243903</text:p>
          </table:table-cell>
          <table:table-cell table:formula="of:=[.AC100]/[.AD100]"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wadian Light Horsem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01]+[.C101]+[.D101]+[.E101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01]+[.O101]*2" office:value-type="float" office:value="54" calcext:value-type="float">
            <text:p>5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101]+8)^2)/5)*10" office:value-type="float" office:value="1922" calcext:value-type="float">
            <text:p>1922</text:p>
          </table:table-cell>
          <table:table-cell table:formula="of:=((([.$F101]+8)*2)^2)/([.$F101]+60)" office:value-type="float" office:value="46.3132530120482" calcext:value-type="float">
            <text:p>46.3132530120482</text:p>
          </table:table-cell>
          <table:table-cell table:formula="of:=[.AC101]/[.AD101]" office:value-type="float" office:value="41.5" calcext:value-type="float">
            <text:p>41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Vaegir Mounted Bow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02]+[.C102]+[.D102]+[.E102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102]+[.O102]*2" office:value-type="float" office:value="49" calcext:value-type="float">
            <text:p>49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02]+8)^2)/5)*10" office:value-type="float" office:value="1922" calcext:value-type="float">
            <text:p>1922</text:p>
          </table:table-cell>
          <table:table-cell table:formula="of:=((([.$F102]+8)*2)^2)/([.$F102]+60)" office:value-type="float" office:value="46.3132530120482" calcext:value-type="float">
            <text:p>46.3132530120482</text:p>
          </table:table-cell>
          <table:table-cell table:formula="of:=[.AC102]/[.AD102]" office:value-type="float" office:value="41.5" calcext:value-type="float">
            <text:p>41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Vaegir Mounted Long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03]+[.C103]+[.D103]+[.E103]-23" office:value-type="float" office:value="24" calcext:value-type="float">
            <text:p>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103]+[.O103]*2" office:value-type="float" office:value="50" calcext:value-type="float">
            <text:p>50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103]+8)^2)/5)*10" office:value-type="float" office:value="2048" calcext:value-type="float">
            <text:p>2048</text:p>
          </table:table-cell>
          <table:table-cell table:formula="of:=((([.$F103]+8)*2)^2)/([.$F103]+60)" office:value-type="float" office:value="48.7619047619048" calcext:value-type="float">
            <text:p>48.7619047619048</text:p>
          </table:table-cell>
          <table:table-cell table:formula="of:=[.AC103]/[.AD103]"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Vaegir Hussa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104]+[.C104]+[.D104]+[.E104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04]+[.O104]*2" office:value-type="float" office:value="52" calcext:value-type="float">
            <text:p>52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04]+8)^2)/5)*10" office:value-type="float" office:value="2178" calcext:value-type="float">
            <text:p>2178</text:p>
          </table:table-cell>
          <table:table-cell table:formula="of:=((([.$F104]+8)*2)^2)/([.$F104]+60)" office:value-type="float" office:value="51.2470588235294" calcext:value-type="float">
            <text:p>51.2470588235294</text:p>
          </table:table-cell>
          <table:table-cell table:formula="of:=[.AC104]/[.AD104]" office:value-type="float" office:value="42.5" calcext:value-type="float">
            <text:p>42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Nord Horsema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05]+[.C105]+[.D105]+[.E105]-23" office:value-type="float" office:value="18" calcext:value-type="float">
            <text:p>1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35+[.B105]+[.O105]*2" office:value-type="float" office:value="56" calcext:value-type="float">
            <text:p>56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05]+8)^2)/5)*10" office:value-type="float" office:value="1352" calcext:value-type="float">
            <text:p>1352</text:p>
          </table:table-cell>
          <table:table-cell table:formula="of:=((([.$F105]+8)*2)^2)/([.$F105]+60)" office:value-type="float" office:value="34.6666666666667" calcext:value-type="float">
            <text:p>34.6666666666667</text:p>
          </table:table-cell>
          <table:table-cell table:formula="of:=[.AC105]/[.AD105]"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Rhodok Heavy Swords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106]+[.C106]+[.D106]+[.E106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6]+[.O106]*2" office:value-type="float" office:value="61" calcext:value-type="float">
            <text:p>61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06]+8)^2)/5)*10" office:value-type="float" office:value="1352" calcext:value-type="float">
            <text:p>1352</text:p>
          </table:table-cell>
          <table:table-cell table:formula="of:=((([.$F106]+8)*2)^2)/([.$F106]+60)" office:value-type="float" office:value="34.6666666666667" calcext:value-type="float">
            <text:p>34.6666666666667</text:p>
          </table:table-cell>
          <table:table-cell table:formula="of:=[.AC106]/[.AD106]"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Rhodok Horseman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07]+[.C107]+[.D107]+[.E107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07]+[.O107]*2" office:value-type="float" office:value="58" calcext:value-type="float">
            <text:p>58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07]+8)^2)/5)*10" office:value-type="float" office:value="1458" calcext:value-type="float">
            <text:p>1458</text:p>
          </table:table-cell>
          <table:table-cell table:formula="of:=((([.$F107]+8)*2)^2)/([.$F107]+60)" office:value-type="float" office:value="36.9113924050633" calcext:value-type="float">
            <text:p>36.9113924050633</text:p>
          </table:table-cell>
          <table:table-cell table:formula="of:=[.AC107]/[.AD107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Nord Cavalry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08]+[.C108]+[.D108]+[.E108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08]+[.O108]*2" office:value-type="float" office:value="55" calcext:value-type="float">
            <text:p>55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08]+8)^2)/5)*10" office:value-type="float" office:value="1458" calcext:value-type="float">
            <text:p>1458</text:p>
          </table:table-cell>
          <table:table-cell table:formula="of:=((([.$F108]+8)*2)^2)/([.$F108]+60)" office:value-type="float" office:value="36.9113924050633" calcext:value-type="float">
            <text:p>36.9113924050633</text:p>
          </table:table-cell>
          <table:table-cell table:formula="of:=[.AC108]/[.AD108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Khergit Heavy Infantry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109]+[.C109]+[.D109]+[.E109]-23" office:value-type="float" office:value="19" calcext:value-type="float">
            <text:p>1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9]+[.O109]*2" office:value-type="float" office:value="56" calcext:value-type="float">
            <text:p>5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09]+8)^2)/5)*10" office:value-type="float" office:value="1458" calcext:value-type="float">
            <text:p>1458</text:p>
          </table:table-cell>
          <table:table-cell table:formula="of:=((([.$F109]+8)*2)^2)/([.$F109]+60)" office:value-type="float" office:value="36.9113924050633" calcext:value-type="float">
            <text:p>36.9113924050633</text:p>
          </table:table-cell>
          <table:table-cell table:formula="of:=[.AC109]/[.AD109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Rhodok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0]+[.C110]+[.D110]+[.E110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10]+[.O110]*2" office:value-type="float" office:value="57" calcext:value-type="float">
            <text:p>57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10]+8)^2)/5)*10" office:value-type="float" office:value="1458" calcext:value-type="float">
            <text:p>1458</text:p>
          </table:table-cell>
          <table:table-cell table:formula="of:=((([.$F110]+8)*2)^2)/([.$F110]+60)" office:value-type="float" office:value="36.9113924050633" calcext:value-type="float">
            <text:p>36.9113924050633</text:p>
          </table:table-cell>
          <table:table-cell table:formula="of:=[.AC110]/[.AD110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Rhodok Champio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111]+[.C111]+[.D111]+[.E111]-23" office:value-type="float" office:value="19" calcext:value-type="float">
            <text:p>1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11]+[.O111]*2" office:value-type="float" office:value="58" calcext:value-type="float">
            <text:p>5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11]+8)^2)/5)*10" office:value-type="float" office:value="1458" calcext:value-type="float">
            <text:p>1458</text:p>
          </table:table-cell>
          <table:table-cell table:formula="of:=((([.$F111]+8)*2)^2)/([.$F111]+60)" office:value-type="float" office:value="36.9113924050633" calcext:value-type="float">
            <text:p>36.9113924050633</text:p>
          </table:table-cell>
          <table:table-cell table:formula="of:=[.AC111]/[.AD111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wadian Longbow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12]+[.C112]+[.D112]+[.E112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2]+[.O112]*2" office:value-type="float" office:value="53" calcext:value-type="float">
            <text:p>53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12]+8)^2)/5)*10" office:value-type="float" office:value="1568" calcext:value-type="float">
            <text:p>1568</text:p>
          </table:table-cell>
          <table:table-cell table:formula="of:=((([.$F112]+8)*2)^2)/([.$F112]+60)" office:value-type="float" office:value="39.2" calcext:value-type="float">
            <text:p>39.2</text:p>
          </table:table-cell>
          <table:table-cell table:formula="of:=[.AC112]/[.AD112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wadian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3]+[.C113]+[.D113]+[.E113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13]+[.O113]*2" office:value-type="float" office:value="51" calcext:value-type="float">
            <text:p>51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13]+8)^2)/5)*10" office:value-type="float" office:value="1568" calcext:value-type="float">
            <text:p>1568</text:p>
          </table:table-cell>
          <table:table-cell table:formula="of:=((([.$F113]+8)*2)^2)/([.$F113]+60)" office:value-type="float" office:value="39.2" calcext:value-type="float">
            <text:p>39.2</text:p>
          </table:table-cell>
          <table:table-cell table:formula="of:=[.AC113]/[.AD113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Nord Spear Cavalry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14]+[.C114]+[.D114]+[.E114]-23"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35+[.B114]+[.O114]*2" office:value-type="float" office:value="57" calcext:value-type="float">
            <text:p>5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14]+8)^2)/5)*10" office:value-type="float" office:value="1568" calcext:value-type="float">
            <text:p>1568</text:p>
          </table:table-cell>
          <table:table-cell table:formula="of:=((([.$F114]+8)*2)^2)/([.$F114]+60)" office:value-type="float" office:value="39.2" calcext:value-type="float">
            <text:p>39.2</text:p>
          </table:table-cell>
          <table:table-cell table:formula="of:=[.AC114]/[.AD114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Vaegir Light Lanc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5]+[.C115]+[.D115]+[.E115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15]+[.O115]*2" office:value-type="float" office:value="52" calcext:value-type="float">
            <text:p>52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15]+8)^2)/5)*10" office:value-type="float" office:value="1568" calcext:value-type="float">
            <text:p>1568</text:p>
          </table:table-cell>
          <table:table-cell table:formula="of:=((([.$F115]+8)*2)^2)/([.$F115]+60)" office:value-type="float" office:value="39.2" calcext:value-type="float">
            <text:p>39.2</text:p>
          </table:table-cell>
          <table:table-cell table:formula="of:=[.AC115]/[.AD115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Rhodok Mounted Cross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16]+[.C116]+[.D116]+[.E116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16]+[.O116]*2" office:value-type="float" office:value="52" calcext:value-type="float">
            <text:p>52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16]+8)^2)/5)*10" office:value-type="float" office:value="1568" calcext:value-type="float">
            <text:p>1568</text:p>
          </table:table-cell>
          <table:table-cell table:formula="of:=((([.$F116]+8)*2)^2)/([.$F116]+60)" office:value-type="float" office:value="39.2" calcext:value-type="float">
            <text:p>39.2</text:p>
          </table:table-cell>
          <table:table-cell table:formula="of:=[.AC116]/[.AD116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wadian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7]+[.C117]+[.D117]+[.E117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17]+[.O117]*2" office:value-type="float" office:value="49" calcext:value-type="float">
            <text:p>49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117]+8)^2)/5)*10" office:value-type="float" office:value="1568" calcext:value-type="float">
            <text:p>1568</text:p>
          </table:table-cell>
          <table:table-cell table:formula="of:=((([.$F117]+8)*2)^2)/([.$F117]+60)" office:value-type="float" office:value="39.2" calcext:value-type="float">
            <text:p>39.2</text:p>
          </table:table-cell>
          <table:table-cell table:formula="of:=[.AC117]/[.AD117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Vaegir Skirmish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8]+[.C118]+[.D118]+[.E118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18]+[.O118]*2" office:value-type="float" office:value="56" calcext:value-type="float">
            <text:p>5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18]+8)^2)/5)*10" office:value-type="float" office:value="1568" calcext:value-type="float">
            <text:p>1568</text:p>
          </table:table-cell>
          <table:table-cell table:formula="of:=((([.$F118]+8)*2)^2)/([.$F118]+60)" office:value-type="float" office:value="39.2" calcext:value-type="float">
            <text:p>39.2</text:p>
          </table:table-cell>
          <table:table-cell table:formula="of:=[.AC118]/[.AD118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Rhodok Spearman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19]+[.C119]+[.D119]+[.E119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9]+[.O119]*2" office:value-type="float" office:value="63" calcext:value-type="float">
            <text:p>63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19]+8)^2)/5)*10" office:value-type="float" office:value="1568" calcext:value-type="float">
            <text:p>1568</text:p>
          </table:table-cell>
          <table:table-cell table:formula="of:=((([.$F119]+8)*2)^2)/([.$F119]+60)" office:value-type="float" office:value="39.2" calcext:value-type="float">
            <text:p>39.2</text:p>
          </table:table-cell>
          <table:table-cell table:formula="of:=[.AC119]/[.AD119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Rhodok Cavalry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20]+[.C120]+[.D120]+[.E120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20]+[.O120]*2" office:value-type="float" office:value="64" calcext:value-type="float">
            <text:p>6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20]+8)^2)/5)*10" office:value-type="float" office:value="1682" calcext:value-type="float">
            <text:p>1682</text:p>
          </table:table-cell>
          <table:table-cell table:formula="of:=((([.$F120]+8)*2)^2)/([.$F120]+60)" office:value-type="float" office:value="41.5308641975309" calcext:value-type="float">
            <text:p>41.5308641975309</text:p>
          </table:table-cell>
          <table:table-cell table:formula="of:=[.AC120]/[.AD120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wadian Crossbow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21]+[.C121]+[.D121]+[.E121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1]+[.O121]*2" office:value-type="float" office:value="55" calcext:value-type="float">
            <text:p>55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21]+8)^2)/5)*10" office:value-type="float" office:value="1682" calcext:value-type="float">
            <text:p>1682</text:p>
          </table:table-cell>
          <table:table-cell table:formula="of:=((([.$F121]+8)*2)^2)/([.$F121]+60)" office:value-type="float" office:value="41.5308641975309" calcext:value-type="float">
            <text:p>41.5308641975309</text:p>
          </table:table-cell>
          <table:table-cell table:formula="of:=[.AC121]/[.AD121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Khergit Warrior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22]+[.C122]+[.D122]+[.E122]-23" office:value-type="float" office:value="21" calcext:value-type="float">
            <text:p>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2]+[.O122]*2" office:value-type="float" office:value="55" calcext:value-type="float">
            <text:p>55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22]+8)^2)/5)*10" office:value-type="float" office:value="1682" calcext:value-type="float">
            <text:p>1682</text:p>
          </table:table-cell>
          <table:table-cell table:formula="of:=((([.$F122]+8)*2)^2)/([.$F122]+60)" office:value-type="float" office:value="41.5308641975309" calcext:value-type="float">
            <text:p>41.5308641975309</text:p>
          </table:table-cell>
          <table:table-cell table:formula="of:=[.AC122]/[.AD122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Rhodok Guard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23]+[.C123]+[.D123]+[.E123]-23" office:value-type="float" office:value="21" calcext:value-type="float">
            <text:p>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23]+[.O123]*2" office:value-type="float" office:value="57" calcext:value-type="float">
            <text:p>57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123]+8)^2)/5)*10" office:value-type="float" office:value="1682" calcext:value-type="float">
            <text:p>1682</text:p>
          </table:table-cell>
          <table:table-cell table:formula="of:=((([.$F123]+8)*2)^2)/([.$F123]+60)" office:value-type="float" office:value="41.5308641975309" calcext:value-type="float">
            <text:p>41.5308641975309</text:p>
          </table:table-cell>
          <table:table-cell table:formula="of:=[.AC123]/[.AD123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Vaegir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124]+[.C124]+[.D124]+[.E124]-23" office:value-type="float" office:value="21" calcext:value-type="float">
            <text:p>2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4]+[.O124]*2" office:value-type="float" office:value="59" calcext:value-type="float">
            <text:p>59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24]+8)^2)/5)*10" office:value-type="float" office:value="1682" calcext:value-type="float">
            <text:p>1682</text:p>
          </table:table-cell>
          <table:table-cell table:formula="of:=((([.$F124]+8)*2)^2)/([.$F124]+60)" office:value-type="float" office:value="41.5308641975309" calcext:value-type="float">
            <text:p>41.5308641975309</text:p>
          </table:table-cell>
          <table:table-cell table:formula="of:=[.AC124]/[.AD124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Nord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25]+[.C125]+[.D125]+[.E125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5]+[.O125]*2" office:value-type="float" office:value="55" calcext:value-type="float">
            <text:p>55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25]+8)^2)/5)*10" office:value-type="float" office:value="1800" calcext:value-type="float">
            <text:p>1800</text:p>
          </table:table-cell>
          <table:table-cell table:formula="of:=((([.$F125]+8)*2)^2)/([.$F125]+60)" office:value-type="float" office:value="43.9024390243903" calcext:value-type="float">
            <text:p>43.9024390243903</text:p>
          </table:table-cell>
          <table:table-cell table:formula="of:=[.AC125]/[.AD125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Nord 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26]+[.C126]+[.D126]+[.E126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26]+[.O126]*2" office:value-type="float" office:value="55" calcext:value-type="float">
            <text:p>55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26]+8)^2)/5)*10" office:value-type="float" office:value="1800" calcext:value-type="float">
            <text:p>1800</text:p>
          </table:table-cell>
          <table:table-cell table:formula="of:=((([.$F126]+8)*2)^2)/([.$F126]+60)" office:value-type="float" office:value="43.9024390243903" calcext:value-type="float">
            <text:p>43.9024390243903</text:p>
          </table:table-cell>
          <table:table-cell table:formula="of:=[.AC126]/[.AD126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Vaegir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27]+[.C127]+[.D127]+[.E127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27]+[.O127]*2" office:value-type="float" office:value="51" calcext:value-type="float">
            <text:p>51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27]+8)^2)/5)*10" office:value-type="float" office:value="1800" calcext:value-type="float">
            <text:p>1800</text:p>
          </table:table-cell>
          <table:table-cell table:formula="of:=((([.$F127]+8)*2)^2)/([.$F127]+60)" office:value-type="float" office:value="43.9024390243903" calcext:value-type="float">
            <text:p>43.9024390243903</text:p>
          </table:table-cell>
          <table:table-cell table:formula="of:=[.AC127]/[.AD127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table:style-name="ce3" office:value-type="string" calcext:value-type="string">
            <text:p>Mercenary Arc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128]+[.C128]+[.D128]+[.E128]-23" office:value-type="float" office:value="22" calcext:value-type="float">
            <text:p>22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8]+[.O128]*2" office:value-type="float" office:value="51" calcext:value-type="float">
            <text:p>51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28]+8)^2)/5)*10" office:value-type="float" office:value="1800" calcext:value-type="float">
            <text:p>1800</text:p>
          </table:table-cell>
          <table:table-cell table:formula="of:=((([.$F128]+8)*2)^2)/([.$F128]+60)" office:value-type="float" office:value="43.9024390243903" calcext:value-type="float">
            <text:p>43.9024390243903</text:p>
          </table:table-cell>
          <table:table-cell table:formula="of:=[.AC128]/[.AD128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Nord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29]+[.C129]+[.D129]+[.E129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9]+[.O129]*2" office:value-type="float" office:value="57" calcext:value-type="float">
            <text:p>57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29]+8)^2)/5)*10" office:value-type="float" office:value="1800" calcext:value-type="float">
            <text:p>1800</text:p>
          </table:table-cell>
          <table:table-cell table:formula="of:=((([.$F129]+8)*2)^2)/([.$F129]+60)" office:value-type="float" office:value="43.9024390243903" calcext:value-type="float">
            <text:p>43.9024390243903</text:p>
          </table:table-cell>
          <table:table-cell table:formula="of:=[.AC129]/[.AD129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arranid Crossbowma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30]+[.C130]+[.D130]+[.E130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formula="of:=35+[.B130]+[.O130]*2" office:value-type="float" office:value="56" calcext:value-type="float">
            <text:p>56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30]+8)^2)/5)*10" office:value-type="float" office:value="1800" calcext:value-type="float">
            <text:p>1800</text:p>
          </table:table-cell>
          <table:table-cell table:formula="of:=((([.$F130]+8)*2)^2)/([.$F130]+60)" office:value-type="float" office:value="43.9024390243903" calcext:value-type="float">
            <text:p>43.9024390243903</text:p>
          </table:table-cell>
          <table:table-cell table:formula="of:=[.AC130]/[.AD130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Rhodok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31]+[.C131]+[.D131]+[.E131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1]+[.O131]*2" office:value-type="float" office:value="55" calcext:value-type="float">
            <text:p>55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31]+8)^2)/5)*10" office:value-type="float" office:value="1800" calcext:value-type="float">
            <text:p>1800</text:p>
          </table:table-cell>
          <table:table-cell table:formula="of:=((([.$F131]+8)*2)^2)/([.$F131]+60)" office:value-type="float" office:value="43.9024390243903" calcext:value-type="float">
            <text:p>43.9024390243903</text:p>
          </table:table-cell>
          <table:table-cell table:formula="of:=[.AC131]/[.AD131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Vaegir Heavy Infantry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32]+[.C132]+[.D132]+[.E132]-23" office:value-type="float" office:value="22" calcext:value-type="float">
            <text:p>2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2]+[.O132]*2" office:value-type="float" office:value="58" calcext:value-type="float">
            <text:p>5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32]+8)^2)/5)*10" office:value-type="float" office:value="1800" calcext:value-type="float">
            <text:p>1800</text:p>
          </table:table-cell>
          <table:table-cell table:formula="of:=((([.$F132]+8)*2)^2)/([.$F132]+60)" office:value-type="float" office:value="43.9024390243903" calcext:value-type="float">
            <text:p>43.9024390243903</text:p>
          </table:table-cell>
          <table:table-cell table:formula="of:=[.AC132]/[.AD132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table:style-name="ce3" office:value-type="string" calcext:value-type="string">
            <text:p>Mercenary Infantry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33]+[.C133]+[.D133]+[.E133]-23" office:value-type="float" office:value="22" calcext:value-type="float">
            <text:p>22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33]+[.O133]*2" office:value-type="float" office:value="56" calcext:value-type="float">
            <text:p>5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33]+8)^2)/5)*10" office:value-type="float" office:value="1800" calcext:value-type="float">
            <text:p>1800</text:p>
          </table:table-cell>
          <table:table-cell table:formula="of:=((([.$F133]+8)*2)^2)/([.$F133]+60)" office:value-type="float" office:value="43.9024390243903" calcext:value-type="float">
            <text:p>43.9024390243903</text:p>
          </table:table-cell>
          <table:table-cell table:formula="of:=[.AC133]/[.AD133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Vaegir Pikem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34]+[.C134]+[.D134]+[.E134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4]+[.O134]*2" office:value-type="float" office:value="60" calcext:value-type="float">
            <text:p>60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34]+8)^2)/5)*10" office:value-type="float" office:value="1800" calcext:value-type="float">
            <text:p>1800</text:p>
          </table:table-cell>
          <table:table-cell table:formula="of:=((([.$F134]+8)*2)^2)/([.$F134]+60)" office:value-type="float" office:value="43.9024390243903" calcext:value-type="float">
            <text:p>43.9024390243903</text:p>
          </table:table-cell>
          <table:table-cell table:formula="of:=[.AC134]/[.AD134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arranid Champio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35]+[.C135]+[.D135]+[.E135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5]+[.O135]*2" office:value-type="float" office:value="54" calcext:value-type="float">
            <text:p>54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35]+8)^2)/5)*10" office:value-type="float" office:value="1800" calcext:value-type="float">
            <text:p>1800</text:p>
          </table:table-cell>
          <table:table-cell table:formula="of:=((([.$F135]+8)*2)^2)/([.$F135]+60)" office:value-type="float" office:value="43.9024390243903" calcext:value-type="float">
            <text:p>43.9024390243903</text:p>
          </table:table-cell>
          <table:table-cell table:formula="of:=[.AC135]/[.AD135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Khergit Champio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36]+[.C136]+[.D136]+[.E136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6]+[.O136]*2" office:value-type="float" office:value="50" calcext:value-type="float">
            <text:p>50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136]+8)^2)/5)*10" office:value-type="float" office:value="1800" calcext:value-type="float">
            <text:p>1800</text:p>
          </table:table-cell>
          <table:table-cell table:formula="of:=((([.$F136]+8)*2)^2)/([.$F136]+60)" office:value-type="float" office:value="43.9024390243903" calcext:value-type="float">
            <text:p>43.9024390243903</text:p>
          </table:table-cell>
          <table:table-cell table:formula="of:=[.AC136]/[.AD136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Nord Heavy Spearman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37]+[.C137]+[.D137]+[.E137]-23" office:value-type="float" office:value="22" calcext:value-type="float">
            <text:p>2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37]+[.O137]*2" office:value-type="float" office:value="63" calcext:value-type="float">
            <text:p>63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37]+8)^2)/5)*10" office:value-type="float" office:value="1800" calcext:value-type="float">
            <text:p>1800</text:p>
          </table:table-cell>
          <table:table-cell table:formula="of:=((([.$F137]+8)*2)^2)/([.$F137]+60)" office:value-type="float" office:value="43.9024390243903" calcext:value-type="float">
            <text:p>43.9024390243903</text:p>
          </table:table-cell>
          <table:table-cell table:formula="of:=[.AC137]/[.AD137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table:style-name="ce3" office:value-type="string" calcext:value-type="string">
            <text:p>Mercenary Heavy Spear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38]+[.C138]+[.D138]+[.E138]-23" office:value-type="float" office:value="22" calcext:value-type="float">
            <text:p>22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38]+[.O138]*2" office:value-type="float" office:value="59" calcext:value-type="float">
            <text:p>59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38]+8)^2)/5)*10" office:value-type="float" office:value="1800" calcext:value-type="float">
            <text:p>1800</text:p>
          </table:table-cell>
          <table:table-cell table:formula="of:=((([.$F138]+8)*2)^2)/([.$F138]+60)" office:value-type="float" office:value="43.9024390243903" calcext:value-type="float">
            <text:p>43.9024390243903</text:p>
          </table:table-cell>
          <table:table-cell table:formula="of:=[.AC138]/[.AD138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Khergit Heavy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39]+[.C139]+[.D139]+[.E139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39]+[.O139]*2" office:value-type="float" office:value="57" calcext:value-type="float">
            <text:p>5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39]+8)^2)/5)*10" office:value-type="float" office:value="1800" calcext:value-type="float">
            <text:p>1800</text:p>
          </table:table-cell>
          <table:table-cell table:formula="of:=((([.$F139]+8)*2)^2)/([.$F139]+60)" office:value-type="float" office:value="43.9024390243903" calcext:value-type="float">
            <text:p>43.9024390243903</text:p>
          </table:table-cell>
          <table:table-cell table:formula="of:=[.AC139]/[.AD139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Vaegir Longbowm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40]+[.C140]+[.D140]+[.E140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40]+[.O140]*2" office:value-type="float" office:value="52" calcext:value-type="float">
            <text:p>52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40]+8)^2)/5)*10" office:value-type="float" office:value="1922" calcext:value-type="float">
            <text:p>1922</text:p>
          </table:table-cell>
          <table:table-cell table:formula="of:=((([.$F140]+8)*2)^2)/([.$F140]+60)" office:value-type="float" office:value="46.3132530120482" calcext:value-type="float">
            <text:p>46.3132530120482</text:p>
          </table:table-cell>
          <table:table-cell table:formula="of:=[.AC140]/[.AD140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arranid Arc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41]+[.C141]+[.D141]+[.E141]-23" office:value-type="float" office:value="23" calcext:value-type="float">
            <text:p>23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41]+[.O141]*2" office:value-type="float" office:value="51" calcext:value-type="float">
            <text:p>51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41]+8)^2)/5)*10" office:value-type="float" office:value="1922" calcext:value-type="float">
            <text:p>1922</text:p>
          </table:table-cell>
          <table:table-cell table:formula="of:=((([.$F141]+8)*2)^2)/([.$F141]+60)" office:value-type="float" office:value="46.3132530120482" calcext:value-type="float">
            <text:p>46.3132530120482</text:p>
          </table:table-cell>
          <table:table-cell table:formula="of:=[.AC141]/[.AD141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Khergit Heav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42]+[.C142]+[.D142]+[.E142]-23" office:value-type="float" office:value="23" calcext:value-type="float">
            <text:p>2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42]+[.O142]*2" office:value-type="float" office:value="54" calcext:value-type="float">
            <text:p>5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42]+8)^2)/5)*10" office:value-type="float" office:value="1922" calcext:value-type="float">
            <text:p>1922</text:p>
          </table:table-cell>
          <table:table-cell table:formula="of:=((([.$F142]+8)*2)^2)/([.$F142]+60)" office:value-type="float" office:value="46.3132530120482" calcext:value-type="float">
            <text:p>46.3132530120482</text:p>
          </table:table-cell>
          <table:table-cell table:formula="of:=[.AC142]/[.AD142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table:style-name="ce3" office:value-type="string" calcext:value-type="string">
            <text:p>Mercenary Crossbow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43]+[.C143]+[.D143]+[.E143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43]+[.O143]*2" office:value-type="float" office:value="55" calcext:value-type="float">
            <text:p>55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43]+8)^2)/5)*10" office:value-type="float" office:value="1922" calcext:value-type="float">
            <text:p>1922</text:p>
          </table:table-cell>
          <table:table-cell table:formula="of:=((([.$F143]+8)*2)^2)/([.$F143]+60)" office:value-type="float" office:value="46.3132530120482" calcext:value-type="float">
            <text:p>46.3132530120482</text:p>
          </table:table-cell>
          <table:table-cell table:formula="of:=[.AC143]/[.AD143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arranid Horse Archer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44]+[.C144]+[.D144]+[.E144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44]+[.O144]*2" office:value-type="float" office:value="48" calcext:value-type="float">
            <text:p>48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44]+8)^2)/5)*10" office:value-type="float" office:value="1922" calcext:value-type="float">
            <text:p>1922</text:p>
          </table:table-cell>
          <table:table-cell table:formula="of:=((([.$F144]+8)*2)^2)/([.$F144]+60)" office:value-type="float" office:value="46.3132530120482" calcext:value-type="float">
            <text:p>46.3132530120482</text:p>
          </table:table-cell>
          <table:table-cell table:formula="of:=[.AC144]/[.AD144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arranid Heavy Pike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B145]+[.C145]+[.D145]+[.E145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5]+[.O145]*2" office:value-type="float" office:value="59" calcext:value-type="float">
            <text:p>59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45]+8)^2)/5)*10" office:value-type="float" office:value="1922" calcext:value-type="float">
            <text:p>1922</text:p>
          </table:table-cell>
          <table:table-cell table:formula="of:=((([.$F145]+8)*2)^2)/([.$F145]+60)" office:value-type="float" office:value="46.3132530120482" calcext:value-type="float">
            <text:p>46.3132530120482</text:p>
          </table:table-cell>
          <table:table-cell table:formula="of:=[.AC145]/[.AD145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arranid Skirmisher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46]+[.C146]+[.D146]+[.E146]-23" office:value-type="float" office:value="23" calcext:value-type="float">
            <text:p>23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46]+[.O146]*2" office:value-type="float" office:value="54" calcext:value-type="float">
            <text:p>54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46]+8)^2)/5)*10" office:value-type="float" office:value="1922" calcext:value-type="float">
            <text:p>1922</text:p>
          </table:table-cell>
          <table:table-cell table:formula="of:=((([.$F146]+8)*2)^2)/([.$F146]+60)" office:value-type="float" office:value="46.3132530120482" calcext:value-type="float">
            <text:p>46.3132530120482</text:p>
          </table:table-cell>
          <table:table-cell table:formula="of:=[.AC146]/[.AD146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wadian Spearman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47]+[.C147]+[.D147]+[.E147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7]+[.O147]*2" office:value-type="float" office:value="66" calcext:value-type="float">
            <text:p>66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47]+8)^2)/5)*10" office:value-type="float" office:value="1922" calcext:value-type="float">
            <text:p>1922</text:p>
          </table:table-cell>
          <table:table-cell table:formula="of:=((([.$F147]+8)*2)^2)/([.$F147]+60)" office:value-type="float" office:value="46.3132530120482" calcext:value-type="float">
            <text:p>46.3132530120482</text:p>
          </table:table-cell>
          <table:table-cell table:formula="of:=[.AC147]/[.AD147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arranid Spear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48]+[.C148]+[.D148]+[.E148]-23" office:value-type="float" office:value="23" calcext:value-type="float">
            <text:p>23</text:p>
          </table:table-cell>
          <table:table-cell/>
          <table:table-cell table:number-columns-repeated="2"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formula="of:=35+[.B148]+[.O148]*2" office:value-type="float" office:value="61" calcext:value-type="float">
            <text:p>61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48]+8)^2)/5)*10" office:value-type="float" office:value="1922" calcext:value-type="float">
            <text:p>1922</text:p>
          </table:table-cell>
          <table:table-cell table:formula="of:=((([.$F148]+8)*2)^2)/([.$F148]+60)" office:value-type="float" office:value="46.3132530120482" calcext:value-type="float">
            <text:p>46.3132530120482</text:p>
          </table:table-cell>
          <table:table-cell table:formula="of:=[.AC148]/[.AD148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Rhodok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49]+[.C149]+[.D149]+[.E149]-23" office:value-type="float" office:value="24" calcext:value-type="float">
            <text:p>2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9]+[.O149]*2" office:value-type="float" office:value="53" calcext:value-type="float">
            <text:p>53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49]+8)^2)/5)*10" office:value-type="float" office:value="2048" calcext:value-type="float">
            <text:p>2048</text:p>
          </table:table-cell>
          <table:table-cell table:formula="of:=((([.$F149]+8)*2)^2)/([.$F149]+60)" office:value-type="float" office:value="48.7619047619048" calcext:value-type="float">
            <text:p>48.7619047619048</text:p>
          </table:table-cell>
          <table:table-cell table:formula="of:=[.AC149]/[.AD149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Vaegir Horsema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50]+[.C150]+[.D150]+[.E150]-23" office:value-type="float" office:value="24" calcext:value-type="float">
            <text:p>24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50]+[.O150]*2" office:value-type="float" office:value="60" calcext:value-type="float">
            <text:p>60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50]+8)^2)/5)*10" office:value-type="float" office:value="2048" calcext:value-type="float">
            <text:p>2048</text:p>
          </table:table-cell>
          <table:table-cell table:formula="of:=((([.$F150]+8)*2)^2)/([.$F150]+60)" office:value-type="float" office:value="48.7619047619048" calcext:value-type="float">
            <text:p>48.7619047619048</text:p>
          </table:table-cell>
          <table:table-cell table:formula="of:=[.AC150]/[.AD150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wadian Light Cavalry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51]+[.C151]+[.D151]+[.E151]-23" office:value-type="float" office:value="24" calcext:value-type="float">
            <text:p>2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51]+[.O151]*2" office:value-type="float" office:value="55" calcext:value-type="float">
            <text:p>55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51]+8)^2)/5)*10" office:value-type="float" office:value="2048" calcext:value-type="float">
            <text:p>2048</text:p>
          </table:table-cell>
          <table:table-cell table:formula="of:=((([.$F151]+8)*2)^2)/([.$F151]+60)" office:value-type="float" office:value="48.7619047619048" calcext:value-type="float">
            <text:p>48.7619047619048</text:p>
          </table:table-cell>
          <table:table-cell table:formula="of:=[.AC151]/[.AD151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Vaegir Club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52]+[.C152]+[.D152]+[.E152]-23" office:value-type="float" office:value="24" calcext:value-type="float">
            <text:p>24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2]+[.O152]*2" office:value-type="float" office:value="63" calcext:value-type="float">
            <text:p>63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52]+8)^2)/5)*10" office:value-type="float" office:value="2048" calcext:value-type="float">
            <text:p>2048</text:p>
          </table:table-cell>
          <table:table-cell table:formula="of:=((([.$F152]+8)*2)^2)/([.$F152]+60)" office:value-type="float" office:value="48.7619047619048" calcext:value-type="float">
            <text:p>48.7619047619048</text:p>
          </table:table-cell>
          <table:table-cell table:formula="of:=[.AC152]/[.AD152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Vaegir Heavy Foot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53]+[.C153]+[.D153]+[.E153]-23" office:value-type="float" office:value="24" calcext:value-type="float">
            <text:p>24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3]+[.O153]*2" office:value-type="float" office:value="59" calcext:value-type="float">
            <text:p>5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53]+8)^2)/5)*10" office:value-type="float" office:value="2048" calcext:value-type="float">
            <text:p>2048</text:p>
          </table:table-cell>
          <table:table-cell table:formula="of:=((([.$F153]+8)*2)^2)/([.$F153]+60)" office:value-type="float" office:value="48.7619047619048" calcext:value-type="float">
            <text:p>48.7619047619048</text:p>
          </table:table-cell>
          <table:table-cell table:formula="of:=[.AC153]/[.AD153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wadian Ranger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B154]+[.C154]+[.D154]+[.E154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154]+[.O154]*2" office:value-type="float" office:value="50" calcext:value-type="float">
            <text:p>50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54]+8)^2)/5)*10" office:value-type="float" office:value="2048" calcext:value-type="float">
            <text:p>2048</text:p>
          </table:table-cell>
          <table:table-cell table:formula="of:=((([.$F154]+8)*2)^2)/([.$F154]+60)" office:value-type="float" office:value="48.7619047619048" calcext:value-type="float">
            <text:p>48.7619047619048</text:p>
          </table:table-cell>
          <table:table-cell table:formula="of:=[.AC154]/[.AD154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Khergit Horse Archer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55]+[.C155]+[.D155]+[.E155]-23" office:value-type="float" office:value="24" calcext:value-type="float">
            <text:p>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155]+[.O155]*2" office:value-type="float" office:value="50" calcext:value-type="float">
            <text:p>50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55]+8)^2)/5)*10" office:value-type="float" office:value="2048" calcext:value-type="float">
            <text:p>2048</text:p>
          </table:table-cell>
          <table:table-cell table:formula="of:=((([.$F155]+8)*2)^2)/([.$F155]+60)" office:value-type="float" office:value="48.7619047619048" calcext:value-type="float">
            <text:p>48.7619047619048</text:p>
          </table:table-cell>
          <table:table-cell table:formula="of:=[.AC155]/[.AD155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arranid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56]+[.C156]+[.D156]+[.E156]-23" office:value-type="float" office:value="24" calcext:value-type="float">
            <text:p>24</text:p>
          </table:table-cell>
          <table:table-cell/>
          <table:table-cell table:style-name="ce15" office:value-type="float" office:value="95" calcext:value-type="float">
            <text:p>95</text:p>
          </table:table-cell>
          <table:table-cell table:number-columns-repeated="2" table:style-name="ce3"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156]+[.O156]*2" office:value-type="float" office:value="51" calcext:value-type="float">
            <text:p>51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56]+8)^2)/5)*10" office:value-type="float" office:value="2048" calcext:value-type="float">
            <text:p>2048</text:p>
          </table:table-cell>
          <table:table-cell table:formula="of:=((([.$F156]+8)*2)^2)/([.$F156]+60)" office:value-type="float" office:value="48.7619047619048" calcext:value-type="float">
            <text:p>48.7619047619048</text:p>
          </table:table-cell>
          <table:table-cell table:formula="of:=[.AC156]/[.AD156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Nord Champio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57]+[.C157]+[.D157]+[.E157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57]+[.O157]*2" office:value-type="float" office:value="59" calcext:value-type="float">
            <text:p>59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57]+8)^2)/5)*10" office:value-type="float" office:value="2048" calcext:value-type="float">
            <text:p>2048</text:p>
          </table:table-cell>
          <table:table-cell table:formula="of:=((([.$F157]+8)*2)^2)/([.$F157]+60)" office:value-type="float" office:value="48.7619047619048" calcext:value-type="float">
            <text:p>48.7619047619048</text:p>
          </table:table-cell>
          <table:table-cell table:formula="of:=[.AC157]/[.AD157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Vaegir Champio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58]+[.C158]+[.D158]+[.E158]-23" office:value-type="float" office:value="24" calcext:value-type="float">
            <text:p>2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58]+[.O158]*2" office:value-type="float" office:value="58" calcext:value-type="float">
            <text:p>58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58]+8)^2)/5)*10" office:value-type="float" office:value="2048" calcext:value-type="float">
            <text:p>2048</text:p>
          </table:table-cell>
          <table:table-cell table:formula="of:=((([.$F158]+8)*2)^2)/([.$F158]+60)" office:value-type="float" office:value="48.7619047619048" calcext:value-type="float">
            <text:p>48.7619047619048</text:p>
          </table:table-cell>
          <table:table-cell table:formula="of:=[.AC158]/[.AD158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arranid Heavy Skirmisher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59]+[.C159]+[.D159]+[.E159]-23" office:value-type="float" office:value="24" calcext:value-type="float">
            <text:p>24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59]+[.O159]*2" office:value-type="float" office:value="55" calcext:value-type="float">
            <text:p>55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59]+8)^2)/5)*10" office:value-type="float" office:value="2048" calcext:value-type="float">
            <text:p>2048</text:p>
          </table:table-cell>
          <table:table-cell table:formula="of:=((([.$F159]+8)*2)^2)/([.$F159]+60)" office:value-type="float" office:value="48.7619047619048" calcext:value-type="float">
            <text:p>48.7619047619048</text:p>
          </table:table-cell>
          <table:table-cell table:formula="of:=[.AC159]/[.AD159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wadian Pikema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60]+[.C160]+[.D160]+[.E160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60]+[.O160]*2" office:value-type="float" office:value="67" calcext:value-type="float">
            <text:p>6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60]+8)^2)/5)*10" office:value-type="float" office:value="2048" calcext:value-type="float">
            <text:p>2048</text:p>
          </table:table-cell>
          <table:table-cell table:formula="of:=((([.$F160]+8)*2)^2)/([.$F160]+60)" office:value-type="float" office:value="48.7619047619048" calcext:value-type="float">
            <text:p>48.7619047619048</text:p>
          </table:table-cell>
          <table:table-cell table:formula="of:=[.AC160]/[.AD160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Vaegir Heavy Caval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B161]+[.C161]+[.D161]+[.E161]-23"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61]+[.O161]*2" office:value-type="float" office:value="57" calcext:value-type="float">
            <text:p>5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61]+8)^2)/5)*10" office:value-type="float" office:value="2178" calcext:value-type="float">
            <text:p>2178</text:p>
          </table:table-cell>
          <table:table-cell table:formula="of:=((([.$F161]+8)*2)^2)/([.$F161]+60)" office:value-type="float" office:value="51.2470588235294" calcext:value-type="float">
            <text:p>51.2470588235294</text:p>
          </table:table-cell>
          <table:table-cell table:formula="of:=[.AC161]/[.AD161]" office:value-type="float" office:value="42.5" calcext:value-type="float">
            <text:p>42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arranid Guard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62]+[.C162]+[.D162]+[.E162]-23" office:value-type="float" office:value="25" calcext:value-type="float">
            <text:p>25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formula="of:=35+[.B162]+[.O162]*2" office:value-type="float" office:value="58" calcext:value-type="float">
            <text:p>5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62]+8)^2)/5)*10" office:value-type="float" office:value="2178" calcext:value-type="float">
            <text:p>2178</text:p>
          </table:table-cell>
          <table:table-cell table:formula="of:=((([.$F162]+8)*2)^2)/([.$F162]+60)" office:value-type="float" office:value="51.2470588235294" calcext:value-type="float">
            <text:p>51.2470588235294</text:p>
          </table:table-cell>
          <table:table-cell table:formula="of:=[.AC162]/[.AD162]" office:value-type="float" office:value="42.5" calcext:value-type="float">
            <text:p>42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Khergit Mounted Skirmisher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63]+[.C163]+[.D163]+[.E163]-23" office:value-type="float" office:value="23" calcext:value-type="float">
            <text:p>23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63]+[.O163]*2" office:value-type="float" office:value="53" calcext:value-type="float">
            <text:p>53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63]+8)^2)/5)*10" office:value-type="float" office:value="1922" calcext:value-type="float">
            <text:p>1922</text:p>
          </table:table-cell>
          <table:table-cell table:formula="of:=((([.$F163]+8)*2)^2)/([.$F163]+60)" office:value-type="float" office:value="46.3132530120482" calcext:value-type="float">
            <text:p>46.3132530120482</text:p>
          </table:table-cell>
          <table:table-cell table:formula="of:=[.AC163]/[.AD163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Khergit Heavy Steppe Cavalry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64]+[.C164]+[.D164]+[.E164]-23" office:value-type="float" office:value="25" calcext:value-type="float">
            <text:p>25</text:p>
          </table:table-cell>
          <table:table-cell/>
          <table:table-cell table:number-columns-repeated="2"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164]+[.O164]*2" office:value-type="float" office:value="52" calcext:value-type="float">
            <text:p>52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64]+8)^2)/5)*10" office:value-type="float" office:value="2178" calcext:value-type="float">
            <text:p>2178</text:p>
          </table:table-cell>
          <table:table-cell table:formula="of:=((([.$F164]+8)*2)^2)/([.$F164]+60)" office:value-type="float" office:value="51.2470588235294" calcext:value-type="float">
            <text:p>51.2470588235294</text:p>
          </table:table-cell>
          <table:table-cell table:formula="of:=[.AC164]/[.AD164]" office:value-type="float" office:value="42.5" calcext:value-type="float">
            <text:p>42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wadian Heavy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165]+[.C165]+[.D165]+[.E165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65]+[.O165]*2" office:value-type="float" office:value="63" calcext:value-type="float">
            <text:p>63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65]+8)^2)/5)*10" office:value-type="float" office:value="2178" calcext:value-type="float">
            <text:p>2178</text:p>
          </table:table-cell>
          <table:table-cell table:formula="of:=((([.$F165]+8)*2)^2)/([.$F165]+60)" office:value-type="float" office:value="51.2470588235294" calcext:value-type="float">
            <text:p>51.2470588235294</text:p>
          </table:table-cell>
          <table:table-cell table:formula="of:=[.AC165]/[.AD165]" office:value-type="float" office:value="42.5" calcext:value-type="float">
            <text:p>42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arranid Cavalry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66]+[.C166]+[.D166]+[.E166]-23" office:value-type="float" office:value="26" calcext:value-type="float">
            <text:p>2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66]+[.O166]*2" office:value-type="float" office:value="56" calcext:value-type="float">
            <text:p>56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66]+8)^2)/5)*10" office:value-type="float" office:value="2312" calcext:value-type="float">
            <text:p>2312</text:p>
          </table:table-cell>
          <table:table-cell table:formula="of:=((([.$F166]+8)*2)^2)/([.$F166]+60)" office:value-type="float" office:value="53.7674418604651" calcext:value-type="float">
            <text:p>53.7674418604651</text:p>
          </table:table-cell>
          <table:table-cell table:formula="of:=[.AC166]/[.AD166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wadian Man-at-Arms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67]+[.C167]+[.D167]+[.E167]-23" office:value-type="float" office:value="26" calcext:value-type="float">
            <text:p>2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67]+[.O167]*2" office:value-type="float" office:value="66" calcext:value-type="float">
            <text:p>6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67]+8)^2)/5)*10" office:value-type="float" office:value="2312" calcext:value-type="float">
            <text:p>2312</text:p>
          </table:table-cell>
          <table:table-cell table:formula="of:=((([.$F167]+8)*2)^2)/([.$F167]+60)" office:value-type="float" office:value="53.7674418604651" calcext:value-type="float">
            <text:p>53.7674418604651</text:p>
          </table:table-cell>
          <table:table-cell table:formula="of:=[.AC167]/[.AD167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Khergit Lancer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68]+[.C168]+[.D168]+[.E168]-23" office:value-type="float" office:value="26" calcext:value-type="float">
            <text:p>2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68]+[.O168]*2" office:value-type="float" office:value="62" calcext:value-type="float">
            <text:p>62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68]+8)^2)/5)*10" office:value-type="float" office:value="2312" calcext:value-type="float">
            <text:p>2312</text:p>
          </table:table-cell>
          <table:table-cell table:formula="of:=((([.$F168]+8)*2)^2)/([.$F168]+60)" office:value-type="float" office:value="53.7674418604651" calcext:value-type="float">
            <text:p>53.7674418604651</text:p>
          </table:table-cell>
          <table:table-cell table:formula="of:=[.AC168]/[.AD168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wadian Champion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169]+[.C169]+[.D169]+[.E169]-23" office:value-type="float" office:value="26" calcext:value-type="float">
            <text:p>2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69]+[.O169]*2" office:value-type="float" office:value="62" calcext:value-type="float">
            <text:p>62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69]+8)^2)/5)*10" office:value-type="float" office:value="2312" calcext:value-type="float">
            <text:p>2312</text:p>
          </table:table-cell>
          <table:table-cell table:formula="of:=((([.$F169]+8)*2)^2)/([.$F169]+60)" office:value-type="float" office:value="53.7674418604651" calcext:value-type="float">
            <text:p>53.7674418604651</text:p>
          </table:table-cell>
          <table:table-cell table:formula="of:=[.AC169]/[.AD169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table:style-name="ce3" office:value-type="string" calcext:value-type="string">
            <text:p>Mercenary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70]+[.C170]+[.D170]+[.E170]-23" office:value-type="float" office:value="26" calcext:value-type="float">
            <text:p>26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70]+[.O170]*2" office:value-type="float" office:value="56" calcext:value-type="float">
            <text:p>5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70]+8)^2)/5)*10" office:value-type="float" office:value="2312" calcext:value-type="float">
            <text:p>2312</text:p>
          </table:table-cell>
          <table:table-cell table:formula="of:=((([.$F170]+8)*2)^2)/([.$F170]+60)" office:value-type="float" office:value="53.7674418604651" calcext:value-type="float">
            <text:p>53.7674418604651</text:p>
          </table:table-cell>
          <table:table-cell table:formula="of:=[.AC170]/[.AD170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Khergit Heavy Arch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171]+[.C171]+[.D171]+[.E171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71]+[.O171]*2" office:value-type="float" office:value="56" calcext:value-type="float">
            <text:p>56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171]+8)^2)/5)*10" office:value-type="float" office:value="2450" calcext:value-type="float">
            <text:p>2450</text:p>
          </table:table-cell>
          <table:table-cell table:formula="of:=((([.$F171]+8)*2)^2)/([.$F171]+60)" office:value-type="float" office:value="56.3218390804598" calcext:value-type="float">
            <text:p>56.3218390804598</text:p>
          </table:table-cell>
          <table:table-cell table:formula="of:=[.AC171]/[.AD171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table:style-name="ce3" office:value-type="string" calcext:value-type="string">
            <text:p>Khergit Heavy Horseman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72]+[.C172]+[.D172]+[.E172]-23" office:value-type="float" office:value="27" calcext:value-type="float">
            <text:p>2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172]+[.O172]*2" office:value-type="float" office:value="58" calcext:value-type="float">
            <text:p>58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72]+8)^2)/5)*10" office:value-type="float" office:value="2450" calcext:value-type="float">
            <text:p>2450</text:p>
          </table:table-cell>
          <table:table-cell table:formula="of:=((([.$F172]+8)*2)^2)/([.$F172]+60)" office:value-type="float" office:value="56.3218390804598" calcext:value-type="float">
            <text:p>56.3218390804598</text:p>
          </table:table-cell>
          <table:table-cell table:formula="of:=[.AC172]/[.AD172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Nord Warrior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73]+[.C173]+[.D173]+[.E173]-23" office:value-type="float" office:value="27" calcext:value-type="float">
            <text:p>27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73]+[.O173]*2" office:value-type="float" office:value="61" calcext:value-type="float">
            <text:p>61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73]+8)^2)/5)*10" office:value-type="float" office:value="2450" calcext:value-type="float">
            <text:p>2450</text:p>
          </table:table-cell>
          <table:table-cell table:formula="of:=((([.$F173]+8)*2)^2)/([.$F173]+60)" office:value-type="float" office:value="56.3218390804598" calcext:value-type="float">
            <text:p>56.3218390804598</text:p>
          </table:table-cell>
          <table:table-cell table:formula="of:=[.AC173]/[.AD173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wadian Lancer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74]+[.C174]+[.D174]+[.E174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4]+[.O174]*2" office:value-type="float" office:value="57" calcext:value-type="float">
            <text:p>57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74]+8)^2)/5)*10" office:value-type="float" office:value="2450" calcext:value-type="float">
            <text:p>2450</text:p>
          </table:table-cell>
          <table:table-cell table:formula="of:=((([.$F174]+8)*2)^2)/([.$F174]+60)" office:value-type="float" office:value="56.3218390804598" calcext:value-type="float">
            <text:p>56.3218390804598</text:p>
          </table:table-cell>
          <table:table-cell table:formula="of:=[.AC174]/[.AD174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arranid Heavy Lanc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75]+[.C175]+[.D175]+[.E175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5]+[.O175]*2" office:value-type="float" office:value="56" calcext:value-type="float">
            <text:p>56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75]+8)^2)/5)*10" office:value-type="float" office:value="2450" calcext:value-type="float">
            <text:p>2450</text:p>
          </table:table-cell>
          <table:table-cell table:formula="of:=((([.$F175]+8)*2)^2)/([.$F175]+60)" office:value-type="float" office:value="56.3218390804598" calcext:value-type="float">
            <text:p>56.3218390804598</text:p>
          </table:table-cell>
          <table:table-cell table:formula="of:=[.AC175]/[.AD175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Khergit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176]+[.C176]+[.D176]+[.E176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76]+[.O176]*2" office:value-type="float" office:value="56" calcext:value-type="float">
            <text:p>5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176]+8)^2)/5)*10" office:value-type="float" office:value="2450" calcext:value-type="float">
            <text:p>2450</text:p>
          </table:table-cell>
          <table:table-cell table:formula="of:=((([.$F176]+8)*2)^2)/([.$F176]+60)" office:value-type="float" office:value="56.3218390804598" calcext:value-type="float">
            <text:p>56.3218390804598</text:p>
          </table:table-cell>
          <table:table-cell table:formula="of:=[.AC176]/[.AD176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wadian Horse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177]+[.C177]+[.D177]+[.E177]-23" office:value-type="float" office:value="28" calcext:value-type="float">
            <text:p>28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7]+[.O177]*2" office:value-type="float" office:value="61" calcext:value-type="float">
            <text:p>6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77]+8)^2)/5)*10" office:value-type="float" office:value="2592" calcext:value-type="float">
            <text:p>2592</text:p>
          </table:table-cell>
          <table:table-cell table:formula="of:=((([.$F177]+8)*2)^2)/([.$F177]+60)" office:value-type="float" office:value="58.9090909090909" calcext:value-type="float">
            <text:p>58.9090909090909</text:p>
          </table:table-cell>
          <table:table-cell table:formula="of:=[.AC177]/[.AD177]"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table:style-name="ce3" office:value-type="string" calcext:value-type="string">
            <text:p>Nord Heavy Infantry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178]+[.C178]+[.D178]+[.E178]-23" office:value-type="float" office:value="33" calcext:value-type="float">
            <text:p>3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78]+[.O178]*2" office:value-type="float" office:value="66" calcext:value-type="float">
            <text:p>6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78]+8)^2)/5)*10" office:value-type="float" office:value="3362" calcext:value-type="float">
            <text:p>3362</text:p>
          </table:table-cell>
          <table:table-cell table:formula="of:=((([.$F178]+8)*2)^2)/([.$F178]+60)" office:value-type="float" office:value="72.3010752688172" calcext:value-type="float">
            <text:p>72.3010752688172</text:p>
          </table:table-cell>
          <table:table-cell table:formula="of:=[.AC178]/[.AD178]" office:value-type="float" office:value="46.5" calcext:value-type="float">
            <text:p>46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Nord Heavy Cavalry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79]+[.C179]+[.D179]+[.E179]-23" office:value-type="float" office:value="22" calcext:value-type="float">
            <text:p>2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79]+[.O179]*2" office:value-type="float" office:value="57" calcext:value-type="float">
            <text:p>5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79]+8)^2)/5)*10" office:value-type="float" office:value="1800" calcext:value-type="float">
            <text:p>1800</text:p>
          </table:table-cell>
          <table:table-cell table:formula="of:=((([.$F179]+8)*2)^2)/([.$F179]+60)" office:value-type="float" office:value="43.9024390243903" calcext:value-type="float">
            <text:p>43.9024390243903</text:p>
          </table:table-cell>
          <table:table-cell table:formula="of:=[.AC179]/[.AD179]"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Nord Heavy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80]+[.C180]+[.D180]+[.E180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80]+[.O180]*2" office:value-type="float" office:value="57" calcext:value-type="float">
            <text:p>57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80]+8)^2)/5)*10" office:value-type="float" office:value="2048" calcext:value-type="float">
            <text:p>2048</text:p>
          </table:table-cell>
          <table:table-cell table:formula="of:=((([.$F180]+8)*2)^2)/([.$F180]+60)" office:value-type="float" office:value="48.7619047619048" calcext:value-type="float">
            <text:p>48.7619047619048</text:p>
          </table:table-cell>
          <table:table-cell table:formula="of:=[.AC180]/[.AD180]"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Nord Heavy Bowman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81]+[.C181]+[.D181]+[.E181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81]+[.O181]*2" office:value-type="float" office:value="58" calcext:value-type="float">
            <text:p>5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81]+8)^2)/5)*10" office:value-type="float" office:value="2178" calcext:value-type="float">
            <text:p>2178</text:p>
          </table:table-cell>
          <table:table-cell table:formula="of:=((([.$F181]+8)*2)^2)/([.$F181]+60)" office:value-type="float" office:value="51.2470588235294" calcext:value-type="float">
            <text:p>51.2470588235294</text:p>
          </table:table-cell>
          <table:table-cell table:formula="of:=[.AC181]/[.AD181]" office:value-type="float" office:value="42.5" calcext:value-type="float">
            <text:p>42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Rhodok Heavy Horseman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82]+[.C182]+[.D182]+[.E182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82]+[.O182]*2" office:value-type="float" office:value="62" calcext:value-type="float">
            <text:p>62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182]+8)^2)/5)*10" office:value-type="float" office:value="2178" calcext:value-type="float">
            <text:p>2178</text:p>
          </table:table-cell>
          <table:table-cell table:formula="of:=((([.$F182]+8)*2)^2)/([.$F182]+60)" office:value-type="float" office:value="51.2470588235294" calcext:value-type="float">
            <text:p>51.2470588235294</text:p>
          </table:table-cell>
          <table:table-cell table:formula="of:=[.AC182]/[.AD182]" office:value-type="float" office:value="42.5" calcext:value-type="float">
            <text:p>42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Rhodok Heavy Lance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83]+[.C183]+[.D183]+[.E183]-23" office:value-type="float" office:value="25" calcext:value-type="float">
            <text:p>2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83]+[.O183]*2" office:value-type="float" office:value="63" calcext:value-type="float">
            <text:p>63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183]+8)^2)/5)*10" office:value-type="float" office:value="2178" calcext:value-type="float">
            <text:p>2178</text:p>
          </table:table-cell>
          <table:table-cell table:formula="of:=((([.$F183]+8)*2)^2)/([.$F183]+60)" office:value-type="float" office:value="51.2470588235294" calcext:value-type="float">
            <text:p>51.2470588235294</text:p>
          </table:table-cell>
          <table:table-cell table:formula="of:=[.AC183]/[.AD183]" office:value-type="float" office:value="42.5" calcext:value-type="float">
            <text:p>42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Nord Heavy Skirmisher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84]+[.C184]+[.D184]+[.E184]-23"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84]+[.O184]*2" office:value-type="float" office:value="58" calcext:value-type="float">
            <text:p>5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84]+8)^2)/5)*10" office:value-type="float" office:value="2178" calcext:value-type="float">
            <text:p>2178</text:p>
          </table:table-cell>
          <table:table-cell table:formula="of:=((([.$F184]+8)*2)^2)/([.$F184]+60)" office:value-type="float" office:value="51.2470588235294" calcext:value-type="float">
            <text:p>51.2470588235294</text:p>
          </table:table-cell>
          <table:table-cell table:formula="of:=[.AC184]/[.AD184]" office:value-type="float" office:value="42.5" calcext:value-type="float">
            <text:p>42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Nord Heavy Mounted Bowman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85]+[.C185]+[.D185]+[.E185]-23" office:value-type="float" office:value="26" calcext:value-type="float">
            <text:p>2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185]+[.O185]*2" office:value-type="float" office:value="54" calcext:value-type="float">
            <text:p>5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85]+8)^2)/5)*10" office:value-type="float" office:value="2312" calcext:value-type="float">
            <text:p>2312</text:p>
          </table:table-cell>
          <table:table-cell table:formula="of:=((([.$F185]+8)*2)^2)/([.$F185]+60)" office:value-type="float" office:value="53.7674418604651" calcext:value-type="float">
            <text:p>53.7674418604651</text:p>
          </table:table-cell>
          <table:table-cell table:formula="of:=[.AC185]/[.AD185]"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Vaegir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86]+[.C186]+[.D186]+[.E186]-23" office:value-type="float" office:value="26" calcext:value-type="float">
            <text:p>2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86]+[.O186]*2" office:value-type="float" office:value="58" calcext:value-type="float">
            <text:p>5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186]+8)^2)/5)*10" office:value-type="float" office:value="2312" calcext:value-type="float">
            <text:p>2312</text:p>
          </table:table-cell>
          <table:table-cell table:formula="of:=((([.$F186]+8)*2)^2)/([.$F186]+60)" office:value-type="float" office:value="53.7674418604651" calcext:value-type="float">
            <text:p>53.7674418604651</text:p>
          </table:table-cell>
          <table:table-cell table:formula="of:=[.AC186]/[.AD186]"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Nord Heavy Spear Cavalry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187]+[.C187]+[.D187]+[.E187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87]+[.O187]*2" office:value-type="float" office:value="61" calcext:value-type="float">
            <text:p>6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87]+8)^2)/5)*10" office:value-type="float" office:value="2450" calcext:value-type="float">
            <text:p>2450</text:p>
          </table:table-cell>
          <table:table-cell table:formula="of:=((([.$F187]+8)*2)^2)/([.$F187]+60)" office:value-type="float" office:value="56.3218390804598" calcext:value-type="float">
            <text:p>56.3218390804598</text:p>
          </table:table-cell>
          <table:table-cell table:formula="of:=[.AC187]/[.AD187]" office:value-type="float" office:value="43.5" calcext:value-type="float">
            <text:p>43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Rhodok Heavy Mounted Crossbow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188]+[.C188]+[.D188]+[.E188]-23" office:value-type="float" office:value="27" calcext:value-type="float">
            <text:p>2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88]+[.O188]*2" office:value-type="float" office:value="57" calcext:value-type="float">
            <text:p>57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188]+8)^2)/5)*10" office:value-type="float" office:value="2450" calcext:value-type="float">
            <text:p>2450</text:p>
          </table:table-cell>
          <table:table-cell table:formula="of:=((([.$F188]+8)*2)^2)/([.$F188]+60)" office:value-type="float" office:value="56.3218390804598" calcext:value-type="float">
            <text:p>56.3218390804598</text:p>
          </table:table-cell>
          <table:table-cell table:formula="of:=[.AC188]/[.AD188]" office:value-type="float" office:value="43.5" calcext:value-type="float">
            <text:p>43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Khergit Guard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189]+[.C189]+[.D189]+[.E189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89]+[.O189]*2" office:value-type="float" office:value="63" calcext:value-type="float">
            <text:p>63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189]+8)^2)/5)*10" office:value-type="float" office:value="2450" calcext:value-type="float">
            <text:p>2450</text:p>
          </table:table-cell>
          <table:table-cell table:formula="of:=((([.$F189]+8)*2)^2)/([.$F189]+60)" office:value-type="float" office:value="56.3218390804598" calcext:value-type="float">
            <text:p>56.3218390804598</text:p>
          </table:table-cell>
          <table:table-cell table:formula="of:=[.AC189]/[.AD189]" office:value-type="float" office:value="43.5" calcext:value-type="float">
            <text:p>43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Vaegir Heavy Longbowman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B190]+[.C190]+[.D190]+[.E190]-23" office:value-type="float" office:value="28" calcext:value-type="float">
            <text:p>2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90]+[.O190]*2" office:value-type="float" office:value="58" calcext:value-type="float">
            <text:p>5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190]+8)^2)/5)*10" office:value-type="float" office:value="2592" calcext:value-type="float">
            <text:p>2592</text:p>
          </table:table-cell>
          <table:table-cell table:formula="of:=((([.$F190]+8)*2)^2)/([.$F190]+60)" office:value-type="float" office:value="58.9090909090909" calcext:value-type="float">
            <text:p>58.9090909090909</text:p>
          </table:table-cell>
          <table:table-cell table:formula="of:=[.AC190]/[.AD190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wadian Heavy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91]+[.C191]+[.D191]+[.E191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35+[.B191]+[.O191]*2" office:value-type="float" office:value="63" calcext:value-type="float">
            <text:p>63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191]+8)^2)/5)*10" office:value-type="float" office:value="2592" calcext:value-type="float">
            <text:p>2592</text:p>
          </table:table-cell>
          <table:table-cell table:formula="of:=((([.$F191]+8)*2)^2)/([.$F191]+60)" office:value-type="float" office:value="58.9090909090909" calcext:value-type="float">
            <text:p>58.9090909090909</text:p>
          </table:table-cell>
          <table:table-cell table:formula="of:=[.AC191]/[.AD191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 table:visibility="filter">
          <table:table-cell table:style-name="ce3" office:value-type="string" calcext:value-type="string">
            <text:p>Mercenary Heavy Infantry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92]+[.C192]+[.D192]+[.E192]-23" office:value-type="float" office:value="28" calcext:value-type="float">
            <text:p>28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35+[.B192]+[.O192]*2" office:value-type="float" office:value="67" calcext:value-type="float">
            <text:p>67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192]+8)^2)/5)*10" office:value-type="float" office:value="2592" calcext:value-type="float">
            <text:p>2592</text:p>
          </table:table-cell>
          <table:table-cell table:formula="of:=((([.$F192]+8)*2)^2)/([.$F192]+60)" office:value-type="float" office:value="58.9090909090909" calcext:value-type="float">
            <text:p>58.9090909090909</text:p>
          </table:table-cell>
          <table:table-cell table:formula="of:=[.AC192]/[.AD192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Vaegir Heavy Lancer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93]+[.C193]+[.D193]+[.E193]-23" office:value-type="float" office:value="28" calcext:value-type="float">
            <text:p>2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93]+[.O193]*2" office:value-type="float" office:value="61" calcext:value-type="float">
            <text:p>61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193]+8)^2)/5)*10" office:value-type="float" office:value="2592" calcext:value-type="float">
            <text:p>2592</text:p>
          </table:table-cell>
          <table:table-cell table:formula="of:=((([.$F193]+8)*2)^2)/([.$F193]+60)" office:value-type="float" office:value="58.9090909090909" calcext:value-type="float">
            <text:p>58.9090909090909</text:p>
          </table:table-cell>
          <table:table-cell table:formula="of:=[.AC193]/[.AD193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Khergit Heavy Horse Arch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194]+[.C194]+[.D194]+[.E194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35+[.B194]+[.O194]*2" office:value-type="float" office:value="56" calcext:value-type="float">
            <text:p>56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194]+8)^2)/5)*10" office:value-type="float" office:value="2592" calcext:value-type="float">
            <text:p>2592</text:p>
          </table:table-cell>
          <table:table-cell table:formula="of:=((([.$F194]+8)*2)^2)/([.$F194]+60)" office:value-type="float" office:value="58.9090909090909" calcext:value-type="float">
            <text:p>58.9090909090909</text:p>
          </table:table-cell>
          <table:table-cell table:formula="of:=[.AC194]/[.AD194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Rhodok Heavy Pikema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195]+[.C195]+[.D195]+[.E195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95]+[.O195]*2" office:value-type="float" office:value="73" calcext:value-type="float">
            <text:p>73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195]+8)^2)/5)*10" office:value-type="float" office:value="2592" calcext:value-type="float">
            <text:p>2592</text:p>
          </table:table-cell>
          <table:table-cell table:formula="of:=((([.$F195]+8)*2)^2)/([.$F195]+60)" office:value-type="float" office:value="58.9090909090909" calcext:value-type="float">
            <text:p>58.9090909090909</text:p>
          </table:table-cell>
          <table:table-cell table:formula="of:=[.AC195]/[.AD195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Vaegir Guard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96]+[.C196]+[.D196]+[.E196]-23" office:value-type="float" office:value="28" calcext:value-type="float">
            <text:p>2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45" calcext:value-type="float">
            <text:p>14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96]+[.O196]*2" office:value-type="float" office:value="63" calcext:value-type="float">
            <text:p>63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196]+8)^2)/5)*10" office:value-type="float" office:value="2592" calcext:value-type="float">
            <text:p>2592</text:p>
          </table:table-cell>
          <table:table-cell table:formula="of:=((([.$F196]+8)*2)^2)/([.$F196]+60)" office:value-type="float" office:value="58.9090909090909" calcext:value-type="float">
            <text:p>58.9090909090909</text:p>
          </table:table-cell>
          <table:table-cell table:formula="of:=[.AC196]/[.AD196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Khergit Heavy Mounted Skirmisher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197]+[.C197]+[.D197]+[.E197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197]+[.O197]*2" office:value-type="float" office:value="60" calcext:value-type="float">
            <text:p>60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197]+8)^2)/5)*10" office:value-type="float" office:value="2450" calcext:value-type="float">
            <text:p>2450</text:p>
          </table:table-cell>
          <table:table-cell table:formula="of:=((([.$F197]+8)*2)^2)/([.$F197]+60)" office:value-type="float" office:value="56.3218390804598" calcext:value-type="float">
            <text:p>56.3218390804598</text:p>
          </table:table-cell>
          <table:table-cell table:formula="of:=[.AC197]/[.AD197]" office:value-type="float" office:value="43.5" calcext:value-type="float">
            <text:p>43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Khergit Blademaster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B198]+[.C198]+[.D198]+[.E198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98]+[.O198]*2" office:value-type="float" office:value="59" calcext:value-type="float">
            <text:p>59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198]+8)^2)/5)*10" office:value-type="float" office:value="2592" calcext:value-type="float">
            <text:p>2592</text:p>
          </table:table-cell>
          <table:table-cell table:formula="of:=((([.$F198]+8)*2)^2)/([.$F198]+60)" office:value-type="float" office:value="58.9090909090909" calcext:value-type="float">
            <text:p>58.9090909090909</text:p>
          </table:table-cell>
          <table:table-cell table:formula="of:=[.AC198]/[.AD198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 table:visibility="filter">
          <table:table-cell table:style-name="ce3" office:value-type="string" calcext:value-type="string">
            <text:p>Mercenary Heavy Archer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99]+[.C199]+[.D199]+[.E199]-23" office:value-type="float" office:value="29" calcext:value-type="float">
            <text:p>29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99]+[.O199]*2" office:value-type="float" office:value="59" calcext:value-type="float">
            <text:p>59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199]+8)^2)/5)*10" office:value-type="float" office:value="2738" calcext:value-type="float">
            <text:p>2738</text:p>
          </table:table-cell>
          <table:table-cell table:formula="of:=((([.$F199]+8)*2)^2)/([.$F199]+60)" office:value-type="float" office:value="61.5280898876405" calcext:value-type="float">
            <text:p>61.5280898876405</text:p>
          </table:table-cell>
          <table:table-cell table:formula="of:=[.AC199]/[.AD199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arranid Heavy Arch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00]+[.C200]+[.D200]+[.E200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00]+[.O200]*2" office:value-type="float" office:value="56" calcext:value-type="float">
            <text:p>56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00]+8)^2)/5)*10" office:value-type="float" office:value="2738" calcext:value-type="float">
            <text:p>2738</text:p>
          </table:table-cell>
          <table:table-cell table:formula="of:=((([.$F200]+8)*2)^2)/([.$F200]+60)" office:value-type="float" office:value="61.5280898876405" calcext:value-type="float">
            <text:p>61.5280898876405</text:p>
          </table:table-cell>
          <table:table-cell table:formula="of:=[.AC200]/[.AD200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Rhodok Heavy Cavalry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01]+[.C201]+[.D201]+[.E201]-23" office:value-type="float" office:value="29" calcext:value-type="float">
            <text:p>2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01]+[.O201]*2" office:value-type="float" office:value="71" calcext:value-type="float">
            <text:p>7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201]+8)^2)/5)*10" office:value-type="float" office:value="2738" calcext:value-type="float">
            <text:p>2738</text:p>
          </table:table-cell>
          <table:table-cell table:formula="of:=((([.$F201]+8)*2)^2)/([.$F201]+60)" office:value-type="float" office:value="61.5280898876405" calcext:value-type="float">
            <text:p>61.5280898876405</text:p>
          </table:table-cell>
          <table:table-cell table:formula="of:=[.AC201]/[.AD201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Rhodok Heavy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202]+[.C202]+[.D202]+[.E202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02]+[.O202]*2" office:value-type="float" office:value="63" calcext:value-type="float">
            <text:p>63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202]+8)^2)/5)*10" office:value-type="float" office:value="2738" calcext:value-type="float">
            <text:p>2738</text:p>
          </table:table-cell>
          <table:table-cell table:formula="of:=((([.$F202]+8)*2)^2)/([.$F202]+60)" office:value-type="float" office:value="61.5280898876405" calcext:value-type="float">
            <text:p>61.5280898876405</text:p>
          </table:table-cell>
          <table:table-cell table:formula="of:=[.AC202]/[.AD202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Rhodok Sergeant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03]+[.C203]+[.D203]+[.E203]-23" office:value-type="float" office:value="29" calcext:value-type="float">
            <text:p>2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03]+[.O203]*2" office:value-type="float" office:value="70" calcext:value-type="float">
            <text:p>70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203]+8)^2)/5)*10" office:value-type="float" office:value="2738" calcext:value-type="float">
            <text:p>2738</text:p>
          </table:table-cell>
          <table:table-cell table:formula="of:=((([.$F203]+8)*2)^2)/([.$F203]+60)" office:value-type="float" office:value="61.5280898876405" calcext:value-type="float">
            <text:p>61.5280898876405</text:p>
          </table:table-cell>
          <table:table-cell table:formula="of:=[.AC203]/[.AD203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arranid Heavy Horse Archer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04]+[.C204]+[.D204]+[.E204]-23" office:value-type="float" office:value="29" calcext:value-type="float">
            <text:p>29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04]+[.O204]*2" office:value-type="float" office:value="53" calcext:value-type="float">
            <text:p>53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04]+8)^2)/5)*10" office:value-type="float" office:value="2738" calcext:value-type="float">
            <text:p>2738</text:p>
          </table:table-cell>
          <table:table-cell table:formula="of:=((([.$F204]+8)*2)^2)/([.$F204]+60)" office:value-type="float" office:value="61.5280898876405" calcext:value-type="float">
            <text:p>61.5280898876405</text:p>
          </table:table-cell>
          <table:table-cell table:formula="of:=[.AC204]/[.AD204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Nord Guard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05]+[.C205]+[.D205]+[.E205]-23" office:value-type="float" office:value="29" calcext:value-type="float">
            <text:p>2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05]+[.O205]*2" office:value-type="float" office:value="61" calcext:value-type="float">
            <text:p>61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205]+8)^2)/5)*10" office:value-type="float" office:value="2738" calcext:value-type="float">
            <text:p>2738</text:p>
          </table:table-cell>
          <table:table-cell table:formula="of:=((([.$F205]+8)*2)^2)/([.$F205]+60)" office:value-type="float" office:value="61.5280898876405" calcext:value-type="float">
            <text:p>61.5280898876405</text:p>
          </table:table-cell>
          <table:table-cell table:formula="of:=[.AC205]/[.AD205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wadian Heavy Pikeman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06]+[.C206]+[.D206]+[.E206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06]+[.O206]*2" office:value-type="float" office:value="77" calcext:value-type="float">
            <text:p>7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206]+8)^2)/5)*10" office:value-type="float" office:value="2738" calcext:value-type="float">
            <text:p>2738</text:p>
          </table:table-cell>
          <table:table-cell table:formula="of:=((([.$F206]+8)*2)^2)/([.$F206]+60)" office:value-type="float" office:value="61.5280898876405" calcext:value-type="float">
            <text:p>61.5280898876405</text:p>
          </table:table-cell>
          <table:table-cell table:formula="of:=[.AC206]/[.AD206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arranid Heavy Spearman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07]+[.C207]+[.D207]+[.E207]-23" office:value-type="float" office:value="29" calcext:value-type="float">
            <text:p>29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formula="of:=35+[.B207]+[.O207]*2" office:value-type="float" office:value="67" calcext:value-type="float">
            <text:p>6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07]+8)^2)/5)*10" office:value-type="float" office:value="2738" calcext:value-type="float">
            <text:p>2738</text:p>
          </table:table-cell>
          <table:table-cell table:formula="of:=((([.$F207]+8)*2)^2)/([.$F207]+60)" office:value-type="float" office:value="61.5280898876405" calcext:value-type="float">
            <text:p>61.5280898876405</text:p>
          </table:table-cell>
          <table:table-cell table:formula="of:=[.AC207]/[.AD207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wadian Squire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208]+[.C208]+[.D208]+[.E208]-23" office:value-type="float" office:value="30" calcext:value-type="float">
            <text:p>3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08]+[.O208]*2" office:value-type="float" office:value="62" calcext:value-type="float">
            <text:p>62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208]+8)^2)/5)*10" office:value-type="float" office:value="2888" calcext:value-type="float">
            <text:p>2888</text:p>
          </table:table-cell>
          <table:table-cell table:formula="of:=((([.$F208]+8)*2)^2)/([.$F208]+60)" office:value-type="float" office:value="64.1777777777778" calcext:value-type="float">
            <text:p>64.1777777777778</text:p>
          </table:table-cell>
          <table:table-cell table:formula="of:=[.AC208]/[.AD208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 table:visibility="filter">
          <table:table-cell table:style-name="ce3" office:value-type="string" calcext:value-type="string">
            <text:p>Mercenary Heavy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209]+[.C209]+[.D209]+[.E209]-23" office:value-type="float" office:value="30" calcext:value-type="float">
            <text:p>30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209]+[.O209]*2" office:value-type="float" office:value="63" calcext:value-type="float">
            <text:p>63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209]+8)^2)/5)*10" office:value-type="float" office:value="2888" calcext:value-type="float">
            <text:p>2888</text:p>
          </table:table-cell>
          <table:table-cell table:formula="of:=((([.$F209]+8)*2)^2)/([.$F209]+60)" office:value-type="float" office:value="64.1777777777778" calcext:value-type="float">
            <text:p>64.1777777777778</text:p>
          </table:table-cell>
          <table:table-cell table:formula="of:=[.AC209]/[.AD209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arranid Heavy Infant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10]+[.C210]+[.D210]+[.E210]-23" office:value-type="float" office:value="30" calcext:value-type="float">
            <text:p>3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formula="of:=35+[.B210]+[.O210]*2" office:value-type="float" office:value="64" calcext:value-type="float">
            <text:p>6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10]+8)^2)/5)*10" office:value-type="float" office:value="2888" calcext:value-type="float">
            <text:p>2888</text:p>
          </table:table-cell>
          <table:table-cell table:formula="of:=((([.$F210]+8)*2)^2)/([.$F210]+60)" office:value-type="float" office:value="64.1777777777778" calcext:value-type="float">
            <text:p>64.1777777777778</text:p>
          </table:table-cell>
          <table:table-cell table:formula="of:=[.AC210]/[.AD210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Khergit Heavy Lanc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11]+[.C211]+[.D211]+[.E211]-23"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11]+[.O211]*2" office:value-type="float" office:value="66" calcext:value-type="float">
            <text:p>66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211]+8)^2)/5)*10" office:value-type="float" office:value="2888" calcext:value-type="float">
            <text:p>2888</text:p>
          </table:table-cell>
          <table:table-cell table:formula="of:=((([.$F211]+8)*2)^2)/([.$F211]+60)" office:value-type="float" office:value="64.1777777777778" calcext:value-type="float">
            <text:p>64.1777777777778</text:p>
          </table:table-cell>
          <table:table-cell table:formula="of:=[.AC211]/[.AD211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Vaegir Heavy Mounted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12]+[.C212]+[.D212]+[.E212]-23" office:value-type="float" office:value="30" calcext:value-type="float">
            <text:p>3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12]+[.O212]*2" office:value-type="float" office:value="55" calcext:value-type="float">
            <text:p>55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12]+8)^2)/5)*10" office:value-type="float" office:value="2888" calcext:value-type="float">
            <text:p>2888</text:p>
          </table:table-cell>
          <table:table-cell table:formula="of:=((([.$F212]+8)*2)^2)/([.$F212]+60)" office:value-type="float" office:value="64.1777777777778" calcext:value-type="float">
            <text:p>64.1777777777778</text:p>
          </table:table-cell>
          <table:table-cell table:formula="of:=[.AC212]/[.AD212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Vaegir Heavy Pikeman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13]+[.C213]+[.D213]+[.E213]-23" office:value-type="float" office:value="30" calcext:value-type="float">
            <text:p>3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13]+[.O213]*2" office:value-type="float" office:value="67" calcext:value-type="float">
            <text:p>67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13]+8)^2)/5)*10" office:value-type="float" office:value="2888" calcext:value-type="float">
            <text:p>2888</text:p>
          </table:table-cell>
          <table:table-cell table:formula="of:=((([.$F213]+8)*2)^2)/([.$F213]+60)" office:value-type="float" office:value="64.1777777777778" calcext:value-type="float">
            <text:p>64.1777777777778</text:p>
          </table:table-cell>
          <table:table-cell table:formula="of:=[.AC213]/[.AD213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Rhodok Heavy 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214]+[.C214]+[.D214]+[.E214]-23" office:value-type="float" office:value="31" calcext:value-type="float">
            <text:p>3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14]+[.O214]*2" office:value-type="float" office:value="59" calcext:value-type="float">
            <text:p>59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214]+8)^2)/5)*10" office:value-type="float" office:value="3042" calcext:value-type="float">
            <text:p>3042</text:p>
          </table:table-cell>
          <table:table-cell table:formula="of:=((([.$F214]+8)*2)^2)/([.$F214]+60)" office:value-type="float" office:value="66.8571428571429" calcext:value-type="float">
            <text:p>66.8571428571429</text:p>
          </table:table-cell>
          <table:table-cell table:formula="of:=[.AC214]/[.AD214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arranid Mamluke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15]+[.C215]+[.D215]+[.E215]-23" office:value-type="float" office:value="31" calcext:value-type="float">
            <text:p>3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15]+[.O215]*2" office:value-type="float" office:value="61" calcext:value-type="float">
            <text:p>6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15]+8)^2)/5)*10" office:value-type="float" office:value="3042" calcext:value-type="float">
            <text:p>3042</text:p>
          </table:table-cell>
          <table:table-cell table:formula="of:=((([.$F215]+8)*2)^2)/([.$F215]+60)" office:value-type="float" office:value="66.8571428571429" calcext:value-type="float">
            <text:p>66.8571428571429</text:p>
          </table:table-cell>
          <table:table-cell table:formula="of:=[.AC215]/[.AD215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wadian Sergeant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216]+[.C216]+[.D216]+[.E216]-23" office:value-type="float" office:value="31" calcext:value-type="float">
            <text:p>3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16]+[.O216]*2" office:value-type="float" office:value="77" calcext:value-type="float">
            <text:p>77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216]+8)^2)/5)*10" office:value-type="float" office:value="3042" calcext:value-type="float">
            <text:p>3042</text:p>
          </table:table-cell>
          <table:table-cell table:formula="of:=((([.$F216]+8)*2)^2)/([.$F216]+60)" office:value-type="float" office:value="66.8571428571429" calcext:value-type="float">
            <text:p>66.8571428571429</text:p>
          </table:table-cell>
          <table:table-cell table:formula="of:=[.AC216]/[.AD216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Vaegir Warrior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17]+[.C217]+[.D217]+[.E217]-23" office:value-type="float" office:value="31" calcext:value-type="float">
            <text:p>3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17]+[.O217]*2" office:value-type="float" office:value="64" calcext:value-type="float">
            <text:p>6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17]+8)^2)/5)*10" office:value-type="float" office:value="3042" calcext:value-type="float">
            <text:p>3042</text:p>
          </table:table-cell>
          <table:table-cell table:formula="of:=((([.$F217]+8)*2)^2)/([.$F217]+60)" office:value-type="float" office:value="66.8571428571429" calcext:value-type="float">
            <text:p>66.8571428571429</text:p>
          </table:table-cell>
          <table:table-cell table:formula="of:=[.AC217]/[.AD217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Vaegir Heavy Hussar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18]+[.C218]+[.D218]+[.E218]-23" office:value-type="float" office:value="31" calcext:value-type="float">
            <text:p>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18]+[.O218]*2" office:value-type="float" office:value="58" calcext:value-type="float">
            <text:p>58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18]+8)^2)/5)*10" office:value-type="float" office:value="3042" calcext:value-type="float">
            <text:p>3042</text:p>
          </table:table-cell>
          <table:table-cell table:formula="of:=((([.$F218]+8)*2)^2)/([.$F218]+60)" office:value-type="float" office:value="66.8571428571429" calcext:value-type="float">
            <text:p>66.8571428571429</text:p>
          </table:table-cell>
          <table:table-cell table:formula="of:=[.AC218]/[.AD218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wadian Heavy Cavalry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219]+[.C219]+[.D219]+[.E219]-23"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19]+[.O219]*2" office:value-type="float" office:value="67" calcext:value-type="float">
            <text:p>6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219]+8)^2)/5)*10" office:value-type="float" office:value="3200" calcext:value-type="float">
            <text:p>3200</text:p>
          </table:table-cell>
          <table:table-cell table:formula="of:=((([.$F219]+8)*2)^2)/([.$F219]+60)" office:value-type="float" office:value="69.5652173913043" calcext:value-type="float">
            <text:p>69.5652173913043</text:p>
          </table:table-cell>
          <table:table-cell table:formula="of:=[.AC219]/[.AD219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Vaegir Heavy Club Infantry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20]+[.C220]+[.D220]+[.E220]-23"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20]+[.O220]*2" office:value-type="float" office:value="70" calcext:value-type="float">
            <text:p>70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20]+8)^2)/5)*10" office:value-type="float" office:value="3200" calcext:value-type="float">
            <text:p>3200</text:p>
          </table:table-cell>
          <table:table-cell table:formula="of:=((([.$F220]+8)*2)^2)/([.$F220]+60)" office:value-type="float" office:value="69.5652173913043" calcext:value-type="float">
            <text:p>69.5652173913043</text:p>
          </table:table-cell>
          <table:table-cell table:formula="of:=[.AC220]/[.AD220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arranid Sergeant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21]+[.C221]+[.D221]+[.E221]-23" office:value-type="float" office:value="32" calcext:value-type="float">
            <text:p>32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21]+[.O221]*2" office:value-type="float" office:value="66" calcext:value-type="float">
            <text:p>6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21]+8)^2)/5)*10" office:value-type="float" office:value="3200" calcext:value-type="float">
            <text:p>3200</text:p>
          </table:table-cell>
          <table:table-cell table:formula="of:=((([.$F221]+8)*2)^2)/([.$F221]+60)" office:value-type="float" office:value="69.5652173913043" calcext:value-type="float">
            <text:p>69.5652173913043</text:p>
          </table:table-cell>
          <table:table-cell table:formula="of:=[.AC221]/[.AD221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wadian Guard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B222]+[.C222]+[.D222]+[.E222]-23" office:value-type="float" office:value="32" calcext:value-type="float">
            <text:p>32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22]+[.O222]*2" office:value-type="float" office:value="77" calcext:value-type="float">
            <text:p>77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222]+8)^2)/5)*10" office:value-type="float" office:value="3200" calcext:value-type="float">
            <text:p>3200</text:p>
          </table:table-cell>
          <table:table-cell table:formula="of:=((([.$F222]+8)*2)^2)/([.$F222]+60)" office:value-type="float" office:value="69.5652173913043" calcext:value-type="float">
            <text:p>69.5652173913043</text:p>
          </table:table-cell>
          <table:table-cell table:formula="of:=[.AC222]/[.AD222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Rhodok Heavy Spearman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223]+[.C223]+[.D223]+[.E223]-23" office:value-type="float" office:value="32" calcext:value-type="float">
            <text:p>3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23]+[.O223]*2" office:value-type="float" office:value="70" calcext:value-type="float">
            <text:p>70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223]+8)^2)/5)*10" office:value-type="float" office:value="3200" calcext:value-type="float">
            <text:p>3200</text:p>
          </table:table-cell>
          <table:table-cell table:formula="of:=((([.$F223]+8)*2)^2)/([.$F223]+60)" office:value-type="float" office:value="69.5652173913043" calcext:value-type="float">
            <text:p>69.5652173913043</text:p>
          </table:table-cell>
          <table:table-cell table:formula="of:=[.AC223]/[.AD223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wadian Heavy Lancer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224]+[.C224]+[.D224]+[.E224]-23" office:value-type="float" office:value="33" calcext:value-type="float">
            <text:p>3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4]+[.O224]*2" office:value-type="float" office:value="70" calcext:value-type="float">
            <text:p>70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224]+8)^2)/5)*10" office:value-type="float" office:value="3362" calcext:value-type="float">
            <text:p>3362</text:p>
          </table:table-cell>
          <table:table-cell table:formula="of:=((([.$F224]+8)*2)^2)/([.$F224]+60)" office:value-type="float" office:value="72.3010752688172" calcext:value-type="float">
            <text:p>72.3010752688172</text:p>
          </table:table-cell>
          <table:table-cell table:formula="of:=[.AC224]/[.AD224]" office:value-type="float" office:value="46.5" calcext:value-type="float">
            <text:p>46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Vaegir Royal Horseman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225]+[.C225]+[.D225]+[.E225]-23" office:value-type="float" office:value="39" calcext:value-type="float">
            <text:p>3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25]+[.O225]*2" office:value-type="float" office:value="64" calcext:value-type="float">
            <text:p>6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25]+8)^2)/5)*10" office:value-type="float" office:value="4418" calcext:value-type="float">
            <text:p>4418</text:p>
          </table:table-cell>
          <table:table-cell table:formula="of:=((([.$F225]+8)*2)^2)/([.$F225]+60)" office:value-type="float" office:value="89.2525252525252" calcext:value-type="float">
            <text:p>89.2525252525252</text:p>
          </table:table-cell>
          <table:table-cell table:formula="of:=[.AC225]/[.AD225]" office:value-type="float" office:value="49.5" calcext:value-type="float">
            <text:p>49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Rhodok Heroic Mounted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26]+[.C226]+[.D226]+[.E226]-23" office:value-type="float" office:value="39" calcext:value-type="float">
            <text:p>3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26]+[.O226]*2" office:value-type="float" office:value="61" calcext:value-type="float">
            <text:p>61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26]+8)^2)/5)*10" office:value-type="float" office:value="4418" calcext:value-type="float">
            <text:p>4418</text:p>
          </table:table-cell>
          <table:table-cell table:formula="of:=((([.$F226]+8)*2)^2)/([.$F226]+60)" office:value-type="float" office:value="89.2525252525252" calcext:value-type="float">
            <text:p>89.2525252525252</text:p>
          </table:table-cell>
          <table:table-cell table:formula="of:=[.AC226]/[.AD226]" office:value-type="float" office:value="49.5" calcext:value-type="float">
            <text:p>49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Rhodok Heroic Horseman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27]+[.C227]+[.D227]+[.E227]-23" office:value-type="float" office:value="40" calcext:value-type="float">
            <text:p>4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7]+[.O227]*2" office:value-type="float" office:value="67" calcext:value-type="float">
            <text:p>6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27]+8)^2)/5)*10" office:value-type="float" office:value="4608" calcext:value-type="float">
            <text:p>4608</text:p>
          </table:table-cell>
          <table:table-cell table:formula="of:=((([.$F227]+8)*2)^2)/([.$F227]+60)" office:value-type="float" office:value="92.16" calcext:value-type="float">
            <text:p>92.16</text:p>
          </table:table-cell>
          <table:table-cell table:formula="of:=[.AC227]/[.AD227]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Vaegir Royal Skirmisher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228]+[.C228]+[.D228]+[.E228]-23" office:value-type="float" office:value="41" calcext:value-type="float">
            <text:p>4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28]+[.O228]*2" office:value-type="float" office:value="64" calcext:value-type="float">
            <text:p>64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28]+8)^2)/5)*10" office:value-type="float" office:value="4802" calcext:value-type="float">
            <text:p>4802</text:p>
          </table:table-cell>
          <table:table-cell table:formula="of:=((([.$F228]+8)*2)^2)/([.$F228]+60)" office:value-type="float" office:value="95.0891089108911" calcext:value-type="float">
            <text:p>95.0891089108911</text:p>
          </table:table-cell>
          <table:table-cell table:formula="of:=[.AC228]/[.AD228]" office:value-type="float" office:value="50.5" calcext:value-type="float">
            <text:p>50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Rhodok Hero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229]+[.C229]+[.D229]+[.E229]-23" office:value-type="float" office:value="42" calcext:value-type="float">
            <text:p>4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29]+[.O229]*2" office:value-type="float" office:value="72" calcext:value-type="float">
            <text:p>72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29]+8)^2)/5)*10" office:value-type="float" office:value="5000" calcext:value-type="float">
            <text:p>5000</text:p>
          </table:table-cell>
          <table:table-cell table:formula="of:=((([.$F229]+8)*2)^2)/([.$F229]+60)" office:value-type="float" office:value="98.0392156862745" calcext:value-type="float">
            <text:p>98.0392156862745</text:p>
          </table:table-cell>
          <table:table-cell table:formula="of:=[.AC229]/[.AD229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Nord Armoured Lancer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30]+[.C230]+[.D230]+[.E230]-23" office:value-type="float" office:value="42" calcext:value-type="float">
            <text:p>4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30]+[.O230]*2" office:value-type="float" office:value="64" calcext:value-type="float">
            <text:p>64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Noble</text:p>
          </table:table-cell>
          <table:table-cell table:style-name="ce17" table:formula="of:=((([.$F230]+8)^2)/5)*10" office:value-type="float" office:value="5000" calcext:value-type="float">
            <text:p>5000</text:p>
          </table:table-cell>
          <table:table-cell table:formula="of:=((([.$F230]+8)*2)^2)/([.$F230]+60)" office:value-type="float" office:value="98.0392156862745" calcext:value-type="float">
            <text:p>98.0392156862745</text:p>
          </table:table-cell>
          <table:table-cell table:formula="of:=[.AC230]/[.AD230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Vaegir Royal Hussar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B231]+[.C231]+[.D231]+[.E231]-23" office:value-type="float" office:value="42" calcext:value-type="float">
            <text:p>4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31]+[.O231]*2" office:value-type="float" office:value="63" calcext:value-type="float">
            <text:p>63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31]+8)^2)/5)*10" office:value-type="float" office:value="5000" calcext:value-type="float">
            <text:p>5000</text:p>
          </table:table-cell>
          <table:table-cell table:formula="of:=((([.$F231]+8)*2)^2)/([.$F231]+60)" office:value-type="float" office:value="98.0392156862745" calcext:value-type="float">
            <text:p>98.0392156862745</text:p>
          </table:table-cell>
          <table:table-cell table:formula="of:=[.AC231]/[.AD231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arranid Noble Guard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232]+[.C232]+[.D232]+[.E232]-23" office:value-type="float" office:value="42" calcext:value-type="float">
            <text:p>42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32]+[.O232]*2" office:value-type="float" office:value="72" calcext:value-type="float">
            <text:p>72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32]+8)^2)/5)*10" office:value-type="float" office:value="5000" calcext:value-type="float">
            <text:p>5000</text:p>
          </table:table-cell>
          <table:table-cell table:formula="of:=((([.$F232]+8)*2)^2)/([.$F232]+60)" office:value-type="float" office:value="98.0392156862745" calcext:value-type="float">
            <text:p>98.0392156862745</text:p>
          </table:table-cell>
          <table:table-cell table:formula="of:=[.AC232]/[.AD232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arranid Noble Infantry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B233]+[.C233]+[.D233]+[.E233]-23" office:value-type="float" office:value="42" calcext:value-type="float">
            <text:p>4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33]+[.O233]*2" office:value-type="float" office:value="62" calcext:value-type="float">
            <text:p>62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33]+8)^2)/5)*10" office:value-type="float" office:value="5000" calcext:value-type="float">
            <text:p>5000</text:p>
          </table:table-cell>
          <table:table-cell table:formula="of:=((([.$F233]+8)*2)^2)/([.$F233]+60)" office:value-type="float" office:value="98.0392156862745" calcext:value-type="float">
            <text:p>98.0392156862745</text:p>
          </table:table-cell>
          <table:table-cell table:formula="of:=[.AC233]/[.AD233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Khergit Noble Mounted Skirmisher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34]+[.C234]+[.D234]+[.E234]-23" office:value-type="float" office:value="43" calcext:value-type="float">
            <text:p>4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34]+[.O234]*2" office:value-type="float" office:value="64" calcext:value-type="float">
            <text:p>6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234]+8)^2)/5)*10" office:value-type="float" office:value="5202" calcext:value-type="float">
            <text:p>5202</text:p>
          </table:table-cell>
          <table:table-cell table:formula="of:=((([.$F234]+8)*2)^2)/([.$F234]+60)" office:value-type="float" office:value="101.009708737864" calcext:value-type="float">
            <text:p>101.009708737864</text:p>
          </table:table-cell>
          <table:table-cell table:formula="of:=[.AC234]/[.AD234]" office:value-type="float" office:value="51.5" calcext:value-type="float">
            <text:p>51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Vaegir Royal Mounted Longbowman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B235]+[.C235]+[.D235]+[.E235]-23" office:value-type="float" office:value="43" calcext:value-type="float">
            <text:p>4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35+[.B235]+[.O235]*2" office:value-type="float" office:value="63" calcext:value-type="float">
            <text:p>63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35]+8)^2)/5)*10" office:value-type="float" office:value="5202" calcext:value-type="float">
            <text:p>5202</text:p>
          </table:table-cell>
          <table:table-cell table:formula="of:=((([.$F235]+8)*2)^2)/([.$F235]+60)" office:value-type="float" office:value="101.009708737864" calcext:value-type="float">
            <text:p>101.009708737864</text:p>
          </table:table-cell>
          <table:table-cell table:formula="of:=[.AC235]/[.AD235]" office:value-type="float" office:value="51.5" calcext:value-type="float">
            <text:p>51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Vaegir Royal Lancer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36]+[.C236]+[.D236]+[.E236]-23" office:value-type="float" office:value="44" calcext:value-type="float">
            <text:p>4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36]+[.O236]*2" office:value-type="float" office:value="66" calcext:value-type="float">
            <text:p>66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36]+8)^2)/5)*10" office:value-type="float" office:value="5408" calcext:value-type="float">
            <text:p>5408</text:p>
          </table:table-cell>
          <table:table-cell table:formula="of:=((([.$F236]+8)*2)^2)/([.$F236]+60)" office:value-type="float" office:value="104" calcext:value-type="float">
            <text:p>104</text:p>
          </table:table-cell>
          <table:table-cell table:formula="of:=[.AC236]/[.AD236]"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Vaegir Knight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[.B237]+[.C237]+[.D237]+[.E237]-23" office:value-type="float" office:value="48" calcext:value-type="float">
            <text:p>48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35" calcext:value-type="float">
            <text:p>135</text:p>
          </table:table-cell>
          <table:table-cell office:value-type="float" office:value="130" calcext:value-type="float">
            <text:p>13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37]+[.O237]*2" office:value-type="float" office:value="68" calcext:value-type="float">
            <text:p>68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37]+8)^2)/5)*10" office:value-type="float" office:value="6272" calcext:value-type="float">
            <text:p>6272</text:p>
          </table:table-cell>
          <table:table-cell table:formula="of:=((([.$F237]+8)*2)^2)/([.$F237]+60)" office:value-type="float" office:value="116.148148148148" calcext:value-type="float">
            <text:p>116.148148148148</text:p>
          </table:table-cell>
          <table:table-cell table:formula="of:=[.AC237]/[.AD237]"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arranid Noble Horse Archer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B238]+[.C238]+[.D238]+[.E238]-23" office:value-type="float" office:value="44" calcext:value-type="float">
            <text:p>44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38]+[.O238]*2" office:value-type="float" office:value="61" calcext:value-type="float">
            <text:p>61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38]+8)^2)/5)*10" office:value-type="float" office:value="5408" calcext:value-type="float">
            <text:p>5408</text:p>
          </table:table-cell>
          <table:table-cell table:formula="of:=((([.$F238]+8)*2)^2)/([.$F238]+60)" office:value-type="float" office:value="104" calcext:value-type="float">
            <text:p>104</text:p>
          </table:table-cell>
          <table:table-cell table:formula="of:=[.AC238]/[.AD238]"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Vaegir Royal Longbowman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239]+[.C239]+[.D239]+[.E239]-23" office:value-type="float" office:value="45" calcext:value-type="float">
            <text:p>4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39]+[.O239]*2" office:value-type="float" office:value="64" calcext:value-type="float">
            <text:p>64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39]+8)^2)/5)*10" office:value-type="float" office:value="5618" calcext:value-type="float">
            <text:p>5618</text:p>
          </table:table-cell>
          <table:table-cell table:formula="of:=((([.$F239]+8)*2)^2)/([.$F239]+60)" office:value-type="float" office:value="107.009523809524" calcext:value-type="float">
            <text:p>107.009523809524</text:p>
          </table:table-cell>
          <table:table-cell table:formula="of:=[.AC239]/[.AD239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Rhodok Heroic Cavalry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240]+[.C240]+[.D240]+[.E240]-23" office:value-type="float" office:value="45" calcext:value-type="float">
            <text:p>4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40]+[.O240]*2" office:value-type="float" office:value="78" calcext:value-type="float">
            <text:p>78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40]+8)^2)/5)*10" office:value-type="float" office:value="5618" calcext:value-type="float">
            <text:p>5618</text:p>
          </table:table-cell>
          <table:table-cell table:formula="of:=((([.$F240]+8)*2)^2)/([.$F240]+60)" office:value-type="float" office:value="107.009523809524" calcext:value-type="float">
            <text:p>107.009523809524</text:p>
          </table:table-cell>
          <table:table-cell table:formula="of:=[.AC240]/[.AD240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Khergit Noble Cavalry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41]+[.C241]+[.D241]+[.E241]-23" office:value-type="float" office:value="45" calcext:value-type="float">
            <text:p>4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241]+[.O241]*2" office:value-type="float" office:value="64" calcext:value-type="float">
            <text:p>6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241]+8)^2)/5)*10" office:value-type="float" office:value="5618" calcext:value-type="float">
            <text:p>5618</text:p>
          </table:table-cell>
          <table:table-cell table:formula="of:=((([.$F241]+8)*2)^2)/([.$F241]+60)" office:value-type="float" office:value="107.009523809524" calcext:value-type="float">
            <text:p>107.009523809524</text:p>
          </table:table-cell>
          <table:table-cell table:formula="of:=[.AC241]/[.AD241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Rhodok Highlander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242]+[.C242]+[.D242]+[.E242]-23" office:value-type="float" office:value="45" calcext:value-type="float">
            <text:p>4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42]+[.O242]*2" office:value-type="float" office:value="80" calcext:value-type="float">
            <text:p>80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42]+8)^2)/5)*10" office:value-type="float" office:value="5618" calcext:value-type="float">
            <text:p>5618</text:p>
          </table:table-cell>
          <table:table-cell table:formula="of:=((([.$F242]+8)*2)^2)/([.$F242]+60)" office:value-type="float" office:value="107.009523809524" calcext:value-type="float">
            <text:p>107.009523809524</text:p>
          </table:table-cell>
          <table:table-cell table:formula="of:=[.AC242]/[.AD242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arranid Noble Skirmisher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[.B243]+[.C243]+[.D243]+[.E243]-23" office:value-type="float" office:value="45" calcext:value-type="float">
            <text:p>4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243]+[.O243]*2" office:value-type="float" office:value="65" calcext:value-type="float">
            <text:p>65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43]+8)^2)/5)*10" office:value-type="float" office:value="5618" calcext:value-type="float">
            <text:p>5618</text:p>
          </table:table-cell>
          <table:table-cell table:formula="of:=((([.$F243]+8)*2)^2)/([.$F243]+60)" office:value-type="float" office:value="107.009523809524" calcext:value-type="float">
            <text:p>107.009523809524</text:p>
          </table:table-cell>
          <table:table-cell table:formula="of:=[.AC243]/[.AD243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arranid Cataphract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[.B244]+[.C244]+[.D244]+[.E244]-23" office:value-type="float" office:value="46" calcext:value-type="float">
            <text:p>4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44]+[.O244]*2" office:value-type="float" office:value="68" calcext:value-type="float">
            <text:p>68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44]+8)^2)/5)*10" office:value-type="float" office:value="5832" calcext:value-type="float">
            <text:p>5832</text:p>
          </table:table-cell>
          <table:table-cell table:formula="of:=((([.$F244]+8)*2)^2)/([.$F244]+60)" office:value-type="float" office:value="110.037735849057" calcext:value-type="float">
            <text:p>110.037735849057</text:p>
          </table:table-cell>
          <table:table-cell table:formula="of:=[.AC244]/[.AD244]"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 table:visibility="filter">
          <table:table-cell table:style-name="ce3" office:value-type="string" calcext:value-type="string">
            <text:p>Khergit Noble Horseman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45]+[.C245]+[.D245]+[.E245]-23" office:value-type="float" office:value="47" calcext:value-type="float">
            <text:p>4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45]+[.O245]*2" office:value-type="float" office:value="67" calcext:value-type="float">
            <text:p>6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245]+8)^2)/5)*10" office:value-type="float" office:value="6050" calcext:value-type="float">
            <text:p>6050</text:p>
          </table:table-cell>
          <table:table-cell table:formula="of:=((([.$F245]+8)*2)^2)/([.$F245]+60)" office:value-type="float" office:value="113.084112149533" calcext:value-type="float">
            <text:p>113.084112149533</text:p>
          </table:table-cell>
          <table:table-cell table:formula="of:=[.AC245]/[.AD245]" office:value-type="float" office:value="53.5" calcext:value-type="float">
            <text:p>53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Rhodok Heroic Lancer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[.B246]+[.C246]+[.D246]+[.E246]-23" office:value-type="float" office:value="47" calcext:value-type="float">
            <text:p>4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46]+[.O246]*2" office:value-type="float" office:value="74" calcext:value-type="float">
            <text:p>74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46]+8)^2)/5)*10" office:value-type="float" office:value="6050" calcext:value-type="float">
            <text:p>6050</text:p>
          </table:table-cell>
          <table:table-cell table:formula="of:=((([.$F246]+8)*2)^2)/([.$F246]+60)" office:value-type="float" office:value="113.084112149533" calcext:value-type="float">
            <text:p>113.084112149533</text:p>
          </table:table-cell>
          <table:table-cell table:formula="of:=[.AC246]/[.AD246]" office:value-type="float" office:value="53.5" calcext:value-type="float">
            <text:p>53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Khergit Noble Horse Archer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[.B247]+[.C247]+[.D247]+[.E247]-23" office:value-type="float" office:value="47" calcext:value-type="float">
            <text:p>4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35+[.B247]+[.O247]*2" office:value-type="float" office:value="61" calcext:value-type="float">
            <text:p>61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247]+8)^2)/5)*10" office:value-type="float" office:value="6050" calcext:value-type="float">
            <text:p>6050</text:p>
          </table:table-cell>
          <table:table-cell table:formula="of:=((([.$F247]+8)*2)^2)/([.$F247]+60)" office:value-type="float" office:value="113.084112149533" calcext:value-type="float">
            <text:p>113.084112149533</text:p>
          </table:table-cell>
          <table:table-cell table:formula="of:=[.AC247]/[.AD247]" office:value-type="float" office:value="53.5" calcext:value-type="float">
            <text:p>53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wadian Knight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[.B248]+[.C248]+[.D248]+[.E248]-23" office:value-type="float" office:value="49" calcext:value-type="float">
            <text:p>49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48]+[.O248]*2" office:value-type="float" office:value="73" calcext:value-type="float">
            <text:p>73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Noble</text:p>
          </table:table-cell>
          <table:table-cell table:style-name="ce17" table:formula="of:=((([.$F248]+8)^2)/5)*10" office:value-type="float" office:value="6498" calcext:value-type="float">
            <text:p>6498</text:p>
          </table:table-cell>
          <table:table-cell table:formula="of:=((([.$F248]+8)*2)^2)/([.$F248]+60)" office:value-type="float" office:value="119.229357798165" calcext:value-type="float">
            <text:p>119.229357798165</text:p>
          </table:table-cell>
          <table:table-cell table:formula="of:=[.AC248]/[.AD248]" office:value-type="float" office:value="54.5" calcext:value-type="float">
            <text:p>54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Nord Huscarl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B249]+[.C249]+[.D249]+[.E249]-23" office:value-type="float" office:value="50" calcext:value-type="float">
            <text:p>50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49]+[.O249]*2" office:value-type="float" office:value="74" calcext:value-type="float">
            <text:p>7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Noble</text:p>
          </table:table-cell>
          <table:table-cell table:style-name="ce17" table:formula="of:=((([.$F249]+8)^2)/5)*10" office:value-type="float" office:value="6728" calcext:value-type="float">
            <text:p>6728</text:p>
          </table:table-cell>
          <table:table-cell table:formula="of:=((([.$F249]+8)*2)^2)/([.$F249]+60)" office:value-type="float" office:value="122.327272727273" calcext:value-type="float">
            <text:p>122.327272727273</text:p>
          </table:table-cell>
          <table:table-cell table:formula="of:=[.AC249]/[.AD249]"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Khergit Noble Lancer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[.B250]+[.C250]+[.D250]+[.E250]-23"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75" calcext:value-type="float">
            <text:p>175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250]+[.O250]*2" office:value-type="float" office:value="72" calcext:value-type="float">
            <text:p>72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250]+8)^2)/5)*10" office:value-type="float" office:value="6728" calcext:value-type="float">
            <text:p>6728</text:p>
          </table:table-cell>
          <table:table-cell table:formula="of:=((([.$F250]+8)*2)^2)/([.$F250]+60)" office:value-type="float" office:value="122.327272727273" calcext:value-type="float">
            <text:p>122.327272727273</text:p>
          </table:table-cell>
          <table:table-cell table:formula="of:=[.AC250]/[.AD250]"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wadian Foot Knight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formula="of:=[.B251]+[.C251]+[.D251]+[.E251]-23" office:value-type="float" office:value="52" calcext:value-type="float">
            <text:p>5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51]+[.O251]*2" office:value-type="float" office:value="84" calcext:value-type="float">
            <text:p>8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Noble</text:p>
          </table:table-cell>
          <table:table-cell table:style-name="ce17" table:formula="of:=((([.$F251]+8)^2)/5)*10" office:value-type="float" office:value="7200" calcext:value-type="float">
            <text:p>7200</text:p>
          </table:table-cell>
          <table:table-cell table:formula="of:=((([.$F251]+8)*2)^2)/([.$F251]+60)" office:value-type="float" office:value="128.571428571429" calcext:value-type="float">
            <text:p>128.571428571429</text:p>
          </table:table-cell>
          <table:table-cell table:formula="of:=[.AC251]/[.AD251]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Nord King's Guard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52]+[.C252]+[.D252]+[.E252]-23" office:value-type="float" office:value="52" calcext:value-type="float">
            <text:p>52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52]+[.O252]*2" office:value-type="float" office:value="75" calcext:value-type="float">
            <text:p>75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Noble</text:p>
          </table:table-cell>
          <table:table-cell table:style-name="ce17" table:formula="of:=((([.$F252]+8)^2)/5)*10" office:value-type="float" office:value="7200" calcext:value-type="float">
            <text:p>7200</text:p>
          </table:table-cell>
          <table:table-cell table:formula="of:=((([.$F252]+8)*2)^2)/([.$F252]+60)" office:value-type="float" office:value="128.571428571429" calcext:value-type="float">
            <text:p>128.571428571429</text:p>
          </table:table-cell>
          <table:table-cell table:formula="of:=[.AC252]/[.AD252]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Rhodok Heroic Pikeman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253]+[.C253]+[.D253]+[.E253]-23" office:value-type="float" office:value="55" calcext:value-type="float">
            <text:p>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70" calcext:value-type="float">
            <text:p>170</text:p>
          </table:table-cell>
          <table:table-cell office:value-type="float" office:value="45" calcext:value-type="float">
            <text:p>45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53]+[.O253]*2" office:value-type="float" office:value="87" calcext:value-type="float">
            <text:p>87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53]+8)^2)/5)*10" office:value-type="float" office:value="7938" calcext:value-type="float">
            <text:p>7938</text:p>
          </table:table-cell>
          <table:table-cell table:formula="of:=((([.$F253]+8)*2)^2)/([.$F253]+60)" office:value-type="float" office:value="138.052173913043" calcext:value-type="float">
            <text:p>138.052173913043</text:p>
          </table:table-cell>
          <table:table-cell table:formula="of:=[.AC253]/[.AD253]" office:value-type="float" office:value="57.5" calcext:value-type="float">
            <text:p>57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 table:visibility="filter">
          <table:table-cell table:style-name="ce6" office:value-type="string" calcext:value-type="string">
            <text:p>Mercernary Heavy Cavalry</text:p>
          </table:table-cell>
          <table:table-cell table:number-columns-repeated="4"/>
          <table:table-cell table:formula="of:=[.B254]+[.C254]+[.D254]+[.E254]-23" office:value-type="float" office:value="-23" calcext:value-type="float">
            <text:p>-23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54]+[.O254]*2" office:value-type="float" office:value="47" calcext:value-type="float">
            <text:p>4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254]+8)^2)/5)*10" office:value-type="float" office:value="450" calcext:value-type="float">
            <text:p>450</text:p>
          </table:table-cell>
          <table:table-cell table:formula="of:=((([.$F254]+8)*2)^2)/([.$F254]+60)" office:value-type="float" office:value="24.3243243243243" calcext:value-type="float">
            <text:p>24.3243243243243</text:p>
          </table:table-cell>
          <table:table-cell table:formula="of:=[.AC254]/[.AD254]" office:value-type="float" office:value="18.5" calcext:value-type="float">
            <text:p>18.5</text:p>
          </table:table-cell>
          <table:table-cell table:number-columns-repeated="37"/>
        </table:table-row>
        <table:table-row table:style-name="ro2" table:visibility="filter">
          <table:table-cell table:style-name="ce6" office:value-type="string" calcext:value-type="string">
            <text:p>Mercenary Light Horse Archer</text:p>
          </table:table-cell>
          <table:table-cell table:number-columns-repeated="4"/>
          <table:table-cell table:formula="of:=[.B255]+[.C255]+[.D255]+[.E255]-23" office:value-type="float" office:value="-23" calcext:value-type="float">
            <text:p>-23</text:p>
          </table:table-cell>
          <table:table-cell table:number-columns-repeated="17"/>
          <table:table-cell table:formula="of:=35+[.B255]+[.O255]*2" office:value-type="float" office:value="35" calcext:value-type="float">
            <text:p>35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255]+8)^2)/5)*10" office:value-type="float" office:value="450" calcext:value-type="float">
            <text:p>450</text:p>
          </table:table-cell>
          <table:table-cell table:formula="of:=((([.$F255]+8)*2)^2)/([.$F255]+60)" office:value-type="float" office:value="24.3243243243243" calcext:value-type="float">
            <text:p>24.3243243243243</text:p>
          </table:table-cell>
          <table:table-cell table:formula="of:=[.AC255]/[.AD255]" office:value-type="float" office:value="18.5" calcext:value-type="float">
            <text:p>18.5</text:p>
          </table:table-cell>
          <table:table-cell table:number-columns-repeated="37"/>
        </table:table-row>
        <table:table-row table:style-name="ro2" table:visibility="filter">
          <table:table-cell table:style-name="ce6" office:value-type="string" calcext:value-type="string">
            <text:p>Mercenary Heavy Horse Archer</text:p>
          </table:table-cell>
          <table:table-cell table:number-columns-repeated="4"/>
          <table:table-cell table:formula="of:=[.B256]+[.C256]+[.D256]+[.E256]-23" office:value-type="float" office:value="-23" calcext:value-type="float">
            <text:p>-23</text:p>
          </table:table-cell>
          <table:table-cell table:number-columns-repeated="17"/>
          <table:table-cell table:formula="of:=35+[.B256]+[.O256]*2" office:value-type="float" office:value="35" calcext:value-type="float">
            <text:p>35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256]+8)^2)/5)*10" office:value-type="float" office:value="450" calcext:value-type="float">
            <text:p>450</text:p>
          </table:table-cell>
          <table:table-cell table:formula="of:=((([.$F256]+8)*2)^2)/([.$F256]+60)" office:value-type="float" office:value="24.3243243243243" calcext:value-type="float">
            <text:p>24.3243243243243</text:p>
          </table:table-cell>
          <table:table-cell table:formula="of:=[.AC256]/[.AD256]" office:value-type="float" office:value="18.5" calcext:value-type="float">
            <text:p>18.5</text:p>
          </table:table-cell>
          <table:table-cell table:number-columns-repeated="37"/>
        </table:table-row>
        <table:table-row table:style-name="ro2" table:visibility="filter">
          <table:table-cell table:style-name="ce6" office:value-type="string" calcext:value-type="string">
            <text:p>Mercenary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57]+[.C257]+[.D257]+[.E257]-23" office:value-type="float" office:value="18" calcext:value-type="float">
            <text:p>1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57]+[.O257]*2" office:value-type="float" office:value="47" calcext:value-type="float">
            <text:p>4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257]+8)^2)/5)*10" office:value-type="float" office:value="1352" calcext:value-type="float">
            <text:p>1352</text:p>
          </table:table-cell>
          <table:table-cell table:formula="of:=((([.$F257]+8)*2)^2)/([.$F257]+60)" office:value-type="float" office:value="34.6666666666667" calcext:value-type="float">
            <text:p>34.6666666666667</text:p>
          </table:table-cell>
          <table:table-cell table:formula="of:=[.AC257]/[.AD257]" office:value-type="float" office:value="39" calcext:value-type="float">
            <text:p>39</text:p>
          </table:table-cell>
          <table:table-cell table:number-columns-repeated="37"/>
        </table:table-row>
        <table:table-row table:style-name="ro2" table:visibility="filter">
          <table:table-cell office:value-type="string" calcext:value-type="string">
            <text:p>Mercenary Mounted Longbowman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258]+[.C258]+[.D258]+[.E258]-23" office:value-type="float" office:value="18" calcext:value-type="float">
            <text:p>1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58]+[.O258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258]+8)^2)/5)*10" office:value-type="float" office:value="1352" calcext:value-type="float">
            <text:p>1352</text:p>
          </table:table-cell>
          <table:table-cell table:formula="of:=((([.$F258]+8)*2)^2)/([.$F258]+60)" office:value-type="float" office:value="34.6666666666667" calcext:value-type="float">
            <text:p>34.6666666666667</text:p>
          </table:table-cell>
          <table:table-cell table:formula="of:=[.AC258]/[.AD258]" office:value-type="float" office:value="39" calcext:value-type="float">
            <text:p>39</text:p>
          </table:table-cell>
          <table:table-cell table:number-columns-repeated="37"/>
        </table:table-row>
        <table:table-row table:style-name="ro2" table:visibility="filter">
          <table:table-cell table:style-name="ce6" office:value-type="string" calcext:value-type="string">
            <text:p>Mercenar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259]+[.C259]+[.D259]+[.E259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59]+[.O259]*2" office:value-type="float" office:value="54" calcext:value-type="float">
            <text:p>5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259]+8)^2)/5)*10" office:value-type="float" office:value="1800" calcext:value-type="float">
            <text:p>1800</text:p>
          </table:table-cell>
          <table:table-cell table:formula="of:=((([.$F259]+8)*2)^2)/([.$F259]+60)" office:value-type="float" office:value="43.9024390243903" calcext:value-type="float">
            <text:p>43.9024390243903</text:p>
          </table:table-cell>
          <table:table-cell table:formula="of:=[.AC259]/[.AD259]" office:value-type="float" office:value="41" calcext:value-type="float">
            <text:p>41</text:p>
          </table:table-cell>
          <table:table-cell table:number-columns-repeated="37"/>
        </table:table-row>
        <table:table-row table:style-name="ro2" table:visibility="filter">
          <table:table-cell office:value-type="string" calcext:value-type="string">
            <text:p>Mercenary Guard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60]+[.C260]+[.D260]+[.E260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60]+[.O260]*2" office:value-type="float" office:value="58" calcext:value-type="float">
            <text:p>58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260]+8)^2)/5)*10" office:value-type="float" office:value="2048" calcext:value-type="float">
            <text:p>2048</text:p>
          </table:table-cell>
          <table:table-cell table:formula="of:=((([.$F260]+8)*2)^2)/([.$F260]+60)" office:value-type="float" office:value="48.7619047619048" calcext:value-type="float">
            <text:p>48.7619047619048</text:p>
          </table:table-cell>
          <table:table-cell table:formula="of:=[.AC260]/[.AD260]" office:value-type="float" office:value="42" calcext:value-type="float">
            <text:p>42</text:p>
          </table:table-cell>
          <table:table-cell table:number-columns-repeated="37"/>
        </table:table-row>
        <table:table-row table:style-name="ro2" table:visibility="filter">
          <table:table-cell table:style-name="ce3" office:value-type="string" calcext:value-type="string">
            <text:p>Mercenary Armoured Mounted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261]+[.C261]+[.D261]+[.E261]-23" office:value-type="float" office:value="46" calcext:value-type="float">
            <text:p>46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61]+[.O261]*2" office:value-type="float" office:value="65" calcext:value-type="float">
            <text:p>65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Noble</text:p>
          </table:table-cell>
          <table:table-cell table:style-name="ce17" table:formula="of:=((([.$F261]+8)^2)/5)*10" office:value-type="float" office:value="5832" calcext:value-type="float">
            <text:p>5832</text:p>
          </table:table-cell>
          <table:table-cell table:formula="of:=((([.$F261]+8)*2)^2)/([.$F261]+60)" office:value-type="float" office:value="110.037735849057" calcext:value-type="float">
            <text:p>110.037735849057</text:p>
          </table:table-cell>
          <table:table-cell table:formula="of:=[.AC261]/[.AD261]" office:value-type="float" office:value="53" calcext:value-type="float">
            <text:p>53</text:p>
          </table:table-cell>
          <table:table-cell table:number-columns-repeated="37"/>
        </table:table-row>
        <table:table-row table:style-name="ro2" table:visibility="filter">
          <table:table-cell table:style-name="ce3" office:value-type="string" calcext:value-type="string">
            <text:p>Mercenary Knight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62]+[.C262]+[.D262]+[.E262]-23" office:value-type="float" office:value="47" calcext:value-type="float">
            <text:p>4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62]+[.O262]*2" office:value-type="float" office:value="73" calcext:value-type="float">
            <text:p>73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Noble</text:p>
          </table:table-cell>
          <table:table-cell table:style-name="ce17" table:formula="of:=((([.$F262]+8)^2)/5)*10" office:value-type="float" office:value="6050" calcext:value-type="float">
            <text:p>6050</text:p>
          </table:table-cell>
          <table:table-cell table:formula="of:=((([.$F262]+8)*2)^2)/([.$F262]+60)" office:value-type="float" office:value="113.084112149533" calcext:value-type="float">
            <text:p>113.084112149533</text:p>
          </table:table-cell>
          <table:table-cell table:formula="of:=[.AC262]/[.AD262]" office:value-type="float" office:value="53.5" calcext:value-type="float">
            <text:p>53.5</text:p>
          </table:table-cell>
          <table:table-cell table:number-columns-repeated="37"/>
        </table:table-row>
        <table:table-row table:style-name="ro2" table:visibility="filter">
          <table:table-cell table:style-name="ce6" office:value-type="string" calcext:value-type="string">
            <text:p>Mercenary Light Lancer</text:p>
          </table:table-cell>
          <table:table-cell table:number-columns-repeated="14"/>
          <table:table-cell table:style-name="ce3" office:value-type="float" office:value="4" calcext:value-type="float">
            <text:p>4</text:p>
          </table:table-cell>
          <table:table-cell table:number-columns-repeated="9"/>
          <table:table-cell office:value-type="string" calcext:value-type="string">
            <text:p>Lanc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/>
          <table:table-cell table:number-columns-repeated="39"/>
        </table:table-row>
        <table:table-row table:style-name="ro2" table:visibility="filter">
          <table:table-cell table:style-name="ce6" office:value-type="string" calcext:value-type="string">
            <text:p>Mercenary Heavy Lancer</text:p>
          </table:table-cell>
          <table:table-cell table:number-columns-repeated="14"/>
          <table:table-cell table:style-name="ce3" office:value-type="float" office:value="3" calcext:value-type="float">
            <text:p>3</text:p>
          </table:table-cell>
          <table:table-cell table:number-columns-repeated="9"/>
          <table:table-cell office:value-type="string" calcext:value-type="string">
            <text:p>Lanc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39"/>
        </table:table-row>
        <table:table-row table:style-name="ro2" table:visibility="filter">
          <table:table-cell office:value-type="string" calcext:value-type="string">
            <text:p>Mercenary Mounted Skirmisher</text:p>
          </table:table-cell>
          <table:table-cell table:number-columns-repeated="24"/>
          <table:table-cell office:value-type="string" calcext:value-type="string">
            <text:p>Mounted Skirmis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/>
          <table:table-cell table:number-columns-repeated="39"/>
        </table:table-row>
        <table:table-row table:style-name="ro2" table:visibility="filter">
          <table:table-cell table:style-name="ce6" office:value-type="string" calcext:value-type="string">
            <text:p>Mercenary Paladin</text:p>
          </table:table-cell>
          <table:table-cell table:number-columns-repeated="24"/>
          <table:table-cell office:value-type="string" calcext:value-type="string">
            <text:p>Shock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Noble</text:p>
          </table:table-cell>
          <table:table-cell table:style-name="ce17"/>
          <table:table-cell table:number-columns-repeated="39"/>
        </table:table-row>
        <table:table-row table:style-name="ro2">
          <table:table-cell table:number-columns-repeated="28"/>
          <table:table-cell table:style-name="ce17"/>
          <table:table-cell table:number-columns-repeated="39"/>
        </table:table-row>
        <table:table-row table:style-name="ro2">
          <table:table-cell table:style-name="ce4" office:value-type="string" calcext:value-type="string">
            <text:p>Companion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 table:number-columns-repeated="3"/>
          <table:table-cell table:style-name="ce17"/>
          <table:table-cell table:number-columns-repeated="2"/>
          <table:table-cell table:style-name="ce4" table:number-columns-repeated="37"/>
        </table:table-row>
        <table:table-row table:style-name="ro2">
          <table:table-cell office:value-type="string" calcext:value-type="string">
            <text:p>Julian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69]+[.C269]+[.D269]+[.E269]-23" office:value-type="float" office:value="19" calcext:value-type="float">
            <text:p>19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69]+[.O269]*2" office:value-type="float" office:value="51" calcext:value-type="float">
            <text:p>51</text:p>
          </table:table-cell>
          <table:table-cell/>
          <table:table-cell table:formula="of:=MAX(2*[.$L269]; 25*[.$R269]+[.$K269];15*[.$Q269]+[.$M269])-10*[.$P269]-0.5*MAX([.$H269];[.$I269];[.$J269])-5*[.$O269]-[.$B269]" office:value-type="float" office:value="-65" calcext:value-type="float">
            <text:p>-65</text:p>
          </table:table-cell>
          <table:table-cell table:number-columns-repeated="2"/>
          <table:table-cell table:style-name="ce17" table:formula="of:=((([.$F269]+8)^2)/5)*10" office:value-type="float" office:value="1458" calcext:value-type="float">
            <text:p>1458</text:p>
          </table:table-cell>
          <table:table-cell table:formula="of:=((([.$F269]+8)*2)^2)/([.$F269]+60)" office:value-type="float" office:value="36.9113924050633" calcext:value-type="float">
            <text:p>36.9113924050633</text:p>
          </table:table-cell>
          <table:table-cell table:formula="of:=[.AC269]/[.AD269]" office:value-type="float" office:value="39.5" calcext:value-type="float">
            <text:p>39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Maximili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270]+[.C270]+[.D270]+[.E270]-23" office:value-type="float" office:value="30" calcext:value-type="float">
            <text:p>3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70]+[.O270]*2" office:value-type="float" office:value="62" calcext:value-type="float">
            <text:p>62</text:p>
          </table:table-cell>
          <table:table-cell/>
          <table:table-cell table:formula="of:=MAX(2*[.$L270]; 25*[.$R270]+[.$K270];15*[.$Q270]+[.$M270])-10*[.$P270]-0.5*MAX([.$H270];[.$I270];[.$J270])-5*[.$O270]-[.$B270]" office:value-type="float" office:value="-95" calcext:value-type="float">
            <text:p>-95</text:p>
          </table:table-cell>
          <table:table-cell table:number-columns-repeated="2"/>
          <table:table-cell table:style-name="ce17" table:formula="of:=((([.$F270]+8)^2)/5)*10" office:value-type="float" office:value="2888" calcext:value-type="float">
            <text:p>2888</text:p>
          </table:table-cell>
          <table:table-cell table:formula="of:=((([.$F270]+8)*2)^2)/([.$F270]+60)" office:value-type="float" office:value="64.1777777777778" calcext:value-type="float">
            <text:p>64.1777777777778</text:p>
          </table:table-cell>
          <table:table-cell table:formula="of:=[.AC270]/[.AD270]" office:value-type="float" office:value="45" calcext:value-type="float">
            <text:p>4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Maximus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71]+[.C271]+[.D271]+[.E271]-23" office:value-type="float" office:value="40" calcext:value-type="float">
            <text:p>4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71]+[.O271]*2" office:value-type="float" office:value="74" calcext:value-type="float">
            <text:p>74</text:p>
          </table:table-cell>
          <table:table-cell/>
          <table:table-cell table:formula="of:=MAX(2*[.$L271]; 25*[.$R271]+[.$K271];15*[.$Q271]+[.$M271])-10*[.$P271]-0.5*MAX([.$H271];[.$I271];[.$J271])-5*[.$O271]-[.$B271]" office:value-type="float" office:value="-126" calcext:value-type="float">
            <text:p>-126</text:p>
          </table:table-cell>
          <table:table-cell table:number-columns-repeated="2"/>
          <table:table-cell table:style-name="ce17" table:formula="of:=((([.$F271]+8)^2)/5)*10" office:value-type="float" office:value="4608" calcext:value-type="float">
            <text:p>4608</text:p>
          </table:table-cell>
          <table:table-cell table:formula="of:=((([.$F271]+8)*2)^2)/([.$F271]+60)" office:value-type="float" office:value="92.16" calcext:value-type="float">
            <text:p>92.16</text:p>
          </table:table-cell>
          <table:table-cell table:formula="of:=[.AC271]/[.AD271]" office:value-type="float" office:value="50" calcext:value-type="float">
            <text:p>50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Geal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72]+[.C272]+[.D272]+[.E272]-23" office:value-type="float" office:value="18" calcext:value-type="float">
            <text:p>18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72]+[.O272]*2" office:value-type="float" office:value="46" calcext:value-type="float">
            <text:p>46</text:p>
          </table:table-cell>
          <table:table-cell/>
          <table:table-cell table:formula="of:=MAX(2*[.$L272]; 25*[.$R272]+[.$K272];15*[.$Q272]+[.$M272])-10*[.$P272]-0.5*MAX([.$H272];[.$I272];[.$J272])-5*[.$O272]-[.$B272]" office:value-type="float" office:value="-54" calcext:value-type="float">
            <text:p>-54</text:p>
          </table:table-cell>
          <table:table-cell table:number-columns-repeated="2"/>
          <table:table-cell table:style-name="ce17" table:formula="of:=((([.$F272]+8)^2)/5)*10" office:value-type="float" office:value="1352" calcext:value-type="float">
            <text:p>1352</text:p>
          </table:table-cell>
          <table:table-cell table:formula="of:=((([.$F272]+8)*2)^2)/([.$F272]+60)" office:value-type="float" office:value="34.6666666666667" calcext:value-type="float">
            <text:p>34.6666666666667</text:p>
          </table:table-cell>
          <table:table-cell table:formula="of:=[.AC272]/[.AD272]" office:value-type="float" office:value="39" calcext:value-type="float">
            <text:p>39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Lixe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273]+[.C273]+[.D273]+[.E273]-23" office:value-type="float" office:value="31" calcext:value-type="float">
            <text:p>3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73]+[.O273]*2" office:value-type="float" office:value="54" calcext:value-type="float">
            <text:p>54</text:p>
          </table:table-cell>
          <table:table-cell/>
          <table:table-cell table:formula="of:=MAX(2*[.$L273]; 25*[.$R273]+[.$K273];15*[.$Q273]+[.$M273])-10*[.$P273]-0.5*MAX([.$H273];[.$I273];[.$J273])-5*[.$O273]-[.$B273]" office:value-type="float" office:value="-78" calcext:value-type="float">
            <text:p>-78</text:p>
          </table:table-cell>
          <table:table-cell table:number-columns-repeated="2"/>
          <table:table-cell table:style-name="ce17" table:formula="of:=((([.$F273]+8)^2)/5)*10" office:value-type="float" office:value="3042" calcext:value-type="float">
            <text:p>3042</text:p>
          </table:table-cell>
          <table:table-cell table:formula="of:=((([.$F273]+8)*2)^2)/([.$F273]+60)" office:value-type="float" office:value="66.8571428571429" calcext:value-type="float">
            <text:p>66.8571428571429</text:p>
          </table:table-cell>
          <table:table-cell table:formula="of:=[.AC273]/[.AD273]" office:value-type="float" office:value="45.5" calcext:value-type="float">
            <text:p>45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Aethrod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[.B274]+[.C274]+[.D274]+[.E274]-23" office:value-type="float" office:value="43" calcext:value-type="float">
            <text:p>4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74]+[.O274]*2" office:value-type="float" office:value="63" calcext:value-type="float">
            <text:p>63</text:p>
          </table:table-cell>
          <table:table-cell/>
          <table:table-cell table:formula="of:=MAX(2*[.$L274]; 25*[.$R274]+[.$K274];15*[.$Q274]+[.$M274])-10*[.$P274]-0.5*MAX([.$H274];[.$I274];[.$J274])-5*[.$O274]-[.$B274]" office:value-type="float" office:value="72" calcext:value-type="float">
            <text:p>72</text:p>
          </table:table-cell>
          <table:table-cell table:number-columns-repeated="2"/>
          <table:table-cell table:style-name="ce17" table:formula="of:=((([.$F274]+8)^2)/5)*10" office:value-type="float" office:value="5202" calcext:value-type="float">
            <text:p>5202</text:p>
          </table:table-cell>
          <table:table-cell table:formula="of:=((([.$F274]+8)*2)^2)/([.$F274]+60)" office:value-type="float" office:value="101.009708737864" calcext:value-type="float">
            <text:p>101.009708737864</text:p>
          </table:table-cell>
          <table:table-cell table:formula="of:=[.AC274]/[.AD274]" office:value-type="float" office:value="51.5" calcext:value-type="float">
            <text:p>51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Li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75]+[.C275]+[.D275]+[.E275]-23" office:value-type="float" office:value="16" calcext:value-type="float">
            <text:p>16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75]+[.O275]*2" office:value-type="float" office:value="44" calcext:value-type="float">
            <text:p>44</text:p>
          </table:table-cell>
          <table:table-cell/>
          <table:table-cell table:formula="of:=MAX(2*[.$L275]; 25*[.$R275]+[.$K275];15*[.$Q275]+[.$M275])-10*[.$P275]-0.5*MAX([.$H275];[.$I275];[.$J275])-5*[.$O275]-[.$B275]" office:value-type="float" office:value="-4" calcext:value-type="float">
            <text:p>-4</text:p>
          </table:table-cell>
          <table:table-cell table:number-columns-repeated="2"/>
          <table:table-cell table:style-name="ce17" table:formula="of:=((([.$F275]+8)^2)/5)*10" office:value-type="float" office:value="1152" calcext:value-type="float">
            <text:p>1152</text:p>
          </table:table-cell>
          <table:table-cell table:formula="of:=((([.$F275]+8)*2)^2)/([.$F275]+60)" office:value-type="float" office:value="30.3157894736842" calcext:value-type="float">
            <text:p>30.3157894736842</text:p>
          </table:table-cell>
          <table:table-cell table:formula="of:=[.AC275]/[.AD275]" office:value-type="float" office:value="38" calcext:value-type="float">
            <text:p>38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Aleshtu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76]+[.C276]+[.D276]+[.E276]-23" office:value-type="float" office:value="33" calcext:value-type="float">
            <text:p>33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276]+[.O276]*2" office:value-type="float" office:value="53" calcext:value-type="float">
            <text:p>53</text:p>
          </table:table-cell>
          <table:table-cell/>
          <table:table-cell table:formula="of:=MAX(2*[.$L276]; 25*[.$R276]+[.$K276];15*[.$Q276]+[.$M276])-10*[.$P276]-0.5*MAX([.$H276];[.$I276];[.$J276])-5*[.$O276]-[.$B276]" office:value-type="float" office:value="51" calcext:value-type="float">
            <text:p>51</text:p>
          </table:table-cell>
          <table:table-cell table:number-columns-repeated="2"/>
          <table:table-cell table:style-name="ce17" table:formula="of:=((([.$F276]+8)^2)/5)*10" office:value-type="float" office:value="3362" calcext:value-type="float">
            <text:p>3362</text:p>
          </table:table-cell>
          <table:table-cell table:formula="of:=((([.$F276]+8)*2)^2)/([.$F276]+60)" office:value-type="float" office:value="72.3010752688172" calcext:value-type="float">
            <text:p>72.3010752688172</text:p>
          </table:table-cell>
          <table:table-cell table:formula="of:=[.AC276]/[.AD276]" office:value-type="float" office:value="46.5" calcext:value-type="float">
            <text:p>46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Mancha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277]+[.C277]+[.D277]+[.E277]-23" office:value-type="float" office:value="45" calcext:value-type="float">
            <text:p>4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277]+[.O277]*2" office:value-type="float" office:value="60" calcext:value-type="float">
            <text:p>60</text:p>
          </table:table-cell>
          <table:table-cell/>
          <table:table-cell table:formula="of:=MAX(2*[.$L277]; 25*[.$R277]+[.$K277];15*[.$Q277]+[.$M277])-10*[.$P277]-0.5*MAX([.$H277];[.$I277];[.$J277])-5*[.$O277]-[.$B277]" office:value-type="float" office:value="-97" calcext:value-type="float">
            <text:p>-97</text:p>
          </table:table-cell>
          <table:table-cell table:number-columns-repeated="2"/>
          <table:table-cell table:style-name="ce17" table:formula="of:=((([.$F277]+8)^2)/5)*10" office:value-type="float" office:value="5618" calcext:value-type="float">
            <text:p>5618</text:p>
          </table:table-cell>
          <table:table-cell table:formula="of:=((([.$F277]+8)*2)^2)/([.$F277]+60)" office:value-type="float" office:value="107.009523809524" calcext:value-type="float">
            <text:p>107.009523809524</text:p>
          </table:table-cell>
          <table:table-cell table:formula="of:=[.AC277]/[.AD277]" office:value-type="float" office:value="52.5" calcext:value-type="float">
            <text:p>52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Uldin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278]+[.C278]+[.D278]+[.E278]-23" office:value-type="float" office:value="18" calcext:value-type="float">
            <text:p>1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78]+[.O278]*2" office:value-type="float" office:value="50" calcext:value-type="float">
            <text:p>50</text:p>
          </table:table-cell>
          <table:table-cell/>
          <table:table-cell table:formula="of:=MAX(2*[.$L278]; 25*[.$R278]+[.$K278];15*[.$Q278]+[.$M278])-10*[.$P278]-0.5*MAX([.$H278];[.$I278];[.$J278])-5*[.$O278]-[.$B278]" office:value-type="float" office:value="-26" calcext:value-type="float">
            <text:p>-26</text:p>
          </table:table-cell>
          <table:table-cell table:number-columns-repeated="2"/>
          <table:table-cell table:style-name="ce17" table:formula="of:=((([.$F278]+8)^2)/5)*10" office:value-type="float" office:value="1352" calcext:value-type="float">
            <text:p>1352</text:p>
          </table:table-cell>
          <table:table-cell table:formula="of:=((([.$F278]+8)*2)^2)/([.$F278]+60)" office:value-type="float" office:value="34.6666666666667" calcext:value-type="float">
            <text:p>34.6666666666667</text:p>
          </table:table-cell>
          <table:table-cell table:formula="of:=[.AC278]/[.AD278]" office:value-type="float" office:value="39" calcext:value-type="float">
            <text:p>39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Uthred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79]+[.C279]+[.D279]+[.E279]-23" office:value-type="float" office:value="27" calcext:value-type="float">
            <text:p>27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79]+[.O279]*2" office:value-type="float" office:value="57" calcext:value-type="float">
            <text:p>57</text:p>
          </table:table-cell>
          <table:table-cell/>
          <table:table-cell table:formula="of:=MAX(2*[.$L279]; 25*[.$R279]+[.$K279];15*[.$Q279]+[.$M279])-10*[.$P279]-0.5*MAX([.$H279];[.$I279];[.$J279])-5*[.$O279]-[.$B279]" office:value-type="float" office:value="81" calcext:value-type="float">
            <text:p>81</text:p>
          </table:table-cell>
          <table:table-cell table:number-columns-repeated="2"/>
          <table:table-cell table:style-name="ce17" table:formula="of:=((([.$F279]+8)^2)/5)*10" office:value-type="float" office:value="2450" calcext:value-type="float">
            <text:p>2450</text:p>
          </table:table-cell>
          <table:table-cell table:formula="of:=((([.$F279]+8)*2)^2)/([.$F279]+60)" office:value-type="float" office:value="56.3218390804598" calcext:value-type="float">
            <text:p>56.3218390804598</text:p>
          </table:table-cell>
          <table:table-cell table:formula="of:=[.AC279]/[.AD279]" office:value-type="float" office:value="43.5" calcext:value-type="float">
            <text:p>43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Vlok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[.B280]+[.C280]+[.D280]+[.E280]-23" office:value-type="float" office:value="41" calcext:value-type="float">
            <text:p>41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80]+[.O280]*2" office:value-type="float" office:value="65" calcext:value-type="float">
            <text:p>65</text:p>
          </table:table-cell>
          <table:table-cell/>
          <table:table-cell table:formula="of:=MAX(2*[.$L280]; 25*[.$R280]+[.$K280];15*[.$Q280]+[.$M280])-10*[.$P280]-0.5*MAX([.$H280];[.$I280];[.$J280])-5*[.$O280]-[.$B280]" office:value-type="float" office:value="-118" calcext:value-type="float">
            <text:p>-118</text:p>
          </table:table-cell>
          <table:table-cell table:number-columns-repeated="2"/>
          <table:table-cell table:style-name="ce17" table:formula="of:=((([.$F280]+8)^2)/5)*10" office:value-type="float" office:value="4802" calcext:value-type="float">
            <text:p>4802</text:p>
          </table:table-cell>
          <table:table-cell table:formula="of:=((([.$F280]+8)*2)^2)/([.$F280]+60)" office:value-type="float" office:value="95.0891089108911" calcext:value-type="float">
            <text:p>95.0891089108911</text:p>
          </table:table-cell>
          <table:table-cell table:formula="of:=[.AC280]/[.AD280]" office:value-type="float" office:value="50.5" calcext:value-type="float">
            <text:p>50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Romulus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B281]+[.C281]+[.D281]+[.E281]-23" office:value-type="float" office:value="20" calcext:value-type="float">
            <text:p>2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81]+[.O281]*2" office:value-type="float" office:value="52" calcext:value-type="float">
            <text:p>52</text:p>
          </table:table-cell>
          <table:table-cell/>
          <table:table-cell table:formula="of:=MAX(2*[.$L281]; 25*[.$R281]+[.$K281];15*[.$Q281]+[.$M281])-10*[.$P281]-0.5*MAX([.$H281];[.$I281];[.$J281])-5*[.$O281]-[.$B281]" office:value-type="float" office:value="-73" calcext:value-type="float">
            <text:p>-73</text:p>
          </table:table-cell>
          <table:table-cell table:number-columns-repeated="2"/>
          <table:table-cell table:style-name="ce17" table:formula="of:=((([.$F281]+8)^2)/5)*10" office:value-type="float" office:value="1568" calcext:value-type="float">
            <text:p>1568</text:p>
          </table:table-cell>
          <table:table-cell table:formula="of:=((([.$F281]+8)*2)^2)/([.$F281]+60)" office:value-type="float" office:value="39.2" calcext:value-type="float">
            <text:p>39.2</text:p>
          </table:table-cell>
          <table:table-cell table:formula="of:=[.AC281]/[.AD281]" office:value-type="float" office:value="40" calcext:value-type="float">
            <text:p>40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Robin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282]+[.C282]+[.D282]+[.E282]-23" office:value-type="float" office:value="30" calcext:value-type="float">
            <text:p>3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82]+[.O282]*2" office:value-type="float" office:value="64" calcext:value-type="float">
            <text:p>64</text:p>
          </table:table-cell>
          <table:table-cell/>
          <table:table-cell table:formula="of:=MAX(2*[.$L282]; 25*[.$R282]+[.$K282];15*[.$Q282]+[.$M282])-10*[.$P282]-0.5*MAX([.$H282];[.$I282];[.$J282])-5*[.$O282]-[.$B282]" office:value-type="float" office:value="-97" calcext:value-type="float">
            <text:p>-97</text:p>
          </table:table-cell>
          <table:table-cell table:number-columns-repeated="2"/>
          <table:table-cell table:style-name="ce17" table:formula="of:=((([.$F282]+8)^2)/5)*10" office:value-type="float" office:value="2888" calcext:value-type="float">
            <text:p>2888</text:p>
          </table:table-cell>
          <table:table-cell table:formula="of:=((([.$F282]+8)*2)^2)/([.$F282]+60)" office:value-type="float" office:value="64.1777777777778" calcext:value-type="float">
            <text:p>64.1777777777778</text:p>
          </table:table-cell>
          <table:table-cell table:formula="of:=[.AC282]/[.AD282]" office:value-type="float" office:value="45" calcext:value-type="float">
            <text:p>4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Bunduk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B283]+[.C283]+[.D283]+[.E283]-23" office:value-type="float" office:value="44" calcext:value-type="float">
            <text:p>44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3]+[.O283]*2" office:value-type="float" office:value="79" calcext:value-type="float">
            <text:p>79</text:p>
          </table:table-cell>
          <table:table-cell/>
          <table:table-cell table:formula="of:=MAX(2*[.$L283]; 25*[.$R283]+[.$K283];15*[.$Q283]+[.$M283])-10*[.$P283]-0.5*MAX([.$H283];[.$I283];[.$J283])-5*[.$O283]-[.$B283]" office:value-type="float" office:value="-144" calcext:value-type="float">
            <text:p>-144</text:p>
          </table:table-cell>
          <table:table-cell table:number-columns-repeated="2"/>
          <table:table-cell table:style-name="ce17" table:formula="of:=((([.$F283]+8)^2)/5)*10" office:value-type="float" office:value="5408" calcext:value-type="float">
            <text:p>5408</text:p>
          </table:table-cell>
          <table:table-cell table:formula="of:=((([.$F283]+8)*2)^2)/([.$F283]+60)" office:value-type="float" office:value="104" calcext:value-type="float">
            <text:p>104</text:p>
          </table:table-cell>
          <table:table-cell table:formula="of:=[.AC283]/[.AD283]" office:value-type="float" office:value="52" calcext:value-type="float">
            <text:p>52</text:p>
          </table:table-cell>
          <table:table-cell table:number-columns-repeated="37"/>
        </table:table-row>
        <table:table-row table:style-name="ro2" table:number-rows-repeated="2">
          <table:table-cell table:number-columns-repeated="28"/>
          <table:table-cell table:style-name="ce17"/>
          <table:table-cell table:number-columns-repeated="39"/>
        </table:table-row>
        <table:table-row table:style-name="ro2">
          <table:table-cell table:style-name="ce4" office:value-type="string" calcext:value-type="string">
            <text:p>Bandit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 table:number-columns-repeated="3"/>
          <table:table-cell table:style-name="ce17"/>
          <table:table-cell table:number-columns-repeated="2"/>
          <table:table-cell table:style-name="ce4" table:number-columns-repeated="37"/>
        </table:table-row>
        <table:table-row table:style-name="ro2">
          <table:table-cell office:value-type="string" calcext:value-type="string">
            <text:p>Forest Bandi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87]+[.C287]+[.D287]+[.E287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87]+[.O287]*2" office:value-type="float" office:value="47" calcext:value-type="float">
            <text:p>47</text:p>
          </table:table-cell>
          <table:table-cell/>
          <table:table-cell table:formula="of:=MAX(2*[.$L287]; 25*[.$R287]+[.$K287];15*[.$Q287]+[.$M287])-10*[.$P287]-0.5*MAX([.$H287];[.$I287];[.$J287])-5*[.$O287]-[.$B287]" office:value-type="float" office:value="80" calcext:value-type="float">
            <text:p>80</text:p>
          </table:table-cell>
          <table:table-cell table:number-columns-repeated="2"/>
          <table:table-cell table:style-name="ce17" table:formula="of:=((([.$F287]+8)^2)/5)*10" office:value-type="float" office:value="968" calcext:value-type="float">
            <text:p>968</text:p>
          </table:table-cell>
          <table:table-cell table:formula="of:=((([.$F287]+8)*2)^2)/([.$F287]+60)" office:value-type="float" office:value="26.1621621621622" calcext:value-type="float">
            <text:p>26.1621621621622</text:p>
          </table:table-cell>
          <table:table-cell table:formula="of:=[.AC287]/[.AD287]" office:value-type="float" office:value="37" calcext:value-type="float">
            <text:p>37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Forest Ranger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B288]+[.C288]+[.D288]+[.E288]-23" office:value-type="float" office:value="14" calcext:value-type="float">
            <text:p>1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88]+[.O288]*2" office:value-type="float" office:value="44" calcext:value-type="float">
            <text:p>44</text:p>
          </table:table-cell>
          <table:table-cell/>
          <table:table-cell table:formula="of:=MAX(2*[.$L288]; 25*[.$R288]+[.$K288];15*[.$Q288]+[.$M288])-10*[.$P288]-0.5*MAX([.$H288];[.$I288];[.$J288])-5*[.$O288]-[.$B288]" office:value-type="float" office:value="126" calcext:value-type="float">
            <text:p>126</text:p>
          </table:table-cell>
          <table:table-cell table:number-columns-repeated="2"/>
          <table:table-cell table:style-name="ce17" table:formula="of:=((([.$F288]+8)^2)/5)*10" office:value-type="float" office:value="968" calcext:value-type="float">
            <text:p>968</text:p>
          </table:table-cell>
          <table:table-cell table:formula="of:=((([.$F288]+8)*2)^2)/([.$F288]+60)" office:value-type="float" office:value="26.1621621621622" calcext:value-type="float">
            <text:p>26.1621621621622</text:p>
          </table:table-cell>
          <table:table-cell table:formula="of:=[.AC288]/[.AD288]" office:value-type="float" office:value="37" calcext:value-type="float">
            <text:p>37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Forest Warrio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89]+[.C289]+[.D289]+[.E289]-23" office:value-type="float" office:value="20" calcext:value-type="float">
            <text:p>2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9]+[.O289]*2" office:value-type="float" office:value="53" calcext:value-type="float">
            <text:p>53</text:p>
          </table:table-cell>
          <table:table-cell/>
          <table:table-cell table:formula="of:=MAX(2*[.$L289]; 25*[.$R289]+[.$K289];15*[.$Q289]+[.$M289])-10*[.$P289]-0.5*MAX([.$H289];[.$I289];[.$J289])-5*[.$O289]-[.$B289]" office:value-type="float" office:value="-21.5" calcext:value-type="float">
            <text:p>-21.5</text:p>
          </table:table-cell>
          <table:table-cell table:number-columns-repeated="2"/>
          <table:table-cell table:style-name="ce17" table:formula="of:=((([.$F289]+8)^2)/5)*10" office:value-type="float" office:value="1568" calcext:value-type="float">
            <text:p>1568</text:p>
          </table:table-cell>
          <table:table-cell table:formula="of:=((([.$F289]+8)*2)^2)/([.$F289]+60)" office:value-type="float" office:value="39.2" calcext:value-type="float">
            <text:p>39.2</text:p>
          </table:table-cell>
          <table:table-cell table:formula="of:=[.AC289]/[.AD289]" office:value-type="float" office:value="40" calcext:value-type="float">
            <text:p>40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Forest Horsema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290]+[.C290]+[.D290]+[.E290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290]+[.O290]*2" office:value-type="float" office:value="45" calcext:value-type="float">
            <text:p>45</text:p>
          </table:table-cell>
          <table:table-cell/>
          <table:table-cell table:formula="of:=MAX(2*[.$L290]; 25*[.$R290]+[.$K290];15*[.$Q290]+[.$M290])-10*[.$P290]-0.5*MAX([.$H290];[.$I290];[.$J290])-5*[.$O290]-[.$B290]" office:value-type="float" office:value="92.5" calcext:value-type="float">
            <text:p>92.5</text:p>
          </table:table-cell>
          <table:table-cell table:number-columns-repeated="2"/>
          <table:table-cell table:style-name="ce17" table:formula="of:=((([.$F290]+8)^2)/5)*10" office:value-type="float" office:value="1058" calcext:value-type="float">
            <text:p>1058</text:p>
          </table:table-cell>
          <table:table-cell table:formula="of:=((([.$F290]+8)*2)^2)/([.$F290]+60)" office:value-type="float" office:value="28.2133333333333" calcext:value-type="float">
            <text:p>28.2133333333333</text:p>
          </table:table-cell>
          <table:table-cell table:formula="of:=[.AC290]/[.AD290]" office:value-type="float" office:value="37.5" calcext:value-type="float">
            <text:p>37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Forest Archer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B291]+[.C291]+[.D291]+[.E291]-23" office:value-type="float" office:value="19" calcext:value-type="float">
            <text:p>1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91]+[.O291]*2" office:value-type="float" office:value="45" calcext:value-type="float">
            <text:p>45</text:p>
          </table:table-cell>
          <table:table-cell/>
          <table:table-cell table:formula="of:=MAX(2*[.$L291]; 25*[.$R291]+[.$K291];15*[.$Q291]+[.$M291])-10*[.$P291]-0.5*MAX([.$H291];[.$I291];[.$J291])-5*[.$O291]-[.$B291]" office:value-type="float" office:value="145" calcext:value-type="float">
            <text:p>145</text:p>
          </table:table-cell>
          <table:table-cell table:number-columns-repeated="2"/>
          <table:table-cell table:style-name="ce17" table:formula="of:=((([.$F291]+8)^2)/5)*10" office:value-type="float" office:value="1458" calcext:value-type="float">
            <text:p>1458</text:p>
          </table:table-cell>
          <table:table-cell table:formula="of:=((([.$F291]+8)*2)^2)/([.$F291]+60)" office:value-type="float" office:value="36.9113924050633" calcext:value-type="float">
            <text:p>36.9113924050633</text:p>
          </table:table-cell>
          <table:table-cell table:formula="of:=[.AC291]/[.AD291]" office:value-type="float" office:value="39.5" calcext:value-type="float">
            <text:p>39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Forest Leader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92]+[.C292]+[.D292]+[.E292]-23" office:value-type="float" office:value="28" calcext:value-type="float">
            <text:p>2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92]+[.O292]*2" office:value-type="float" office:value="55" calcext:value-type="float">
            <text:p>55</text:p>
          </table:table-cell>
          <table:table-cell/>
          <table:table-cell table:formula="of:=MAX(2*[.$L292]; 25*[.$R292]+[.$K292];15*[.$Q292]+[.$M292])-10*[.$P292]-0.5*MAX([.$H292];[.$I292];[.$J292])-5*[.$O292]-[.$B292]" office:value-type="float" office:value="78.5" calcext:value-type="float">
            <text:p>78.5</text:p>
          </table:table-cell>
          <table:table-cell table:number-columns-repeated="2"/>
          <table:table-cell table:style-name="ce17" table:formula="of:=((([.$F292]+8)^2)/5)*10" office:value-type="float" office:value="2592" calcext:value-type="float">
            <text:p>2592</text:p>
          </table:table-cell>
          <table:table-cell table:formula="of:=((([.$F292]+8)*2)^2)/([.$F292]+60)" office:value-type="float" office:value="58.9090909090909" calcext:value-type="float">
            <text:p>58.9090909090909</text:p>
          </table:table-cell>
          <table:table-cell table:formula="of:=[.AC292]/[.AD292]" office:value-type="float" office:value="44" calcext:value-type="float">
            <text:p>44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Bandit Looter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93]+[.C293]+[.D293]+[.E293]-23" office:value-type="float" office:value="10" calcext:value-type="float">
            <text:p>10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93]+[.O293]*2" office:value-type="float" office:value="48" calcext:value-type="float">
            <text:p>48</text:p>
          </table:table-cell>
          <table:table-cell/>
          <table:table-cell table:formula="of:=MAX(2*[.$L293]; 25*[.$R293]+[.$K293];15*[.$Q293]+[.$M293])-10*[.$P293]-0.5*MAX([.$H293];[.$I293];[.$J293])-5*[.$O293]-[.$B293]" office:value-type="float" office:value="-11.5" calcext:value-type="float">
            <text:p>-11.5</text:p>
          </table:table-cell>
          <table:table-cell table:number-columns-repeated="2"/>
          <table:table-cell table:style-name="ce17" table:formula="of:=((([.$F293]+8)^2)/5)*10" office:value-type="float" office:value="648" calcext:value-type="float">
            <text:p>648</text:p>
          </table:table-cell>
          <table:table-cell table:formula="of:=((([.$F293]+8)*2)^2)/([.$F293]+60)" office:value-type="float" office:value="18.5142857142857" calcext:value-type="float">
            <text:p>18.5142857142857</text:p>
          </table:table-cell>
          <table:table-cell table:formula="of:=[.AC293]/[.AD293]" office:value-type="float" office:value="35" calcext:value-type="float">
            <text:p>3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Bandit Poacher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294]+[.C294]+[.D294]+[.E294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94]+[.O294]*2" office:value-type="float" office:value="45" calcext:value-type="float">
            <text:p>45</text:p>
          </table:table-cell>
          <table:table-cell/>
          <table:table-cell table:formula="of:=MAX(2*[.$L294]; 25*[.$R294]+[.$K294];15*[.$Q294]+[.$M294])-10*[.$P294]-0.5*MAX([.$H294];[.$I294];[.$J294])-5*[.$O294]-[.$B294]" office:value-type="float" office:value="57" calcext:value-type="float">
            <text:p>57</text:p>
          </table:table-cell>
          <table:table-cell table:number-columns-repeated="2"/>
          <table:table-cell table:style-name="ce17" table:formula="of:=((([.$F294]+8)^2)/5)*10" office:value-type="float" office:value="800" calcext:value-type="float">
            <text:p>800</text:p>
          </table:table-cell>
          <table:table-cell table:formula="of:=((([.$F294]+8)*2)^2)/([.$F294]+60)" office:value-type="float" office:value="22.2222222222222" calcext:value-type="float">
            <text:p>22.2222222222222</text:p>
          </table:table-cell>
          <table:table-cell table:formula="of:=[.AC294]/[.AD294]" office:value-type="float" office:value="36" calcext:value-type="float">
            <text:p>36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Bandit Ride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95]+[.C295]+[.D295]+[.E295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295]+[.O295]*2" office:value-type="float" office:value="49" calcext:value-type="float">
            <text:p>49</text:p>
          </table:table-cell>
          <table:table-cell/>
          <table:table-cell table:formula="of:=MAX(2*[.$L295]; 25*[.$R295]+[.$K295];15*[.$Q295]+[.$M295])-10*[.$P295]-0.5*MAX([.$H295];[.$I295];[.$J295])-5*[.$O295]-[.$B295]" office:value-type="float" office:value="-2.5" calcext:value-type="float">
            <text:p>-2.5</text:p>
          </table:table-cell>
          <table:table-cell table:number-columns-repeated="2"/>
          <table:table-cell table:style-name="ce17" table:formula="of:=((([.$F295]+8)^2)/5)*10" office:value-type="float" office:value="800" calcext:value-type="float">
            <text:p>800</text:p>
          </table:table-cell>
          <table:table-cell table:formula="of:=((([.$F295]+8)*2)^2)/([.$F295]+60)" office:value-type="float" office:value="22.2222222222222" calcext:value-type="float">
            <text:p>22.2222222222222</text:p>
          </table:table-cell>
          <table:table-cell table:formula="of:=[.AC295]/[.AD295]" office:value-type="float" office:value="36" calcext:value-type="float">
            <text:p>36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Bandit Marauder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296]+[.C296]+[.D296]+[.E296]-23" office:value-type="float" office:value="20" calcext:value-type="float">
            <text:p>20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96]+[.O296]*2" office:value-type="float" office:value="61" calcext:value-type="float">
            <text:p>61</text:p>
          </table:table-cell>
          <table:table-cell/>
          <table:table-cell table:formula="of:=MAX(2*[.$L296]; 25*[.$R296]+[.$K296];15*[.$Q296]+[.$M296])-10*[.$P296]-0.5*MAX([.$H296];[.$I296];[.$J296])-5*[.$O296]-[.$B296]" office:value-type="float" office:value="-38.5" calcext:value-type="float">
            <text:p>-38.5</text:p>
          </table:table-cell>
          <table:table-cell table:number-columns-repeated="2"/>
          <table:table-cell table:style-name="ce17" table:formula="of:=((([.$F296]+8)^2)/5)*10" office:value-type="float" office:value="1568" calcext:value-type="float">
            <text:p>1568</text:p>
          </table:table-cell>
          <table:table-cell table:formula="of:=((([.$F296]+8)*2)^2)/([.$F296]+60)" office:value-type="float" office:value="39.2" calcext:value-type="float">
            <text:p>39.2</text:p>
          </table:table-cell>
          <table:table-cell table:formula="of:=[.AC296]/[.AD296]" office:value-type="float" office:value="40" calcext:value-type="float">
            <text:p>40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Bandit Thug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97]+[.C297]+[.D297]+[.E297]-23" office:value-type="float" office:value="19" calcext:value-type="float">
            <text:p>19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97]+[.O297]*2" office:value-type="float" office:value="52" calcext:value-type="float">
            <text:p>52</text:p>
          </table:table-cell>
          <table:table-cell/>
          <table:table-cell table:formula="of:=MAX(2*[.$L297]; 25*[.$R297]+[.$K297];15*[.$Q297]+[.$M297])-10*[.$P297]-0.5*MAX([.$H297];[.$I297];[.$J297])-5*[.$O297]-[.$B297]" office:value-type="float" office:value="-13" calcext:value-type="float">
            <text:p>-13</text:p>
          </table:table-cell>
          <table:table-cell table:number-columns-repeated="2"/>
          <table:table-cell table:style-name="ce17" table:formula="of:=((([.$F297]+8)^2)/5)*10" office:value-type="float" office:value="1458" calcext:value-type="float">
            <text:p>1458</text:p>
          </table:table-cell>
          <table:table-cell table:formula="of:=((([.$F297]+8)*2)^2)/([.$F297]+60)" office:value-type="float" office:value="36.9113924050633" calcext:value-type="float">
            <text:p>36.9113924050633</text:p>
          </table:table-cell>
          <table:table-cell table:formula="of:=[.AC297]/[.AD297]" office:value-type="float" office:value="39.5" calcext:value-type="float">
            <text:p>39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Bandit Leader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298]+[.C298]+[.D298]+[.E298]-23" office:value-type="float" office:value="31" calcext:value-type="float">
            <text:p>3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98]+[.O298]*2" office:value-type="float" office:value="66" calcext:value-type="float">
            <text:p>66</text:p>
          </table:table-cell>
          <table:table-cell/>
          <table:table-cell table:formula="of:=MAX(2*[.$L298]; 25*[.$R298]+[.$K298];15*[.$Q298]+[.$M298])-10*[.$P298]-0.5*MAX([.$H298];[.$I298];[.$J298])-5*[.$O298]-[.$B298]" office:value-type="float" office:value="-54" calcext:value-type="float">
            <text:p>-54</text:p>
          </table:table-cell>
          <table:table-cell table:number-columns-repeated="2"/>
          <table:table-cell table:style-name="ce17" table:formula="of:=((([.$F298]+8)^2)/5)*10" office:value-type="float" office:value="3042" calcext:value-type="float">
            <text:p>3042</text:p>
          </table:table-cell>
          <table:table-cell table:formula="of:=((([.$F298]+8)*2)^2)/([.$F298]+60)" office:value-type="float" office:value="66.8571428571429" calcext:value-type="float">
            <text:p>66.8571428571429</text:p>
          </table:table-cell>
          <table:table-cell table:formula="of:=[.AC298]/[.AD298]" office:value-type="float" office:value="45.5" calcext:value-type="float">
            <text:p>45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Mountain Rider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99]+[.C299]+[.D299]+[.E299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299]+[.O299]*2" office:value-type="float" office:value="52" calcext:value-type="float">
            <text:p>52</text:p>
          </table:table-cell>
          <table:table-cell/>
          <table:table-cell table:formula="of:=MAX(2*[.$L299]; 25*[.$R299]+[.$K299];15*[.$Q299]+[.$M299])-10*[.$P299]-0.5*MAX([.$H299];[.$I299];[.$J299])-5*[.$O299]-[.$B299]" office:value-type="float" office:value="11.5" calcext:value-type="float">
            <text:p>11.5</text:p>
          </table:table-cell>
          <table:table-cell table:number-columns-repeated="2"/>
          <table:table-cell table:style-name="ce17" table:formula="of:=((([.$F299]+8)^2)/5)*10" office:value-type="float" office:value="578" calcext:value-type="float">
            <text:p>578</text:p>
          </table:table-cell>
          <table:table-cell table:formula="of:=((([.$F299]+8)*2)^2)/([.$F299]+60)" office:value-type="float" office:value="16.7536231884058" calcext:value-type="float">
            <text:p>16.7536231884058</text:p>
          </table:table-cell>
          <table:table-cell table:formula="of:=[.AC299]/[.AD299]" office:value-type="float" office:value="34.5" calcext:value-type="float">
            <text:p>34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Mountain Bandi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B300]+[.C300]+[.D300]+[.E300]-23" office:value-type="float" office:value="9" calcext:value-type="float">
            <text:p>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00]+[.O300]*2" office:value-type="float" office:value="51" calcext:value-type="float">
            <text:p>51</text:p>
          </table:table-cell>
          <table:table-cell/>
          <table:table-cell table:formula="of:=MAX(2*[.$L300]; 25*[.$R300]+[.$K300];15*[.$Q300]+[.$M300])-10*[.$P300]-0.5*MAX([.$H300];[.$I300];[.$J300])-5*[.$O300]-[.$B300]" office:value-type="float" office:value="2.5" calcext:value-type="float">
            <text:p>2.5</text:p>
          </table:table-cell>
          <table:table-cell table:number-columns-repeated="2"/>
          <table:table-cell table:style-name="ce17" table:formula="of:=((([.$F300]+8)^2)/5)*10" office:value-type="float" office:value="578" calcext:value-type="float">
            <text:p>578</text:p>
          </table:table-cell>
          <table:table-cell table:formula="of:=((([.$F300]+8)*2)^2)/([.$F300]+60)" office:value-type="float" office:value="16.7536231884058" calcext:value-type="float">
            <text:p>16.7536231884058</text:p>
          </table:table-cell>
          <table:table-cell table:formula="of:=[.AC300]/[.AD300]" office:value-type="float" office:value="34.5" calcext:value-type="float">
            <text:p>34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Mountain Warrior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01]+[.C301]+[.D301]+[.E301]-23" office:value-type="float" office:value="15" calcext:value-type="float">
            <text:p>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01]+[.O301]*2" office:value-type="float" office:value="58" calcext:value-type="float">
            <text:p>58</text:p>
          </table:table-cell>
          <table:table-cell/>
          <table:table-cell table:formula="of:=MAX(2*[.$L301]; 25*[.$R301]+[.$K301];15*[.$Q301]+[.$M301])-10*[.$P301]-0.5*MAX([.$H301];[.$I301];[.$J301])-5*[.$O301]-[.$B301]" office:value-type="float" office:value="-55.5" calcext:value-type="float">
            <text:p>-55.5</text:p>
          </table:table-cell>
          <table:table-cell table:number-columns-repeated="2"/>
          <table:table-cell table:style-name="ce17" table:formula="of:=((([.$F301]+8)^2)/5)*10" office:value-type="float" office:value="1058" calcext:value-type="float">
            <text:p>1058</text:p>
          </table:table-cell>
          <table:table-cell table:formula="of:=((([.$F301]+8)*2)^2)/([.$F301]+60)" office:value-type="float" office:value="28.2133333333333" calcext:value-type="float">
            <text:p>28.2133333333333</text:p>
          </table:table-cell>
          <table:table-cell table:formula="of:=[.AC301]/[.AD301]" office:value-type="float" office:value="37.5" calcext:value-type="float">
            <text:p>37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Mountain Raider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302]+[.C302]+[.D302]+[.E302]-23" office:value-type="float" office:value="21" calcext:value-type="float">
            <text:p>2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02]+[.O302]*2" office:value-type="float" office:value="55" calcext:value-type="float">
            <text:p>55</text:p>
          </table:table-cell>
          <table:table-cell/>
          <table:table-cell table:formula="of:=MAX(2*[.$L302]; 25*[.$R302]+[.$K302];15*[.$Q302]+[.$M302])-10*[.$P302]-0.5*MAX([.$H302];[.$I302];[.$J302])-5*[.$O302]-[.$B302]" office:value-type="float" office:value="61" calcext:value-type="float">
            <text:p>61</text:p>
          </table:table-cell>
          <table:table-cell table:number-columns-repeated="2"/>
          <table:table-cell table:style-name="ce17" table:formula="of:=((([.$F302]+8)^2)/5)*10" office:value-type="float" office:value="1682" calcext:value-type="float">
            <text:p>1682</text:p>
          </table:table-cell>
          <table:table-cell table:formula="of:=((([.$F302]+8)*2)^2)/([.$F302]+60)" office:value-type="float" office:value="41.5308641975309" calcext:value-type="float">
            <text:p>41.5308641975309</text:p>
          </table:table-cell>
          <table:table-cell table:formula="of:=[.AC302]/[.AD302]" office:value-type="float" office:value="40.5" calcext:value-type="float">
            <text:p>40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Mountain Hunter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03]+[.C303]+[.D303]+[.E303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03]+[.O303]*2" office:value-type="float" office:value="50" calcext:value-type="float">
            <text:p>50</text:p>
          </table:table-cell>
          <table:table-cell/>
          <table:table-cell table:formula="of:=MAX(2*[.$L303]; 25*[.$R303]+[.$K303];15*[.$Q303]+[.$M303])-10*[.$P303]-0.5*MAX([.$H303];[.$I303];[.$J303])-5*[.$O303]-[.$B303]" office:value-type="float" office:value="104" calcext:value-type="float">
            <text:p>104</text:p>
          </table:table-cell>
          <table:table-cell table:number-columns-repeated="2"/>
          <table:table-cell table:style-name="ce17" table:formula="of:=((([.$F303]+8)^2)/5)*10" office:value-type="float" office:value="800" calcext:value-type="float">
            <text:p>800</text:p>
          </table:table-cell>
          <table:table-cell table:formula="of:=((([.$F303]+8)*2)^2)/([.$F303]+60)" office:value-type="float" office:value="22.2222222222222" calcext:value-type="float">
            <text:p>22.2222222222222</text:p>
          </table:table-cell>
          <table:table-cell table:formula="of:=[.AC303]/[.AD303]" office:value-type="float" office:value="36" calcext:value-type="float">
            <text:p>36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Mountain Chieftain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304]+[.C304]+[.D304]+[.E304]-23" office:value-type="float" office:value="31" calcext:value-type="float">
            <text:p>3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04]+[.O304]*2" office:value-type="float" office:value="62" calcext:value-type="float">
            <text:p>62</text:p>
          </table:table-cell>
          <table:table-cell/>
          <table:table-cell table:formula="of:=MAX(2*[.$L304]; 25*[.$R304]+[.$K304];15*[.$Q304]+[.$M304])-10*[.$P304]-0.5*MAX([.$H304];[.$I304];[.$J304])-5*[.$O304]-[.$B304]" office:value-type="float" office:value="-4.5" calcext:value-type="float">
            <text:p>-4.5</text:p>
          </table:table-cell>
          <table:table-cell table:number-columns-repeated="2"/>
          <table:table-cell table:style-name="ce17" table:formula="of:=((([.$F304]+8)^2)/5)*10" office:value-type="float" office:value="3042" calcext:value-type="float">
            <text:p>3042</text:p>
          </table:table-cell>
          <table:table-cell table:formula="of:=((([.$F304]+8)*2)^2)/([.$F304]+60)" office:value-type="float" office:value="66.8571428571429" calcext:value-type="float">
            <text:p>66.8571428571429</text:p>
          </table:table-cell>
          <table:table-cell table:formula="of:=[.AC304]/[.AD304]" office:value-type="float" office:value="45.5" calcext:value-type="float">
            <text:p>45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Sea Raider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305]+[.C305]+[.D305]+[.E305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05]+[.O305]*2" office:value-type="float" office:value="53" calcext:value-type="float">
            <text:p>53</text:p>
          </table:table-cell>
          <table:table-cell/>
          <table:table-cell table:formula="of:=MAX(2*[.$L305]; 25*[.$R305]+[.$K305];15*[.$Q305]+[.$M305])-10*[.$P305]-0.5*MAX([.$H305];[.$I305];[.$J305])-5*[.$O305]-[.$B305]" office:value-type="float" office:value="48.5" calcext:value-type="float">
            <text:p>48.5</text:p>
          </table:table-cell>
          <table:table-cell table:number-columns-repeated="2"/>
          <table:table-cell table:style-name="ce17" table:formula="of:=((([.$F305]+8)^2)/5)*10" office:value-type="float" office:value="1352" calcext:value-type="float">
            <text:p>1352</text:p>
          </table:table-cell>
          <table:table-cell table:formula="of:=((([.$F305]+8)*2)^2)/([.$F305]+60)" office:value-type="float" office:value="34.6666666666667" calcext:value-type="float">
            <text:p>34.6666666666667</text:p>
          </table:table-cell>
          <table:table-cell table:formula="of:=[.AC305]/[.AD305]" office:value-type="float" office:value="39" calcext:value-type="float">
            <text:p>39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Sea Rider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06]+[.C306]+[.D306]+[.E306]-23" office:value-type="float" office:value="16" calcext:value-type="float">
            <text:p>1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06]+[.O306]*2" office:value-type="float" office:value="50" calcext:value-type="float">
            <text:p>50</text:p>
          </table:table-cell>
          <table:table-cell/>
          <table:table-cell table:formula="of:=MAX(2*[.$L306]; 25*[.$R306]+[.$K306];15*[.$Q306]+[.$M306])-10*[.$P306]-0.5*MAX([.$H306];[.$I306];[.$J306])-5*[.$O306]-[.$B306]" office:value-type="float" office:value="62" calcext:value-type="float">
            <text:p>62</text:p>
          </table:table-cell>
          <table:table-cell table:number-columns-repeated="2"/>
          <table:table-cell table:style-name="ce17" table:formula="of:=((([.$F306]+8)^2)/5)*10" office:value-type="float" office:value="1152" calcext:value-type="float">
            <text:p>1152</text:p>
          </table:table-cell>
          <table:table-cell table:formula="of:=((([.$F306]+8)*2)^2)/([.$F306]+60)" office:value-type="float" office:value="30.3157894736842" calcext:value-type="float">
            <text:p>30.3157894736842</text:p>
          </table:table-cell>
          <table:table-cell table:formula="of:=[.AC306]/[.AD306]" office:value-type="float" office:value="38" calcext:value-type="float">
            <text:p>38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Skull Crusher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307]+[.C307]+[.D307]+[.E307]-23" office:value-type="float" office:value="27" calcext:value-type="float">
            <text:p>2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07]+[.O307]*2" office:value-type="float" office:value="60" calcext:value-type="float">
            <text:p>60</text:p>
          </table:table-cell>
          <table:table-cell/>
          <table:table-cell table:formula="of:=MAX(2*[.$L307]; 25*[.$R307]+[.$K307];15*[.$Q307]+[.$M307])-10*[.$P307]-0.5*MAX([.$H307];[.$I307];[.$J307])-5*[.$O307]-[.$B307]" office:value-type="float" office:value="65.5" calcext:value-type="float">
            <text:p>65.5</text:p>
          </table:table-cell>
          <table:table-cell table:number-columns-repeated="2"/>
          <table:table-cell table:style-name="ce17" table:formula="of:=((([.$F307]+8)^2)/5)*10" office:value-type="float" office:value="2450" calcext:value-type="float">
            <text:p>2450</text:p>
          </table:table-cell>
          <table:table-cell table:formula="of:=((([.$F307]+8)*2)^2)/([.$F307]+60)" office:value-type="float" office:value="56.3218390804598" calcext:value-type="float">
            <text:p>56.3218390804598</text:p>
          </table:table-cell>
          <table:table-cell table:formula="of:=[.AC307]/[.AD307]" office:value-type="float" office:value="43.5" calcext:value-type="float">
            <text:p>43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Sea Hunt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08]+[.C308]+[.D308]+[.E308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08]+[.O308]*2" office:value-type="float" office:value="54" calcext:value-type="float">
            <text:p>54</text:p>
          </table:table-cell>
          <table:table-cell/>
          <table:table-cell table:formula="of:=MAX(2*[.$L308]; 25*[.$R308]+[.$K308];15*[.$Q308]+[.$M308])-10*[.$P308]-0.5*MAX([.$H308];[.$I308];[.$J308])-5*[.$O308]-[.$B308]" office:value-type="float" office:value="82.5" calcext:value-type="float">
            <text:p>82.5</text:p>
          </table:table-cell>
          <table:table-cell table:number-columns-repeated="2"/>
          <table:table-cell table:style-name="ce17" table:formula="of:=((([.$F308]+8)^2)/5)*10" office:value-type="float" office:value="1922" calcext:value-type="float">
            <text:p>1922</text:p>
          </table:table-cell>
          <table:table-cell table:formula="of:=((([.$F308]+8)*2)^2)/([.$F308]+60)" office:value-type="float" office:value="46.3132530120482" calcext:value-type="float">
            <text:p>46.3132530120482</text:p>
          </table:table-cell>
          <table:table-cell table:formula="of:=[.AC308]/[.AD308]" office:value-type="float" office:value="41.5" calcext:value-type="float">
            <text:p>41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Pillager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309]+[.C309]+[.D309]+[.E309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09]+[.O309]*2" office:value-type="float" office:value="55" calcext:value-type="float">
            <text:p>55</text:p>
          </table:table-cell>
          <table:table-cell/>
          <table:table-cell table:formula="of:=MAX(2*[.$L309]; 25*[.$R309]+[.$K309];15*[.$Q309]+[.$M309])-10*[.$P309]-0.5*MAX([.$H309];[.$I309];[.$J309])-5*[.$O309]-[.$B309]" office:value-type="float" office:value="16" calcext:value-type="float">
            <text:p>16</text:p>
          </table:table-cell>
          <table:table-cell table:number-columns-repeated="2"/>
          <table:table-cell table:style-name="ce17" table:formula="of:=((([.$F309]+8)^2)/5)*10" office:value-type="float" office:value="2048" calcext:value-type="float">
            <text:p>2048</text:p>
          </table:table-cell>
          <table:table-cell table:formula="of:=((([.$F309]+8)*2)^2)/([.$F309]+60)" office:value-type="float" office:value="48.7619047619048" calcext:value-type="float">
            <text:p>48.7619047619048</text:p>
          </table:table-cell>
          <table:table-cell table:formula="of:=[.AC309]/[.AD309]" office:value-type="float" office:value="42" calcext:value-type="float">
            <text:p>42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Sea Captain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10]+[.C310]+[.D310]+[.E310]-23" office:value-type="float" office:value="36" calcext:value-type="float">
            <text:p>3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10]+[.O310]*2" office:value-type="float" office:value="64" calcext:value-type="float">
            <text:p>64</text:p>
          </table:table-cell>
          <table:table-cell/>
          <table:table-cell table:formula="of:=MAX(2*[.$L310]; 25*[.$R310]+[.$K310];15*[.$Q310]+[.$M310])-10*[.$P310]-0.5*MAX([.$H310];[.$I310];[.$J310])-5*[.$O310]-[.$B310]" office:value-type="float" office:value="-11.5" calcext:value-type="float">
            <text:p>-11.5</text:p>
          </table:table-cell>
          <table:table-cell table:number-columns-repeated="2"/>
          <table:table-cell table:style-name="ce17" table:formula="of:=((([.$F310]+8)^2)/5)*10" office:value-type="float" office:value="3872" calcext:value-type="float">
            <text:p>3872</text:p>
          </table:table-cell>
          <table:table-cell table:formula="of:=((([.$F310]+8)*2)^2)/([.$F310]+60)" office:value-type="float" office:value="80.6666666666667" calcext:value-type="float">
            <text:p>80.6666666666667</text:p>
          </table:table-cell>
          <table:table-cell table:formula="of:=[.AC310]/[.AD310]" office:value-type="float" office:value="48" calcext:value-type="float">
            <text:p>48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Steppe Bandit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11]+[.C311]+[.D311]+[.E311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311]+[.O311]*2" office:value-type="float" office:value="44" calcext:value-type="float">
            <text:p>44</text:p>
          </table:table-cell>
          <table:table-cell/>
          <table:table-cell table:formula="of:=MAX(2*[.$L311]; 25*[.$R311]+[.$K311];15*[.$Q311]+[.$M311])-10*[.$P311]-0.5*MAX([.$H311];[.$I311];[.$J311])-5*[.$O311]-[.$B311]" office:value-type="float" office:value="98" calcext:value-type="float">
            <text:p>98</text:p>
          </table:table-cell>
          <table:table-cell table:number-columns-repeated="2"/>
          <table:table-cell table:style-name="ce17" table:formula="of:=((([.$F311]+8)^2)/5)*10" office:value-type="float" office:value="578" calcext:value-type="float">
            <text:p>578</text:p>
          </table:table-cell>
          <table:table-cell table:formula="of:=((([.$F311]+8)*2)^2)/([.$F311]+60)" office:value-type="float" office:value="16.7536231884058" calcext:value-type="float">
            <text:p>16.7536231884058</text:p>
          </table:table-cell>
          <table:table-cell table:formula="of:=[.AC311]/[.AD311]" office:value-type="float" office:value="34.5" calcext:value-type="float">
            <text:p>34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Steppe Rider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12]+[.C312]+[.D312]+[.E312]-23" office:value-type="float" office:value="13" calcext:value-type="float">
            <text:p>1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12]+[.O312]*2" office:value-type="float" office:value="48" calcext:value-type="float">
            <text:p>48</text:p>
          </table:table-cell>
          <table:table-cell/>
          <table:table-cell table:formula="of:=MAX(2*[.$L312]; 25*[.$R312]+[.$K312];15*[.$Q312]+[.$M312])-10*[.$P312]-0.5*MAX([.$H312];[.$I312];[.$J312])-5*[.$O312]-[.$B312]" office:value-type="float" office:value="6" calcext:value-type="float">
            <text:p>6</text:p>
          </table:table-cell>
          <table:table-cell table:number-columns-repeated="2"/>
          <table:table-cell table:style-name="ce17" table:formula="of:=((([.$F312]+8)^2)/5)*10" office:value-type="float" office:value="882" calcext:value-type="float">
            <text:p>882</text:p>
          </table:table-cell>
          <table:table-cell table:formula="of:=((([.$F312]+8)*2)^2)/([.$F312]+60)" office:value-type="float" office:value="24.1643835616438" calcext:value-type="float">
            <text:p>24.1643835616438</text:p>
          </table:table-cell>
          <table:table-cell table:formula="of:=[.AC312]/[.AD312]" office:value-type="float" office:value="36.5" calcext:value-type="float">
            <text:p>36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Steppe Lanc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13]+[.C313]+[.D313]+[.E313]-23" office:value-type="float" office:value="17" calcext:value-type="float">
            <text:p>1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13]+[.O313]*2" office:value-type="float" office:value="49" calcext:value-type="float">
            <text:p>49</text:p>
          </table:table-cell>
          <table:table-cell/>
          <table:table-cell table:formula="of:=MAX(2*[.$L313]; 25*[.$R313]+[.$K313];15*[.$Q313]+[.$M313])-10*[.$P313]-0.5*MAX([.$H313];[.$I313];[.$J313])-5*[.$O313]-[.$B313]" office:value-type="float" office:value="-30" calcext:value-type="float">
            <text:p>-30</text:p>
          </table:table-cell>
          <table:table-cell table:number-columns-repeated="2"/>
          <table:table-cell table:style-name="ce17" table:formula="of:=((([.$F313]+8)^2)/5)*10" office:value-type="float" office:value="1250" calcext:value-type="float">
            <text:p>1250</text:p>
          </table:table-cell>
          <table:table-cell table:formula="of:=((([.$F313]+8)*2)^2)/([.$F313]+60)" office:value-type="float" office:value="32.4675324675325" calcext:value-type="float">
            <text:p>32.4675324675325</text:p>
          </table:table-cell>
          <table:table-cell table:formula="of:=[.AC313]/[.AD313]" office:value-type="float" office:value="38.5" calcext:value-type="float">
            <text:p>38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Steppe Hunter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14]+[.C314]+[.D314]+[.E314]-23" office:value-type="float" office:value="13" calcext:value-type="float">
            <text:p>1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314]+[.O314]*2" office:value-type="float" office:value="43" calcext:value-type="float">
            <text:p>43</text:p>
          </table:table-cell>
          <table:table-cell/>
          <table:table-cell table:formula="of:=MAX(2*[.$L314]; 25*[.$R314]+[.$K314];15*[.$Q314]+[.$M314])-10*[.$P314]-0.5*MAX([.$H314];[.$I314];[.$J314])-5*[.$O314]-[.$B314]" office:value-type="float" office:value="132" calcext:value-type="float">
            <text:p>132</text:p>
          </table:table-cell>
          <table:table-cell table:number-columns-repeated="2"/>
          <table:table-cell table:style-name="ce17" table:formula="of:=((([.$F314]+8)^2)/5)*10" office:value-type="float" office:value="882" calcext:value-type="float">
            <text:p>882</text:p>
          </table:table-cell>
          <table:table-cell table:formula="of:=((([.$F314]+8)*2)^2)/([.$F314]+60)" office:value-type="float" office:value="24.1643835616438" calcext:value-type="float">
            <text:p>24.1643835616438</text:p>
          </table:table-cell>
          <table:table-cell table:formula="of:=[.AC314]/[.AD314]" office:value-type="float" office:value="36.5" calcext:value-type="float">
            <text:p>36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Steppe Archer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15]+[.C315]+[.D315]+[.E315]-23" office:value-type="float" office:value="11" calcext:value-type="float">
            <text:p>1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15]+[.O315]*2" office:value-type="float" office:value="44" calcext:value-type="float">
            <text:p>44</text:p>
          </table:table-cell>
          <table:table-cell/>
          <table:table-cell table:formula="of:=MAX(2*[.$L315]; 25*[.$R315]+[.$K315];15*[.$Q315]+[.$M315])-10*[.$P315]-0.5*MAX([.$H315];[.$I315];[.$J315])-5*[.$O315]-[.$B315]" office:value-type="float" office:value="118.5" calcext:value-type="float">
            <text:p>118.5</text:p>
          </table:table-cell>
          <table:table-cell table:number-columns-repeated="2"/>
          <table:table-cell table:style-name="ce17" table:formula="of:=((([.$F315]+8)^2)/5)*10" office:value-type="float" office:value="722" calcext:value-type="float">
            <text:p>722</text:p>
          </table:table-cell>
          <table:table-cell table:formula="of:=((([.$F315]+8)*2)^2)/([.$F315]+60)" office:value-type="float" office:value="20.3380281690141" calcext:value-type="float">
            <text:p>20.3380281690141</text:p>
          </table:table-cell>
          <table:table-cell table:formula="of:=[.AC315]/[.AD315]" office:value-type="float" office:value="35.5" calcext:value-type="float">
            <text:p>35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Steppe Chief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316]+[.C316]+[.D316]+[.E316]-23" office:value-type="float" office:value="29" calcext:value-type="float">
            <text:p>2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316]+[.O316]*2" office:value-type="float" office:value="53" calcext:value-type="float">
            <text:p>53</text:p>
          </table:table-cell>
          <table:table-cell/>
          <table:table-cell table:formula="of:=MAX(2*[.$L316]; 25*[.$R316]+[.$K316];15*[.$Q316]+[.$M316])-10*[.$P316]-0.5*MAX([.$H316];[.$I316];[.$J316])-5*[.$O316]-[.$B316]" office:value-type="float" office:value="111" calcext:value-type="float">
            <text:p>111</text:p>
          </table:table-cell>
          <table:table-cell table:number-columns-repeated="2"/>
          <table:table-cell table:style-name="ce17" table:formula="of:=((([.$F316]+8)^2)/5)*10" office:value-type="float" office:value="2738" calcext:value-type="float">
            <text:p>2738</text:p>
          </table:table-cell>
          <table:table-cell table:formula="of:=((([.$F316]+8)*2)^2)/([.$F316]+60)" office:value-type="float" office:value="61.5280898876405" calcext:value-type="float">
            <text:p>61.5280898876405</text:p>
          </table:table-cell>
          <table:table-cell table:formula="of:=[.AC316]/[.AD316]" office:value-type="float" office:value="44.5" calcext:value-type="float">
            <text:p>44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Tundra Bandit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17]+[.C317]+[.D317]+[.E317]-23" office:value-type="float" office:value="10" calcext:value-type="float">
            <text:p>10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17]+[.O317]*2" office:value-type="float" office:value="46" calcext:value-type="float">
            <text:p>46</text:p>
          </table:table-cell>
          <table:table-cell/>
          <table:table-cell table:formula="of:=MAX(2*[.$L317]; 25*[.$R317]+[.$K317];15*[.$Q317]+[.$M317])-10*[.$P317]-0.5*MAX([.$H317];[.$I317];[.$J317])-5*[.$O317]-[.$B317]" office:value-type="float" office:value="103.5" calcext:value-type="float">
            <text:p>103.5</text:p>
          </table:table-cell>
          <table:table-cell table:number-columns-repeated="2"/>
          <table:table-cell table:style-name="ce17" table:formula="of:=((([.$F317]+8)^2)/5)*10" office:value-type="float" office:value="648" calcext:value-type="float">
            <text:p>648</text:p>
          </table:table-cell>
          <table:table-cell table:formula="of:=((([.$F317]+8)*2)^2)/([.$F317]+60)" office:value-type="float" office:value="18.5142857142857" calcext:value-type="float">
            <text:p>18.5142857142857</text:p>
          </table:table-cell>
          <table:table-cell table:formula="of:=[.AC317]/[.AD317]" office:value-type="float" office:value="35" calcext:value-type="float">
            <text:p>3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Tundra Rider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18]+[.C318]+[.D318]+[.E318]-23" office:value-type="float" office:value="13" calcext:value-type="float">
            <text:p>1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318]+[.O318]*2" office:value-type="float" office:value="45" calcext:value-type="float">
            <text:p>45</text:p>
          </table:table-cell>
          <table:table-cell/>
          <table:table-cell table:formula="of:=MAX(2*[.$L318]; 25*[.$R318]+[.$K318];15*[.$Q318]+[.$M318])-10*[.$P318]-0.5*MAX([.$H318];[.$I318];[.$J318])-5*[.$O318]-[.$B318]" office:value-type="float" office:value="110" calcext:value-type="float">
            <text:p>110</text:p>
          </table:table-cell>
          <table:table-cell table:number-columns-repeated="2"/>
          <table:table-cell table:style-name="ce17" table:formula="of:=((([.$F318]+8)^2)/5)*10" office:value-type="float" office:value="882" calcext:value-type="float">
            <text:p>882</text:p>
          </table:table-cell>
          <table:table-cell table:formula="of:=((([.$F318]+8)*2)^2)/([.$F318]+60)" office:value-type="float" office:value="24.1643835616438" calcext:value-type="float">
            <text:p>24.1643835616438</text:p>
          </table:table-cell>
          <table:table-cell table:formula="of:=[.AC318]/[.AD318]" office:value-type="float" office:value="36.5" calcext:value-type="float">
            <text:p>36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Tundra Hunter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19]+[.C319]+[.D319]+[.E319]-23" office:value-type="float" office:value="14" calcext:value-type="float">
            <text:p>14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19]+[.O319]*2" office:value-type="float" office:value="44" calcext:value-type="float">
            <text:p>44</text:p>
          </table:table-cell>
          <table:table-cell/>
          <table:table-cell table:formula="of:=MAX(2*[.$L319]; 25*[.$R319]+[.$K319];15*[.$Q319]+[.$M319])-10*[.$P319]-0.5*MAX([.$H319];[.$I319];[.$J319])-5*[.$O319]-[.$B319]" office:value-type="float" office:value="128.5" calcext:value-type="float">
            <text:p>128.5</text:p>
          </table:table-cell>
          <table:table-cell table:number-columns-repeated="2"/>
          <table:table-cell table:style-name="ce17" table:formula="of:=((([.$F319]+8)^2)/5)*10" office:value-type="float" office:value="968" calcext:value-type="float">
            <text:p>968</text:p>
          </table:table-cell>
          <table:table-cell table:formula="of:=((([.$F319]+8)*2)^2)/([.$F319]+60)" office:value-type="float" office:value="26.1621621621622" calcext:value-type="float">
            <text:p>26.1621621621622</text:p>
          </table:table-cell>
          <table:table-cell table:formula="of:=[.AC319]/[.AD319]" office:value-type="float" office:value="37" calcext:value-type="float">
            <text:p>37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Taiga Bandit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320]+[.C320]+[.D320]+[.E320]-23" office:value-type="float" office:value="20" calcext:value-type="float">
            <text:p>2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20]+[.O320]*2" office:value-type="float" office:value="52" calcext:value-type="float">
            <text:p>52</text:p>
          </table:table-cell>
          <table:table-cell/>
          <table:table-cell table:formula="of:=MAX(2*[.$L320]; 25*[.$R320]+[.$K320];15*[.$Q320]+[.$M320])-10*[.$P320]-0.5*MAX([.$H320];[.$I320];[.$J320])-5*[.$O320]-[.$B320]" office:value-type="float" office:value="27" calcext:value-type="float">
            <text:p>27</text:p>
          </table:table-cell>
          <table:table-cell table:number-columns-repeated="2"/>
          <table:table-cell table:style-name="ce17" table:formula="of:=((([.$F320]+8)^2)/5)*10" office:value-type="float" office:value="1568" calcext:value-type="float">
            <text:p>1568</text:p>
          </table:table-cell>
          <table:table-cell table:formula="of:=((([.$F320]+8)*2)^2)/([.$F320]+60)" office:value-type="float" office:value="39.2" calcext:value-type="float">
            <text:p>39.2</text:p>
          </table:table-cell>
          <table:table-cell table:formula="of:=[.AC320]/[.AD320]" office:value-type="float" office:value="40" calcext:value-type="float">
            <text:p>40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Taiga Hunter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321]+[.C321]+[.D321]+[.E321]-23" office:value-type="float" office:value="21" calcext:value-type="float">
            <text:p>21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1]+[.O321]*2" office:value-type="float" office:value="49" calcext:value-type="float">
            <text:p>49</text:p>
          </table:table-cell>
          <table:table-cell/>
          <table:table-cell table:formula="of:=MAX(2*[.$L321]; 25*[.$R321]+[.$K321];15*[.$Q321]+[.$M321])-10*[.$P321]-0.5*MAX([.$H321];[.$I321];[.$J321])-5*[.$O321]-[.$B321]" office:value-type="float" office:value="115.5" calcext:value-type="float">
            <text:p>115.5</text:p>
          </table:table-cell>
          <table:table-cell table:number-columns-repeated="2"/>
          <table:table-cell table:style-name="ce17" table:formula="of:=((([.$F321]+8)^2)/5)*10" office:value-type="float" office:value="1682" calcext:value-type="float">
            <text:p>1682</text:p>
          </table:table-cell>
          <table:table-cell table:formula="of:=((([.$F321]+8)*2)^2)/([.$F321]+60)" office:value-type="float" office:value="41.5308641975309" calcext:value-type="float">
            <text:p>41.5308641975309</text:p>
          </table:table-cell>
          <table:table-cell table:formula="of:=[.AC321]/[.AD321]" office:value-type="float" office:value="40.5" calcext:value-type="float">
            <text:p>40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Taiga Chieftai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322]+[.C322]+[.D322]+[.E322]-23" office:value-type="float" office:value="34" calcext:value-type="float">
            <text:p>34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22]+[.O322]*2" office:value-type="float" office:value="57" calcext:value-type="float">
            <text:p>57</text:p>
          </table:table-cell>
          <table:table-cell/>
          <table:table-cell table:formula="of:=MAX(2*[.$L322]; 25*[.$R322]+[.$K322];15*[.$Q322]+[.$M322])-10*[.$P322]-0.5*MAX([.$H322];[.$I322];[.$J322])-5*[.$O322]-[.$B322]" office:value-type="float" office:value="101.5" calcext:value-type="float">
            <text:p>101.5</text:p>
          </table:table-cell>
          <table:table-cell table:number-columns-repeated="2"/>
          <table:table-cell table:style-name="ce17" table:formula="of:=((([.$F322]+8)^2)/5)*10" office:value-type="float" office:value="3528" calcext:value-type="float">
            <text:p>3528</text:p>
          </table:table-cell>
          <table:table-cell table:formula="of:=((([.$F322]+8)*2)^2)/([.$F322]+60)" office:value-type="float" office:value="75.063829787234" calcext:value-type="float">
            <text:p>75.063829787234</text:p>
          </table:table-cell>
          <table:table-cell table:formula="of:=[.AC322]/[.AD322]" office:value-type="float" office:value="47" calcext:value-type="float">
            <text:p>47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Desert Bandit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23]+[.C323]+[.D323]+[.E323]-23" office:value-type="float" office:value="8" calcext:value-type="float">
            <text:p>8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23]+[.O323]*2" office:value-type="float" office:value="44" calcext:value-type="float">
            <text:p>44</text:p>
          </table:table-cell>
          <table:table-cell/>
          <table:table-cell table:formula="of:=MAX(2*[.$L323]; 25*[.$R323]+[.$K323];15*[.$Q323]+[.$M323])-10*[.$P323]-0.5*MAX([.$H323];[.$I323];[.$J323])-5*[.$O323]-[.$B323]" office:value-type="float" office:value="46" calcext:value-type="float">
            <text:p>46</text:p>
          </table:table-cell>
          <table:table-cell table:number-columns-repeated="2"/>
          <table:table-cell table:style-name="ce17" table:formula="of:=((([.$F323]+8)^2)/5)*10" office:value-type="float" office:value="512" calcext:value-type="float">
            <text:p>512</text:p>
          </table:table-cell>
          <table:table-cell table:formula="of:=((([.$F323]+8)*2)^2)/([.$F323]+60)" office:value-type="float" office:value="15.0588235294118" calcext:value-type="float">
            <text:p>15.0588235294118</text:p>
          </table:table-cell>
          <table:table-cell table:formula="of:=[.AC323]/[.AD323]" office:value-type="float" office:value="34" calcext:value-type="float">
            <text:p>34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Desert Rider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24]+[.C324]+[.D324]+[.E324]-23" office:value-type="float" office:value="17" calcext:value-type="float">
            <text:p>1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24]+[.O324]*2" office:value-type="float" office:value="47" calcext:value-type="float">
            <text:p>47</text:p>
          </table:table-cell>
          <table:table-cell/>
          <table:table-cell table:formula="of:=MAX(2*[.$L324]; 25*[.$R324]+[.$K324];15*[.$Q324]+[.$M324])-10*[.$P324]-0.5*MAX([.$H324];[.$I324];[.$J324])-5*[.$O324]-[.$B324]" office:value-type="float" office:value="17.5" calcext:value-type="float">
            <text:p>17.5</text:p>
          </table:table-cell>
          <table:table-cell table:number-columns-repeated="2"/>
          <table:table-cell table:style-name="ce17" table:formula="of:=((([.$F324]+8)^2)/5)*10" office:value-type="float" office:value="1250" calcext:value-type="float">
            <text:p>1250</text:p>
          </table:table-cell>
          <table:table-cell table:formula="of:=((([.$F324]+8)*2)^2)/([.$F324]+60)" office:value-type="float" office:value="32.4675324675325" calcext:value-type="float">
            <text:p>32.4675324675325</text:p>
          </table:table-cell>
          <table:table-cell table:formula="of:=[.AC324]/[.AD324]" office:value-type="float" office:value="38.5" calcext:value-type="float">
            <text:p>38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Desert Hunter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325]+[.C325]+[.D325]+[.E325]-23" office:value-type="float" office:value="15" calcext:value-type="float">
            <text:p>15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25]+[.O325]*2" office:value-type="float" office:value="44" calcext:value-type="float">
            <text:p>44</text:p>
          </table:table-cell>
          <table:table-cell/>
          <table:table-cell table:formula="of:=MAX(2*[.$L325]; 25*[.$R325]+[.$K325];15*[.$Q325]+[.$M325])-10*[.$P325]-0.5*MAX([.$H325];[.$I325];[.$J325])-5*[.$O325]-[.$B325]" office:value-type="float" office:value="111" calcext:value-type="float">
            <text:p>111</text:p>
          </table:table-cell>
          <table:table-cell table:number-columns-repeated="2"/>
          <table:table-cell table:style-name="ce17" table:formula="of:=((([.$F325]+8)^2)/5)*10" office:value-type="float" office:value="1058" calcext:value-type="float">
            <text:p>1058</text:p>
          </table:table-cell>
          <table:table-cell table:formula="of:=((([.$F325]+8)*2)^2)/([.$F325]+60)" office:value-type="float" office:value="28.2133333333333" calcext:value-type="float">
            <text:p>28.2133333333333</text:p>
          </table:table-cell>
          <table:table-cell table:formula="of:=[.AC325]/[.AD325]" office:value-type="float" office:value="37.5" calcext:value-type="float">
            <text:p>37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Desert Nomad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326]+[.C326]+[.D326]+[.E326]-23" office:value-type="float" office:value="22" calcext:value-type="float">
            <text:p>2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26]+[.O326]*2" office:value-type="float" office:value="51" calcext:value-type="float">
            <text:p>51</text:p>
          </table:table-cell>
          <table:table-cell/>
          <table:table-cell table:formula="of:=MAX(2*[.$L326]; 25*[.$R326]+[.$K326];15*[.$Q326]+[.$M326])-10*[.$P326]-0.5*MAX([.$H326];[.$I326];[.$J326])-5*[.$O326]-[.$B326]" office:value-type="float" office:value="18" calcext:value-type="float">
            <text:p>18</text:p>
          </table:table-cell>
          <table:table-cell table:number-columns-repeated="2"/>
          <table:table-cell table:style-name="ce17" table:formula="of:=((([.$F326]+8)^2)/5)*10" office:value-type="float" office:value="1800" calcext:value-type="float">
            <text:p>1800</text:p>
          </table:table-cell>
          <table:table-cell table:formula="of:=((([.$F326]+8)*2)^2)/([.$F326]+60)" office:value-type="float" office:value="43.9024390243903" calcext:value-type="float">
            <text:p>43.9024390243903</text:p>
          </table:table-cell>
          <table:table-cell table:formula="of:=[.AC326]/[.AD326]" office:value-type="float" office:value="41" calcext:value-type="float">
            <text:p>41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Desert Marauder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27]+[.C327]+[.D327]+[.E327]-23" office:value-type="float" office:value="16" calcext:value-type="float">
            <text:p>1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327]+[.O327]*2" office:value-type="float" office:value="55" calcext:value-type="float">
            <text:p>55</text:p>
          </table:table-cell>
          <table:table-cell/>
          <table:table-cell table:formula="of:=MAX(2*[.$L327]; 25*[.$R327]+[.$K327];15*[.$Q327]+[.$M327])-10*[.$P327]-0.5*MAX([.$H327];[.$I327];[.$J327])-5*[.$O327]-[.$B327]" office:value-type="float" office:value="-22" calcext:value-type="float">
            <text:p>-22</text:p>
          </table:table-cell>
          <table:table-cell table:number-columns-repeated="2"/>
          <table:table-cell table:style-name="ce17" table:formula="of:=((([.$F327]+8)^2)/5)*10" office:value-type="float" office:value="1152" calcext:value-type="float">
            <text:p>1152</text:p>
          </table:table-cell>
          <table:table-cell table:formula="of:=((([.$F327]+8)*2)^2)/([.$F327]+60)" office:value-type="float" office:value="30.3157894736842" calcext:value-type="float">
            <text:p>30.3157894736842</text:p>
          </table:table-cell>
          <table:table-cell table:formula="of:=[.AC327]/[.AD327]" office:value-type="float" office:value="38" calcext:value-type="float">
            <text:p>38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Desert Chief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28]+[.C328]+[.D328]+[.E328]-23" office:value-type="float" office:value="32" calcext:value-type="float">
            <text:p>32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28]+[.O328]*2" office:value-type="float" office:value="59" calcext:value-type="float">
            <text:p>59</text:p>
          </table:table-cell>
          <table:table-cell/>
          <table:table-cell table:formula="of:=MAX(2*[.$L328]; 25*[.$R328]+[.$K328];15*[.$Q328]+[.$M328])-10*[.$P328]-0.5*MAX([.$H328];[.$I328];[.$J328])-5*[.$O328]-[.$B328]" office:value-type="float" office:value="6" calcext:value-type="float">
            <text:p>6</text:p>
          </table:table-cell>
          <table:table-cell table:number-columns-repeated="2"/>
          <table:table-cell table:style-name="ce17" table:formula="of:=((([.$F328]+8)^2)/5)*10" office:value-type="float" office:value="3200" calcext:value-type="float">
            <text:p>3200</text:p>
          </table:table-cell>
          <table:table-cell table:formula="of:=((([.$F328]+8)*2)^2)/([.$F328]+60)" office:value-type="float" office:value="69.5652173913043" calcext:value-type="float">
            <text:p>69.5652173913043</text:p>
          </table:table-cell>
          <table:table-cell table:formula="of:=[.AC328]/[.AD328]" office:value-type="float" office:value="46" calcext:value-type="float">
            <text:p>46</text:p>
          </table:table-cell>
          <table:table-cell table:number-columns-repeated="37"/>
        </table:table-row>
        <table:table-row table:style-name="ro2">
          <table:table-cell table:number-columns-repeated="28"/>
          <table:table-cell table:style-name="ce17"/>
          <table:table-cell table:number-columns-repeated="39"/>
        </table:table-row>
        <table:table-row table:style-name="ro2">
          <table:table-cell table:style-name="ce4" office:value-type="string" calcext:value-type="string">
            <text:p>Bodyguard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number-columns-repeated="4"/>
          <table:table-cell table:style-name="ce17"/>
          <table:table-cell table:number-columns-repeated="39"/>
        </table:table-row>
        <table:table-row table:style-name="ro2">
          <table:table-cell table:style-name="ce7" office:value-type="string" calcext:value-type="string">
            <text:p>Swadian Rider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formula="of:=[.B331]+[.C331]+[.D331]+[.E331]-23" office:value-type="float" office:value="23" calcext:value-type="float">
            <text:p>23</text:p>
          </table:table-cell>
          <table:table-cell table:style-name="ce11"/>
          <table:table-cell table:style-name="ce16" office:value-type="float" office:value="105" calcext:value-type="float">
            <text:p>10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0" calcext:value-type="float">
            <text:p>50</text:p>
          </table:table-cell>
          <table:table-cell table:style-name="ce16" office:value-type="float" office:value="50" calcext:value-type="float">
            <text:p>50</text:p>
          </table:table-cell>
          <table:table-cell table:style-name="ce16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3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table:number-columns-repeated="2"/>
          <table:table-cell table:formula="of:=35+[.B331]+[.O331]*2" office:value-type="float" office:value="54" calcext:value-type="float">
            <text:p>54</text:p>
          </table:table-cell>
          <table:table-cell/>
          <table:table-cell table:formula="of:=MAX(2*[.$L331]; 25*[.$R331]+[.$K331];15*[.$Q331]+[.$M331])-10*[.$P331]-0.5*MAX([.$H331];[.$I331];[.$J331])-5*[.$O331]-[.$B331]" office:value-type="float" office:value="-23" calcext:value-type="float">
            <text:p>-23</text:p>
          </table:table-cell>
          <table:table-cell table:number-columns-repeated="2"/>
          <table:table-cell table:style-name="ce17" table:formula="of:=((([.$F331]+8)^2)/5)*10" office:value-type="float" office:value="1922" calcext:value-type="float">
            <text:p>1922</text:p>
          </table:table-cell>
          <table:table-cell table:formula="of:=((([.$F331]+8)*2)^2)/([.$F331]+60)" office:value-type="float" office:value="46.3132530120482" calcext:value-type="float">
            <text:p>46.3132530120482</text:p>
          </table:table-cell>
          <table:table-cell table:formula="of:=[.AC331]/[.AD331]" office:value-type="float" office:value="41.5" calcext:value-type="float">
            <text:p>41.5</text:p>
          </table:table-cell>
          <table:table-cell table:style-name="ce7" table:number-columns-repeated="37"/>
        </table:table-row>
        <table:table-row table:style-name="ro2">
          <table:table-cell office:value-type="string" calcext:value-type="string">
            <text:p>Swadian Paladin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32]+[.C332]+[.D332]+[.E332]-23" office:value-type="float" office:value="40" calcext:value-type="float">
            <text:p>40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32]+[.O332]*2" office:value-type="float" office:value="71" calcext:value-type="float">
            <text:p>71</text:p>
          </table:table-cell>
          <table:table-cell/>
          <table:table-cell table:formula="of:=MAX(2*[.$L332]; 25*[.$R332]+[.$K332];15*[.$Q332]+[.$M332])-10*[.$P332]-0.5*MAX([.$H332];[.$I332];[.$J332])-5*[.$O332]-[.$B332]" office:value-type="float" office:value="-54.5" calcext:value-type="float">
            <text:p>-54.5</text:p>
          </table:table-cell>
          <table:table-cell table:number-columns-repeated="2"/>
          <table:table-cell table:style-name="ce17" table:formula="of:=((([.$F332]+8)^2)/5)*10" office:value-type="float" office:value="4608" calcext:value-type="float">
            <text:p>4608</text:p>
          </table:table-cell>
          <table:table-cell table:formula="of:=((([.$F332]+8)*2)^2)/([.$F332]+60)" office:value-type="float" office:value="92.16" calcext:value-type="float">
            <text:p>92.16</text:p>
          </table:table-cell>
          <table:table-cell table:formula="of:=[.AC332]/[.AD332]" office:value-type="float" office:value="50" calcext:value-type="float">
            <text:p>50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Swadian Marksman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33]+[.C333]+[.D333]+[.E333]-23"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33]+[.O333]*2" office:value-type="float" office:value="58" calcext:value-type="float">
            <text:p>58</text:p>
          </table:table-cell>
          <table:table-cell/>
          <table:table-cell table:formula="of:=MAX(2*[.$L333]; 25*[.$R333]+[.$K333];15*[.$Q333]+[.$M333])-10*[.$P333]-0.5*MAX([.$H333];[.$I333];[.$J333])-5*[.$O333]-[.$B333]" office:value-type="float" office:value="135" calcext:value-type="float">
            <text:p>135</text:p>
          </table:table-cell>
          <table:table-cell table:number-columns-repeated="2"/>
          <table:table-cell table:style-name="ce17" table:formula="of:=((([.$F333]+8)^2)/5)*10" office:value-type="float" office:value="2888" calcext:value-type="float">
            <text:p>2888</text:p>
          </table:table-cell>
          <table:table-cell table:formula="of:=((([.$F333]+8)*2)^2)/([.$F333]+60)" office:value-type="float" office:value="64.1777777777778" calcext:value-type="float">
            <text:p>64.1777777777778</text:p>
          </table:table-cell>
          <table:table-cell table:formula="of:=[.AC333]/[.AD333]" office:value-type="float" office:value="45" calcext:value-type="float">
            <text:p>4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Swadian King's Guard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34]+[.C334]+[.D334]+[.E334]-23" office:value-type="float" office:value="38" calcext:value-type="float">
            <text:p>38</text:p>
          </table:table-cell>
          <table:table-cell/>
          <table:table-cell table:number-columns-repeated="2"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34]+[.O334]*2" office:value-type="float" office:value="67" calcext:value-type="float">
            <text:p>67</text:p>
          </table:table-cell>
          <table:table-cell/>
          <table:table-cell table:formula="of:=MAX(2*[.$L334]; 25*[.$R334]+[.$K334];15*[.$Q334]+[.$M334])-10*[.$P334]-0.5*MAX([.$H334];[.$I334];[.$J334])-5*[.$O334]-[.$B334]" office:value-type="float" office:value="-40" calcext:value-type="float">
            <text:p>-40</text:p>
          </table:table-cell>
          <table:table-cell table:number-columns-repeated="2"/>
          <table:table-cell table:style-name="ce17" table:formula="of:=((([.$F334]+8)^2)/5)*10" office:value-type="float" office:value="4232" calcext:value-type="float">
            <text:p>4232</text:p>
          </table:table-cell>
          <table:table-cell table:formula="of:=((([.$F334]+8)*2)^2)/([.$F334]+60)" office:value-type="float" office:value="86.3673469387755" calcext:value-type="float">
            <text:p>86.3673469387755</text:p>
          </table:table-cell>
          <table:table-cell table:formula="of:=[.AC334]/[.AD334]" office:value-type="float" office:value="49" calcext:value-type="float">
            <text:p>49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Vaegir Camp Follow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35]+[.C335]+[.D335]+[.E335]-23" office:value-type="float" office:value="18" calcext:value-type="float">
            <text:p>1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335]+[.O335]*2" office:value-type="float" office:value="49" calcext:value-type="float">
            <text:p>49</text:p>
          </table:table-cell>
          <table:table-cell/>
          <table:table-cell table:formula="of:=MAX(2*[.$L335]; 25*[.$R335]+[.$K335];15*[.$Q335]+[.$M335])-10*[.$P335]-0.5*MAX([.$H335];[.$I335];[.$J335])-5*[.$O335]-[.$B335]" office:value-type="float" office:value="147.5" calcext:value-type="float">
            <text:p>147.5</text:p>
          </table:table-cell>
          <table:table-cell table:number-columns-repeated="2"/>
          <table:table-cell table:style-name="ce17" table:formula="of:=((([.$F335]+8)^2)/5)*10" office:value-type="float" office:value="1352" calcext:value-type="float">
            <text:p>1352</text:p>
          </table:table-cell>
          <table:table-cell table:formula="of:=((([.$F335]+8)*2)^2)/([.$F335]+60)" office:value-type="float" office:value="34.6666666666667" calcext:value-type="float">
            <text:p>34.6666666666667</text:p>
          </table:table-cell>
          <table:table-cell table:formula="of:=[.AC335]/[.AD335]" office:value-type="float" office:value="39" calcext:value-type="float">
            <text:p>39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Vaegir Vanguard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36]+[.C336]+[.D336]+[.E336]-23" office:value-type="float" office:value="39" calcext:value-type="float">
            <text:p>3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36]+[.O336]*2" office:value-type="float" office:value="65" calcext:value-type="float">
            <text:p>65</text:p>
          </table:table-cell>
          <table:table-cell/>
          <table:table-cell table:formula="of:=MAX(2*[.$L336]; 25*[.$R336]+[.$K336];15*[.$Q336]+[.$M336])-10*[.$P336]-0.5*MAX([.$H336];[.$I336];[.$J336])-5*[.$O336]-[.$B336]" office:value-type="float" office:value="-8" calcext:value-type="float">
            <text:p>-8</text:p>
          </table:table-cell>
          <table:table-cell table:number-columns-repeated="2"/>
          <table:table-cell table:style-name="ce17" table:formula="of:=((([.$F336]+8)^2)/5)*10" office:value-type="float" office:value="4418" calcext:value-type="float">
            <text:p>4418</text:p>
          </table:table-cell>
          <table:table-cell table:formula="of:=((([.$F336]+8)*2)^2)/([.$F336]+60)" office:value-type="float" office:value="89.2525252525252" calcext:value-type="float">
            <text:p>89.2525252525252</text:p>
          </table:table-cell>
          <table:table-cell table:formula="of:=[.AC336]/[.AD336]" office:value-type="float" office:value="49.5" calcext:value-type="float">
            <text:p>49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Vaegir Armoured Marksma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37]+[.C337]+[.D337]+[.E337]-23" office:value-type="float" office:value="36" calcext:value-type="float">
            <text:p>3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37]+[.O337]*2" office:value-type="float" office:value="57" calcext:value-type="float">
            <text:p>57</text:p>
          </table:table-cell>
          <table:table-cell/>
          <table:table-cell table:formula="of:=MAX(2*[.$L337]; 25*[.$R337]+[.$K337];15*[.$Q337]+[.$M337])-10*[.$P337]-0.5*MAX([.$H337];[.$I337];[.$J337])-5*[.$O337]-[.$B337]" office:value-type="float" office:value="174" calcext:value-type="float">
            <text:p>174</text:p>
          </table:table-cell>
          <table:table-cell table:number-columns-repeated="2"/>
          <table:table-cell table:style-name="ce17" table:formula="of:=((([.$F337]+8)^2)/5)*10" office:value-type="float" office:value="3872" calcext:value-type="float">
            <text:p>3872</text:p>
          </table:table-cell>
          <table:table-cell table:formula="of:=((([.$F337]+8)*2)^2)/([.$F337]+60)" office:value-type="float" office:value="80.6666666666667" calcext:value-type="float">
            <text:p>80.6666666666667</text:p>
          </table:table-cell>
          <table:table-cell table:formula="of:=[.AC337]/[.AD337]" office:value-type="float" office:value="48" calcext:value-type="float">
            <text:p>48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Vaegir Armoured Cavalry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B338]+[.C338]+[.D338]+[.E338]-23" office:value-type="float" office:value="36" calcext:value-type="float">
            <text:p>36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38]+[.O338]*2" office:value-type="float" office:value="63" calcext:value-type="float">
            <text:p>63</text:p>
          </table:table-cell>
          <table:table-cell/>
          <table:table-cell table:formula="of:=MAX(2*[.$L338]; 25*[.$R338]+[.$K338];15*[.$Q338]+[.$M338])-10*[.$P338]-0.5*MAX([.$H338];[.$I338];[.$J338])-5*[.$O338]-[.$B338]" office:value-type="float" office:value="-48" calcext:value-type="float">
            <text:p>-48</text:p>
          </table:table-cell>
          <table:table-cell table:number-columns-repeated="2"/>
          <table:table-cell table:style-name="ce17" table:formula="of:=((([.$F338]+8)^2)/5)*10" office:value-type="float" office:value="3872" calcext:value-type="float">
            <text:p>3872</text:p>
          </table:table-cell>
          <table:table-cell table:formula="of:=((([.$F338]+8)*2)^2)/([.$F338]+60)" office:value-type="float" office:value="80.6666666666667" calcext:value-type="float">
            <text:p>80.6666666666667</text:p>
          </table:table-cell>
          <table:table-cell table:formula="of:=[.AC338]/[.AD338]" office:value-type="float" office:value="48" calcext:value-type="float">
            <text:p>48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Vaegir Armoured Mounted Bowman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339]+[.C339]+[.D339]+[.E339]-23" office:value-type="float" office:value="37" calcext:value-type="float">
            <text:p>3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39]+[.O339]*2" office:value-type="float" office:value="56" calcext:value-type="float">
            <text:p>56</text:p>
          </table:table-cell>
          <table:table-cell/>
          <table:table-cell table:formula="of:=MAX(2*[.$L339]; 25*[.$R339]+[.$K339];15*[.$Q339]+[.$M339])-10*[.$P339]-0.5*MAX([.$H339];[.$I339];[.$J339])-5*[.$O339]-[.$B339]" office:value-type="float" office:value="142.5" calcext:value-type="float">
            <text:p>142.5</text:p>
          </table:table-cell>
          <table:table-cell table:number-columns-repeated="2"/>
          <table:table-cell table:style-name="ce17" table:formula="of:=((([.$F339]+8)^2)/5)*10" office:value-type="float" office:value="4050" calcext:value-type="float">
            <text:p>4050</text:p>
          </table:table-cell>
          <table:table-cell table:formula="of:=((([.$F339]+8)*2)^2)/([.$F339]+60)" office:value-type="float" office:value="83.5051546391753" calcext:value-type="float">
            <text:p>83.5051546391753</text:p>
          </table:table-cell>
          <table:table-cell table:formula="of:=[.AC339]/[.AD339]" office:value-type="float" office:value="48.5" calcext:value-type="float">
            <text:p>48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Khergit Armoured Horse Archer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40]+[.C340]+[.D340]+[.E340]-23" office:value-type="float" office:value="38" calcext:value-type="float">
            <text:p>3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40]+[.O340]*2" office:value-type="float" office:value="60" calcext:value-type="float">
            <text:p>60</text:p>
          </table:table-cell>
          <table:table-cell/>
          <table:table-cell table:formula="of:=MAX(2*[.$L340]; 25*[.$R340]+[.$K340];15*[.$Q340]+[.$M340])-10*[.$P340]-0.5*MAX([.$H340];[.$I340];[.$J340])-5*[.$O340]-[.$B340]" office:value-type="float" office:value="150.5" calcext:value-type="float">
            <text:p>150.5</text:p>
          </table:table-cell>
          <table:table-cell table:number-columns-repeated="2"/>
          <table:table-cell table:style-name="ce17" table:formula="of:=((([.$F340]+8)^2)/5)*10" office:value-type="float" office:value="4232" calcext:value-type="float">
            <text:p>4232</text:p>
          </table:table-cell>
          <table:table-cell table:formula="of:=((([.$F340]+8)*2)^2)/([.$F340]+60)" office:value-type="float" office:value="86.3673469387755" calcext:value-type="float">
            <text:p>86.3673469387755</text:p>
          </table:table-cell>
          <table:table-cell table:formula="of:=[.AC340]/[.AD340]" office:value-type="float" office:value="49" calcext:value-type="float">
            <text:p>49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Khergit Armoured Skirmisher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41]+[.C341]+[.D341]+[.E341]-23" office:value-type="float" office:value="39" calcext:value-type="float">
            <text:p>3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41]+[.O341]*2" office:value-type="float" office:value="63" calcext:value-type="float">
            <text:p>63</text:p>
          </table:table-cell>
          <table:table-cell/>
          <table:table-cell table:formula="of:=MAX(2*[.$L341]; 25*[.$R341]+[.$K341];15*[.$Q341]+[.$M341])-10*[.$P341]-0.5*MAX([.$H341];[.$I341];[.$J341])-5*[.$O341]-[.$B341]" office:value-type="float" office:value="102" calcext:value-type="float">
            <text:p>102</text:p>
          </table:table-cell>
          <table:table-cell table:number-columns-repeated="2"/>
          <table:table-cell table:style-name="ce17" table:formula="of:=((([.$F341]+8)^2)/5)*10" office:value-type="float" office:value="4418" calcext:value-type="float">
            <text:p>4418</text:p>
          </table:table-cell>
          <table:table-cell table:formula="of:=((([.$F341]+8)*2)^2)/([.$F341]+60)" office:value-type="float" office:value="89.2525252525252" calcext:value-type="float">
            <text:p>89.2525252525252</text:p>
          </table:table-cell>
          <table:table-cell table:formula="of:=[.AC341]/[.AD341]" office:value-type="float" office:value="49.5" calcext:value-type="float">
            <text:p>49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Khergit Armoured Infant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42]+[.C342]+[.D342]+[.E342]-23" office:value-type="float" office:value="36" calcext:value-type="float">
            <text:p>3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42]+[.O342]*2" office:value-type="float" office:value="62" calcext:value-type="float">
            <text:p>62</text:p>
          </table:table-cell>
          <table:table-cell/>
          <table:table-cell table:formula="of:=MAX(2*[.$L342]; 25*[.$R342]+[.$K342];15*[.$Q342]+[.$M342])-10*[.$P342]-0.5*MAX([.$H342];[.$I342];[.$J342])-5*[.$O342]-[.$B342]" office:value-type="float" office:value="-42" calcext:value-type="float">
            <text:p>-42</text:p>
          </table:table-cell>
          <table:table-cell table:number-columns-repeated="2"/>
          <table:table-cell table:style-name="ce17" table:formula="of:=((([.$F342]+8)^2)/5)*10" office:value-type="float" office:value="3872" calcext:value-type="float">
            <text:p>3872</text:p>
          </table:table-cell>
          <table:table-cell table:formula="of:=((([.$F342]+8)*2)^2)/([.$F342]+60)" office:value-type="float" office:value="80.6666666666667" calcext:value-type="float">
            <text:p>80.6666666666667</text:p>
          </table:table-cell>
          <table:table-cell table:formula="of:=[.AC342]/[.AD342]" office:value-type="float" office:value="48" calcext:value-type="float">
            <text:p>48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Nord Camp Follower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43]+[.C343]+[.D343]+[.E343]-23" office:value-type="float" office:value="16" calcext:value-type="float">
            <text:p>1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343]+[.O343]*2" office:value-type="float" office:value="53" calcext:value-type="float">
            <text:p>53</text:p>
          </table:table-cell>
          <table:table-cell/>
          <table:table-cell table:formula="of:=MAX(2*[.$L343]; 25*[.$R343]+[.$K343];15*[.$Q343]+[.$M343])-10*[.$P343]-0.5*MAX([.$H343];[.$I343];[.$J343])-5*[.$O343]-[.$B343]" office:value-type="float" office:value="18" calcext:value-type="float">
            <text:p>18</text:p>
          </table:table-cell>
          <table:table-cell table:number-columns-repeated="2"/>
          <table:table-cell table:style-name="ce17" table:formula="of:=((([.$F343]+8)^2)/5)*10" office:value-type="float" office:value="1152" calcext:value-type="float">
            <text:p>1152</text:p>
          </table:table-cell>
          <table:table-cell table:formula="of:=((([.$F343]+8)*2)^2)/([.$F343]+60)" office:value-type="float" office:value="30.3157894736842" calcext:value-type="float">
            <text:p>30.3157894736842</text:p>
          </table:table-cell>
          <table:table-cell table:formula="of:=[.AC343]/[.AD343]" office:value-type="float" office:value="38" calcext:value-type="float">
            <text:p>38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Nord Shield Maiden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44]+[.C344]+[.D344]+[.E344]-23" office:value-type="float" office:value="30" calcext:value-type="float">
            <text:p>3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44]+[.O344]*2" office:value-type="float" office:value="64" calcext:value-type="float">
            <text:p>64</text:p>
          </table:table-cell>
          <table:table-cell/>
          <table:table-cell table:formula="of:=MAX(2*[.$L344]; 25*[.$R344]+[.$K344];15*[.$Q344]+[.$M344])-10*[.$P344]-0.5*MAX([.$H344];[.$I344];[.$J344])-5*[.$O344]-[.$B344]" office:value-type="float" office:value="-67" calcext:value-type="float">
            <text:p>-67</text:p>
          </table:table-cell>
          <table:table-cell table:number-columns-repeated="2"/>
          <table:table-cell table:style-name="ce17" table:formula="of:=((([.$F344]+8)^2)/5)*10" office:value-type="float" office:value="2888" calcext:value-type="float">
            <text:p>2888</text:p>
          </table:table-cell>
          <table:table-cell table:formula="of:=((([.$F344]+8)*2)^2)/([.$F344]+60)" office:value-type="float" office:value="64.1777777777778" calcext:value-type="float">
            <text:p>64.1777777777778</text:p>
          </table:table-cell>
          <table:table-cell table:formula="of:=[.AC344]/[.AD344]" office:value-type="float" office:value="45" calcext:value-type="float">
            <text:p>4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Nord Companion Archer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45]+[.C345]+[.D345]+[.E345]-23" office:value-type="float" office:value="31" calcext:value-type="float">
            <text:p>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45]+[.O345]*2" office:value-type="float" office:value="57" calcext:value-type="float">
            <text:p>57</text:p>
          </table:table-cell>
          <table:table-cell/>
          <table:table-cell table:formula="of:=MAX(2*[.$L345]; 25*[.$R345]+[.$K345];15*[.$Q345]+[.$M345])-10*[.$P345]-0.5*MAX([.$H345];[.$I345];[.$J345])-5*[.$O345]-[.$B345]" office:value-type="float" office:value="134" calcext:value-type="float">
            <text:p>134</text:p>
          </table:table-cell>
          <table:table-cell table:number-columns-repeated="2"/>
          <table:table-cell table:style-name="ce17" table:formula="of:=((([.$F345]+8)^2)/5)*10" office:value-type="float" office:value="3042" calcext:value-type="float">
            <text:p>3042</text:p>
          </table:table-cell>
          <table:table-cell table:formula="of:=((([.$F345]+8)*2)^2)/([.$F345]+60)" office:value-type="float" office:value="66.8571428571429" calcext:value-type="float">
            <text:p>66.8571428571429</text:p>
          </table:table-cell>
          <table:table-cell table:formula="of:=[.AC345]/[.AD345]" office:value-type="float" office:value="45.5" calcext:value-type="float">
            <text:p>45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Nord Companion Caval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46]+[.C346]+[.D346]+[.E346]-23" office:value-type="float" office:value="33" calcext:value-type="float">
            <text:p>3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46]+[.O346]*2" office:value-type="float" office:value="58" calcext:value-type="float">
            <text:p>58</text:p>
          </table:table-cell>
          <table:table-cell/>
          <table:table-cell table:formula="of:=MAX(2*[.$L346]; 25*[.$R346]+[.$K346];15*[.$Q346]+[.$M346])-10*[.$P346]-0.5*MAX([.$H346];[.$I346];[.$J346])-5*[.$O346]-[.$B346]" office:value-type="float" office:value="-47" calcext:value-type="float">
            <text:p>-47</text:p>
          </table:table-cell>
          <table:table-cell table:number-columns-repeated="2"/>
          <table:table-cell table:style-name="ce17" table:formula="of:=((([.$F346]+8)^2)/5)*10" office:value-type="float" office:value="3362" calcext:value-type="float">
            <text:p>3362</text:p>
          </table:table-cell>
          <table:table-cell table:formula="of:=((([.$F346]+8)*2)^2)/([.$F346]+60)" office:value-type="float" office:value="72.3010752688172" calcext:value-type="float">
            <text:p>72.3010752688172</text:p>
          </table:table-cell>
          <table:table-cell table:formula="of:=[.AC346]/[.AD346]" office:value-type="float" office:value="46.5" calcext:value-type="float">
            <text:p>46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Nord Companion Spearman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B347]+[.C347]+[.D347]+[.E347]-23" office:value-type="float" office:value="38" calcext:value-type="float">
            <text:p>38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47]+[.O347]*2" office:value-type="float" office:value="67" calcext:value-type="float">
            <text:p>67</text:p>
          </table:table-cell>
          <table:table-cell/>
          <table:table-cell table:formula="of:=MAX(2*[.$L347]; 25*[.$R347]+[.$K347];15*[.$Q347]+[.$M347])-10*[.$P347]-0.5*MAX([.$H347];[.$I347];[.$J347])-5*[.$O347]-[.$B347]" office:value-type="float" office:value="-85" calcext:value-type="float">
            <text:p>-85</text:p>
          </table:table-cell>
          <table:table-cell table:number-columns-repeated="2"/>
          <table:table-cell table:style-name="ce17" table:formula="of:=((([.$F347]+8)^2)/5)*10" office:value-type="float" office:value="4232" calcext:value-type="float">
            <text:p>4232</text:p>
          </table:table-cell>
          <table:table-cell table:formula="of:=((([.$F347]+8)*2)^2)/([.$F347]+60)" office:value-type="float" office:value="86.3673469387755" calcext:value-type="float">
            <text:p>86.3673469387755</text:p>
          </table:table-cell>
          <table:table-cell table:formula="of:=[.AC347]/[.AD347]" office:value-type="float" office:value="49" calcext:value-type="float">
            <text:p>49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Nord Companion Infantry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48]+[.C348]+[.D348]+[.E348]-23" office:value-type="float" office:value="40" calcext:value-type="float">
            <text:p>4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48]+[.O348]*2" office:value-type="float" office:value="64" calcext:value-type="float">
            <text:p>64</text:p>
          </table:table-cell>
          <table:table-cell/>
          <table:table-cell table:formula="of:=MAX(2*[.$L348]; 25*[.$R348]+[.$K348];15*[.$Q348]+[.$M348])-10*[.$P348]-0.5*MAX([.$H348];[.$I348];[.$J348])-5*[.$O348]-[.$B348]" office:value-type="float" office:value="6" calcext:value-type="float">
            <text:p>6</text:p>
          </table:table-cell>
          <table:table-cell table:number-columns-repeated="2"/>
          <table:table-cell table:style-name="ce17" table:formula="of:=((([.$F348]+8)^2)/5)*10" office:value-type="float" office:value="4608" calcext:value-type="float">
            <text:p>4608</text:p>
          </table:table-cell>
          <table:table-cell table:formula="of:=((([.$F348]+8)*2)^2)/([.$F348]+60)" office:value-type="float" office:value="92.16" calcext:value-type="float">
            <text:p>92.16</text:p>
          </table:table-cell>
          <table:table-cell table:formula="of:=[.AC348]/[.AD348]" office:value-type="float" office:value="50" calcext:value-type="float">
            <text:p>50</text:p>
          </table:table-cell>
          <table:table-cell table:number-columns-repeated="37"/>
        </table:table-row>
        <table:table-row table:style-name="ro2">
          <table:table-cell table:style-name="ce8" office:value-type="string" calcext:value-type="string">
            <text:p>Rhodok Freemen</text:p>
          </table:table-cell>
          <table:table-cell table:number-columns-repeated="4"/>
          <table:table-cell table:formula="of:=[.B349]+[.C349]+[.D349]+[.E349]-23" office:value-type="float" office:value="-23" calcext:value-type="float">
            <text:p>-23</text:p>
          </table:table-cell>
          <table:table-cell table:number-columns-repeated="8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49]+[.O349]*2" office:value-type="float" office:value="45" calcext:value-type="float">
            <text:p>45</text:p>
          </table:table-cell>
          <table:table-cell/>
          <table:table-cell table:formula="of:=MAX(2*[.$L349]; 25*[.$R349]+[.$K349];15*[.$Q349]+[.$M349])-10*[.$P349]-0.5*MAX([.$H349];[.$I349];[.$J349])-5*[.$O349]-[.$B349]" office:value-type="float" office:value="-75" calcext:value-type="float">
            <text:p>-75</text:p>
          </table:table-cell>
          <table:table-cell table:number-columns-repeated="2"/>
          <table:table-cell table:style-name="ce17" table:formula="of:=((([.$F349]+8)^2)/5)*10" office:value-type="float" office:value="450" calcext:value-type="float">
            <text:p>450</text:p>
          </table:table-cell>
          <table:table-cell table:formula="of:=((([.$F349]+8)*2)^2)/([.$F349]+60)" office:value-type="float" office:value="24.3243243243243" calcext:value-type="float">
            <text:p>24.3243243243243</text:p>
          </table:table-cell>
          <table:table-cell table:formula="of:=[.AC349]/[.AD349]" office:value-type="float" office:value="18.5" calcext:value-type="float">
            <text:p>18.5</text:p>
          </table:table-cell>
          <table:table-cell table:number-columns-repeated="37"/>
        </table:table-row>
        <table:table-row table:style-name="ro2">
          <table:table-cell table:style-name="ce8" office:value-type="string" calcext:value-type="string">
            <text:p>Rhodok Blue Blood</text:p>
          </table:table-cell>
          <table:table-cell table:number-columns-repeated="4"/>
          <table:table-cell table:formula="of:=[.B350]+[.C350]+[.D350]+[.E350]-23" office:value-type="float" office:value="-23" calcext:value-type="float">
            <text:p>-2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50]+[.O350]*2" office:value-type="float" office:value="45" calcext:value-type="float">
            <text:p>45</text:p>
          </table:table-cell>
          <table:table-cell/>
          <table:table-cell table:formula="of:=MAX(2*[.$L350]; 25*[.$R350]+[.$K350];15*[.$Q350]+[.$M350])-10*[.$P350]-0.5*MAX([.$H350];[.$I350];[.$J350])-5*[.$O350]-[.$B350]" office:value-type="float" office:value="-65" calcext:value-type="float">
            <text:p>-65</text:p>
          </table:table-cell>
          <table:table-cell table:number-columns-repeated="2"/>
          <table:table-cell table:style-name="ce17" table:formula="of:=((([.$F350]+8)^2)/5)*10" office:value-type="float" office:value="450" calcext:value-type="float">
            <text:p>450</text:p>
          </table:table-cell>
          <table:table-cell table:formula="of:=((([.$F350]+8)*2)^2)/([.$F350]+60)" office:value-type="float" office:value="24.3243243243243" calcext:value-type="float">
            <text:p>24.3243243243243</text:p>
          </table:table-cell>
          <table:table-cell table:formula="of:=[.AC350]/[.AD350]" office:value-type="float" office:value="18.5" calcext:value-type="float">
            <text:p>18.5</text:p>
          </table:table-cell>
          <table:table-cell table:number-columns-repeated="37"/>
        </table:table-row>
        <table:table-row table:style-name="ro2">
          <table:table-cell table:style-name="ce8" office:value-type="string" calcext:value-type="string">
            <text:p>Rhodok Marksman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51]+[.C351]+[.D351]+[.E351]-23" office:value-type="float" office:value="37" calcext:value-type="float">
            <text:p>3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51]+[.O351]*2" office:value-type="float" office:value="64" calcext:value-type="float">
            <text:p>64</text:p>
          </table:table-cell>
          <table:table-cell/>
          <table:table-cell table:formula="of:=MAX(2*[.$L351]; 25*[.$R351]+[.$K351];15*[.$Q351]+[.$M351])-10*[.$P351]-0.5*MAX([.$H351];[.$I351];[.$J351])-5*[.$O351]-[.$B351]" office:value-type="float" office:value="111" calcext:value-type="float">
            <text:p>111</text:p>
          </table:table-cell>
          <table:table-cell table:number-columns-repeated="2"/>
          <table:table-cell table:style-name="ce17" table:formula="of:=((([.$F351]+8)^2)/5)*10" office:value-type="float" office:value="4050" calcext:value-type="float">
            <text:p>4050</text:p>
          </table:table-cell>
          <table:table-cell table:formula="of:=((([.$F351]+8)*2)^2)/([.$F351]+60)" office:value-type="float" office:value="83.5051546391753" calcext:value-type="float">
            <text:p>83.5051546391753</text:p>
          </table:table-cell>
          <table:table-cell table:formula="of:=[.AC351]/[.AD351]" office:value-type="float" office:value="48.5" calcext:value-type="float">
            <text:p>48.5</text:p>
          </table:table-cell>
          <table:table-cell table:number-columns-repeated="37"/>
        </table:table-row>
        <table:table-row table:style-name="ro2">
          <table:table-cell table:style-name="ce8" office:value-type="string" calcext:value-type="string">
            <text:p>Rhodok Knight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52]+[.C352]+[.D352]+[.E352]-23" office:value-type="float" office:value="38" calcext:value-type="float">
            <text:p>3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52]+[.O352]*2" office:value-type="float" office:value="72" calcext:value-type="float">
            <text:p>72</text:p>
          </table:table-cell>
          <table:table-cell/>
          <table:table-cell table:formula="of:=MAX(2*[.$L352]; 25*[.$R352]+[.$K352];15*[.$Q352]+[.$M352])-10*[.$P352]-0.5*MAX([.$H352];[.$I352];[.$J352])-5*[.$O352]-[.$B352]" office:value-type="float" office:value="-166" calcext:value-type="float">
            <text:p>-166</text:p>
          </table:table-cell>
          <table:table-cell table:number-columns-repeated="2"/>
          <table:table-cell table:style-name="ce17" table:formula="of:=((([.$F352]+8)^2)/5)*10" office:value-type="float" office:value="4232" calcext:value-type="float">
            <text:p>4232</text:p>
          </table:table-cell>
          <table:table-cell table:formula="of:=((([.$F352]+8)*2)^2)/([.$F352]+60)" office:value-type="float" office:value="86.3673469387755" calcext:value-type="float">
            <text:p>86.3673469387755</text:p>
          </table:table-cell>
          <table:table-cell table:formula="of:=[.AC352]/[.AD352]" office:value-type="float" office:value="49" calcext:value-type="float">
            <text:p>49</text:p>
          </table:table-cell>
          <table:table-cell table:number-columns-repeated="37"/>
        </table:table-row>
        <table:table-row table:style-name="ro2">
          <table:table-cell table:style-name="ce8" office:value-type="string" calcext:value-type="string">
            <text:p>Sarranid Armoured Horse Archer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53]+[.C353]+[.D353]+[.E353]-23" office:value-type="float" office:value="39" calcext:value-type="float">
            <text:p>3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53]+[.O353]*2" office:value-type="float" office:value="61" calcext:value-type="float">
            <text:p>61</text:p>
          </table:table-cell>
          <table:table-cell/>
          <table:table-cell table:formula="of:=MAX(2*[.$L353]; 25*[.$R353]+[.$K353];15*[.$Q353]+[.$M353])-10*[.$P353]-0.5*MAX([.$H353];[.$I353];[.$J353])-5*[.$O353]-[.$B353]" office:value-type="float" office:value="129.5" calcext:value-type="float">
            <text:p>129.5</text:p>
          </table:table-cell>
          <table:table-cell table:number-columns-repeated="2"/>
          <table:table-cell table:style-name="ce17" table:formula="of:=((([.$F353]+8)^2)/5)*10" office:value-type="float" office:value="4418" calcext:value-type="float">
            <text:p>4418</text:p>
          </table:table-cell>
          <table:table-cell table:formula="of:=((([.$F353]+8)*2)^2)/([.$F353]+60)" office:value-type="float" office:value="89.2525252525252" calcext:value-type="float">
            <text:p>89.2525252525252</text:p>
          </table:table-cell>
          <table:table-cell table:formula="of:=[.AC353]/[.AD353]" office:value-type="float" office:value="49.5" calcext:value-type="float">
            <text:p>49.5</text:p>
          </table:table-cell>
          <table:table-cell table:number-columns-repeated="37"/>
        </table:table-row>
        <table:table-row table:style-name="ro2">
          <table:table-cell table:style-name="ce8" office:value-type="string" calcext:value-type="string">
            <text:p>Sarranid Armoured Lancer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54]+[.C354]+[.D354]+[.E354]-23" office:value-type="float" office:value="41" calcext:value-type="float">
            <text:p>4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54]+[.O354]*2" office:value-type="float" office:value="67" calcext:value-type="float">
            <text:p>67</text:p>
          </table:table-cell>
          <table:table-cell/>
          <table:table-cell table:formula="of:=MAX(2*[.$L354]; 25*[.$R354]+[.$K354];15*[.$Q354]+[.$M354])-10*[.$P354]-0.5*MAX([.$H354];[.$I354];[.$J354])-5*[.$O354]-[.$B354]" office:value-type="float" office:value="-160" calcext:value-type="float">
            <text:p>-160</text:p>
          </table:table-cell>
          <table:table-cell table:number-columns-repeated="2"/>
          <table:table-cell table:style-name="ce17" table:formula="of:=((([.$F354]+8)^2)/5)*10" office:value-type="float" office:value="4802" calcext:value-type="float">
            <text:p>4802</text:p>
          </table:table-cell>
          <table:table-cell table:formula="of:=((([.$F354]+8)*2)^2)/([.$F354]+60)" office:value-type="float" office:value="95.0891089108911" calcext:value-type="float">
            <text:p>95.0891089108911</text:p>
          </table:table-cell>
          <table:table-cell table:formula="of:=[.AC354]/[.AD354]" office:value-type="float" office:value="50.5" calcext:value-type="float">
            <text:p>50.5</text:p>
          </table:table-cell>
          <table:table-cell table:number-columns-repeated="37"/>
        </table:table-row>
        <table:table-row table:style-name="ro2">
          <table:table-cell table:style-name="ce8" office:value-type="string" calcext:value-type="string">
            <text:p>Sarranid Armoured Infantry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55]+[.C355]+[.D355]+[.E355]-23" office:value-type="float" office:value="43" calcext:value-type="float">
            <text:p>43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355]+[.O355]*2" office:value-type="float" office:value="66" calcext:value-type="float">
            <text:p>66</text:p>
          </table:table-cell>
          <table:table-cell/>
          <table:table-cell table:formula="of:=MAX(2*[.$L355]; 25*[.$R355]+[.$K355];15*[.$Q355]+[.$M355])-10*[.$P355]-0.5*MAX([.$H355];[.$I355];[.$J355])-5*[.$O355]-[.$B355]" office:value-type="float" office:value="-146" calcext:value-type="float">
            <text:p>-146</text:p>
          </table:table-cell>
          <table:table-cell table:number-columns-repeated="2"/>
          <table:table-cell table:style-name="ce17" table:formula="of:=((([.$F355]+8)^2)/5)*10" office:value-type="float" office:value="5202" calcext:value-type="float">
            <text:p>5202</text:p>
          </table:table-cell>
          <table:table-cell table:formula="of:=((([.$F355]+8)*2)^2)/([.$F355]+60)" office:value-type="float" office:value="101.009708737864" calcext:value-type="float">
            <text:p>101.009708737864</text:p>
          </table:table-cell>
          <table:table-cell table:formula="of:=[.AC355]/[.AD355]" office:value-type="float" office:value="51.5" calcext:value-type="float">
            <text:p>51.5</text:p>
          </table:table-cell>
          <table:table-cell table:number-columns-repeated="37"/>
        </table:table-row>
        <table:table-row table:style-name="ro2" table:number-rows-repeated="1048196">
          <table:table-cell table:number-columns-repeated="68"/>
        </table:table-row>
        <table:table-row table:style-name="ro4" table:number-rows-repeated="24">
          <table:table-cell table:number-columns-repeated="68"/>
        </table:table-row>
        <table:table-row table:style-name="ro4">
          <table:table-cell table:number-columns-repeated="68"/>
        </table:table-row>
      </table:table>
      <table:table table:name="Sheet2" table:style-name="ta1">
        <table:table-column table:style-name="co22" table:default-cell-style-name="Default"/>
        <table:table-row table:style-name="ro3">
          <table:table-cell/>
        </table:table-row>
      </table:table>
      <table:named-expressions/>
      <table:database-ranges>
        <table:database-range table:name="Regular_Troops" table:target-range-address="Feuille1.A1:Feuille1.AF266" table:display-filter-buttons="true" table:on-update-keep-styles="true" table:on-update-keep-size="false">
          <table:filter>
            <table:filter-and>
              <table:filter-condition table:field-number="27" table:value="Levy" table:operator="="/>
            </table:filter-and>
          </table:filter>
          <table:sort>
            <table:sort-by table:field-number="31" table:data-type="automatic"/>
          </table:sort>
        </table:database-range>
        <table:database-range table:name="Troops" table:target-range-address="Feuille1.A1:Feuille1.AF355" table:on-update-keep-styles="true" table:on-update-keep-size="false" table:orientation="column"/>
        <table:database-range table:name="__Anonymous_Sheet_DB__0" table:target-range-address="Feuille1.A1:Feuille1.F11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Sylfaen" svg:font-family="Sylfaen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fo:background-color="transparent" loext:vertical-justify="auto"/>
      <style:paragraph-properties fo:text-align="center" css3t:text-justify="auto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4">00/00/0000</text:date>, <text:time style:data-style-name="N2" text:time-value="22:46:13.9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05-23T17:48:36.453000000</meta:creation-date>
    <dc:date>2024-08-14T22:46:27.245000000</dc:date>
    <meta:editing-duration>P1DT11H29M11S</meta:editing-duration>
    <meta:editing-cycles>471</meta:editing-cycles>
    <meta:generator>LibreOffice/7.1.5.2$Windows_X86_64 LibreOffice_project/85f04e9f809797b8199d13c421bd8a2b025d52b5</meta:generator>
    <meta:document-statistic meta:table-count="2" meta:cell-count="8080" meta:object-count="0"/>
  </office:meta>
</office:document-meta>
</file>